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mparison" table:style-name="ta1">
        <table:shapes>
          <draw:frame draw:z-index="0" draw:style-name="gr1" draw:text-style-name="P1" svg:width="19.081cm" svg:height="13.414cm" svg:x="24.614cm" svg:y="-0.006cm">
            <draw:object draw:notify-on-update-of-ranges="Comparison.E8:Comparison.E8 Comparison.E9:Comparison.E17 Comparison.F8:Comparison.F8 Comparison.F9:Comparison.F17 Comparison.G8:Comparison.G8 Comparison.G9:Comparison.G17 Comparison.H8:Comparison.H8 Comparison.H9:Comparison.H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035cm" svg:height="13.542cm" svg:x="28.325cm" svg:y="16.609cm">
            <draw:object draw:notify-on-update-of-ranges="Comparison.E21:Comparison.E21 Comparison.E22:Comparison.E30 Comparison.F21:Comparison.F21 Comparison.F22:Comparison.F30 Comparison.G21:Comparison.G21 Comparison.G22:Comparison.G30 Comparison.H21:Comparison.H21 Comparison.H22:Comparison.H30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18.787cm" svg:height="13.326cm" svg:x="3.433cm" svg:y="12.888cm">
            <draw:object draw:notify-on-update-of-ranges="Comparison.E36:Comparison.E36 Comparison.E37:Comparison.E45 Comparison.F36:Comparison.F36 Comparison.F37:Comparison.F45 Comparison.G36:Comparison.G36 Comparison.G37:Comparison.G45 Comparison.H36:Comparison.H36 Comparison.H37:Comparison.H4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18.871cm" svg:height="13.377cm" svg:x="28.075cm" svg:y="2.398cm">
            <draw:object draw:notify-on-update-of-ranges="Comparison.E8:Comparison.E8 Comparison.E9:Comparison.E17 Comparison.F8:Comparison.F8 Comparison.F9:Comparison.F17 Comparison.G8:Comparison.G8 Comparison.G9:Comparison.G17 Comparison.H8:Comparison.H8 Comparison.H9:Comparison.H17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ce2"/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2l compound, non-binary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distance threshold</text:p>
          </table:table-cell>
          <table:table-cell table:style-name="ce1" office:value-type="string" calcext:value-type="string">
            <text:p>Mtree</text:p>
          </table:table-cell>
          <table:table-cell table:style-name="ce1" office:value-type="string" calcext:value-type="string">
            <text:p><text:s/>Bit bound</text:p>
          </table:table-cell>
          <table:table-cell table:style-name="ce1" office:value-type="string" calcext:value-type="string">
            <text:p>Inverted Indexing</text:p>
          </table:table-cell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style-name="ce1" office:value-type="float" office:value="386.286549" calcext:value-type="float">
            <text:p>386.286549</text:p>
          </table:table-cell>
          <table:table-cell table:style-name="ce1" office:value-type="float" office:value="820.3638749" calcext:value-type="float">
            <text:p>820.3638749</text:p>
          </table:table-cell>
          <table:table-cell table:style-name="ce1" office:value-type="float" office:value="485.470212" calcext:value-type="float">
            <text:p>485.470212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style-name="ce1" office:value-type="float" office:value="550.1953386" calcext:value-type="float">
            <text:p>550.1953386</text:p>
          </table:table-cell>
          <table:table-cell table:style-name="ce1" office:value-type="float" office:value="1661.947007" calcext:value-type="float">
            <text:p>1661.947007</text:p>
          </table:table-cell>
          <table:table-cell table:style-name="ce1" office:value-type="float" office:value="596.3910451" calcext:value-type="float">
            <text:p>596.3910451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table:style-name="ce1" office:value-type="float" office:value="2473.023198" calcext:value-type="float">
            <text:p>2473.023198</text:p>
          </table:table-cell>
          <table:table-cell table:style-name="ce1" office:value-type="float" office:value="2524.738663" calcext:value-type="float">
            <text:p>2524.738663</text:p>
          </table:table-cell>
          <table:table-cell table:style-name="ce1" office:value-type="float" office:value="826.6685434" calcext:value-type="float">
            <text:p>826.6685434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style-name="ce1" office:value-type="float" office:value="4936.808636" calcext:value-type="float">
            <text:p>4936.808636</text:p>
          </table:table-cell>
          <table:table-cell table:style-name="ce1" office:value-type="float" office:value="3363.817437" calcext:value-type="float">
            <text:p>3363.817437</text:p>
          </table:table-cell>
          <table:table-cell table:style-name="ce1" office:value-type="float" office:value="1162.332165" calcext:value-type="float">
            <text:p>1162.332165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style-name="ce1" office:value-type="float" office:value="5063.290607" calcext:value-type="float">
            <text:p>5063.290607</text:p>
          </table:table-cell>
          <table:table-cell table:style-name="ce1" office:value-type="float" office:value="4090.751155" calcext:value-type="float">
            <text:p>4090.751155</text:p>
          </table:table-cell>
          <table:table-cell table:style-name="ce1" office:value-type="float" office:value="1643.795028" calcext:value-type="float">
            <text:p>1643.795028</text:p>
          </table:table-cell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style-name="ce1" office:value-type="float" office:value="5122.609976" calcext:value-type="float">
            <text:p>5122.609976</text:p>
          </table:table-cell>
          <table:table-cell table:style-name="ce1" office:value-type="float" office:value="4654.190322" calcext:value-type="float">
            <text:p>4654.190322</text:p>
          </table:table-cell>
          <table:table-cell table:style-name="ce1" office:value-type="float" office:value="2321.426377" calcext:value-type="float">
            <text:p>2321.426377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style-name="ce1" office:value-type="float" office:value="5145.041938" calcext:value-type="float">
            <text:p>5145.041938</text:p>
          </table:table-cell>
          <table:table-cell table:style-name="ce1" office:value-type="float" office:value="5018.220471" calcext:value-type="float">
            <text:p>5018.220471</text:p>
          </table:table-cell>
          <table:table-cell table:style-name="ce1" office:value-type="float" office:value="3230.933406" calcext:value-type="float">
            <text:p>3230.933406</text:p>
          </table:table-cell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style-name="ce1" office:value-type="float" office:value="5152.297697" calcext:value-type="float">
            <text:p>5152.297697</text:p>
          </table:table-cell>
          <table:table-cell table:style-name="ce1" office:value-type="float" office:value="5175.073409" calcext:value-type="float">
            <text:p>5175.073409</text:p>
          </table:table-cell>
          <table:table-cell table:style-name="ce1" office:value-type="float" office:value="4346.756728" calcext:value-type="float">
            <text:p>4346.756728</text:p>
          </table:table-cell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style-name="ce1" office:value-type="float" office:value="5178.022697" calcext:value-type="float">
            <text:p>5178.022697</text:p>
          </table:table-cell>
          <table:table-cell table:style-name="ce1" office:value-type="float" office:value="5229.718132" calcext:value-type="float">
            <text:p>5229.718132</text:p>
          </table:table-cell>
          <table:table-cell table:style-name="ce1" office:value-type="float" office:value="5371.661469" calcext:value-type="float">
            <text:p>5371.661469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2l binary</text:p>
          </table:table-cell>
          <table:table-cell table:style-name="Default"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distance threshold</text:p>
          </table:table-cell>
          <table:table-cell table:style-name="ce1" office:value-type="string" calcext:value-type="string">
            <text:p>Mtree</text:p>
          </table:table-cell>
          <table:table-cell table:style-name="ce1" office:value-type="string" calcext:value-type="string">
            <text:p><text:s/>Bit bound</text:p>
          </table:table-cell>
          <table:table-cell table:style-name="ce1" office:value-type="string" calcext:value-type="string">
            <text:p>Inverted Indexing</text:p>
          </table:table-cell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384.8059272" calcext:value-type="float">
            <text:p>384.8059272</text:p>
          </table:table-cell>
          <table:table-cell office:value-type="float" office:value="708.6588827" calcext:value-type="float">
            <text:p>708.6588827</text:p>
          </table:table-cell>
          <table:table-cell office:value-type="float" office:value="776.7649653" calcext:value-type="float">
            <text:p>776.7649653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480.429907" calcext:value-type="float">
            <text:p>480.429907</text:p>
          </table:table-cell>
          <table:table-cell office:value-type="float" office:value="1444.478385" calcext:value-type="float">
            <text:p>1444.478385</text:p>
          </table:table-cell>
          <table:table-cell office:value-type="float" office:value="859.3060838" calcext:value-type="float">
            <text:p>859.3060838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941.113211" calcext:value-type="float">
            <text:p>1941.113211</text:p>
          </table:table-cell>
          <table:table-cell office:value-type="float" office:value="2217.534745" calcext:value-type="float">
            <text:p>2217.534745</text:p>
          </table:table-cell>
          <table:table-cell office:value-type="float" office:value="1033.699747" calcext:value-type="float">
            <text:p>1033.699747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4896.263139" calcext:value-type="float">
            <text:p>4896.263139</text:p>
          </table:table-cell>
          <table:table-cell office:value-type="float" office:value="2995.191962" calcext:value-type="float">
            <text:p>2995.191962</text:p>
          </table:table-cell>
          <table:table-cell office:value-type="float" office:value="1251.065067" calcext:value-type="float">
            <text:p>1251.065067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5037.030643" calcext:value-type="float">
            <text:p>5037.030643</text:p>
          </table:table-cell>
          <table:table-cell office:value-type="float" office:value="3736.857438" calcext:value-type="float">
            <text:p>3736.857438</text:p>
          </table:table-cell>
          <table:table-cell office:value-type="float" office:value="1556.630309" calcext:value-type="float">
            <text:p>1556.630309</text:p>
          </table:table-cell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5086.700389" calcext:value-type="float">
            <text:p>5086.700389</text:p>
          </table:table-cell>
          <table:table-cell office:value-type="float" office:value="4354.433042" calcext:value-type="float">
            <text:p>4354.433042</text:p>
          </table:table-cell>
          <table:table-cell office:value-type="float" office:value="1976.196625" calcext:value-type="float">
            <text:p>1976.196625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5118.526736" calcext:value-type="float">
            <text:p>5118.526736</text:p>
          </table:table-cell>
          <table:table-cell office:value-type="float" office:value="4859.848535" calcext:value-type="float">
            <text:p>4859.848535</text:p>
          </table:table-cell>
          <table:table-cell office:value-type="float" office:value="2568.638003" calcext:value-type="float">
            <text:p>2568.638003</text:p>
          </table:table-cell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5138.21594" calcext:value-type="float">
            <text:p>5138.21594</text:p>
          </table:table-cell>
          <table:table-cell office:value-type="float" office:value="5082.24385" calcext:value-type="float">
            <text:p>5082.24385</text:p>
          </table:table-cell>
          <table:table-cell office:value-type="float" office:value="3396.452903" calcext:value-type="float">
            <text:p>3396.452903</text:p>
          </table:table-cell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5168.943088" calcext:value-type="float">
            <text:p>5168.943088</text:p>
          </table:table-cell>
          <table:table-cell office:value-type="float" office:value="5138.640137" calcext:value-type="float">
            <text:p>5138.640137</text:p>
          </table:table-cell>
          <table:table-cell office:value-type="float" office:value="4540.309089" calcext:value-type="float">
            <text:p>4540.309089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office:value-type="string" calcext:value-type="string">
            <text:p>DUD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distance threshold</text:p>
          </table:table-cell>
          <table:table-cell table:style-name="ce1" office:value-type="string" calcext:value-type="string">
            <text:p>Mtree</text:p>
          </table:table-cell>
          <table:table-cell table:style-name="ce1" office:value-type="string" calcext:value-type="string">
            <text:p><text:s/>Bit bound</text:p>
          </table:table-cell>
          <table:table-cell table:style-name="ce1" office:value-type="string" calcext:value-type="string">
            <text:p>Inverted Indexing</text:p>
          </table:table-cell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107.1823181" calcext:value-type="float">
            <text:p>107.1823181</text:p>
          </table:table-cell>
          <table:table-cell office:value-type="float" office:value="146.6163294" calcext:value-type="float">
            <text:p>146.6163294</text:p>
          </table:table-cell>
          <table:table-cell office:value-type="float" office:value="29.37458224" calcext:value-type="float">
            <text:p>29.37458224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297.8381414" calcext:value-type="float">
            <text:p>297.8381414</text:p>
          </table:table-cell>
          <table:table-cell office:value-type="float" office:value="217.9150917" calcext:value-type="float">
            <text:p>217.9150917</text:p>
          </table:table-cell>
          <table:table-cell office:value-type="float" office:value="35.10997253" calcext:value-type="float">
            <text:p>35.10997253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303.2994695" calcext:value-type="float">
            <text:p>303.2994695</text:p>
          </table:table-cell>
          <table:table-cell office:value-type="float" office:value="272.7101361" calcext:value-type="float">
            <text:p>272.7101361</text:p>
          </table:table-cell>
          <table:table-cell office:value-type="float" office:value="39.32821769" calcext:value-type="float">
            <text:p>39.32821769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295.2179914" calcext:value-type="float">
            <text:p>295.2179914</text:p>
          </table:table-cell>
          <table:table-cell office:value-type="float" office:value="292.4566623" calcext:value-type="float">
            <text:p>292.4566623</text:p>
          </table:table-cell>
          <table:table-cell office:value-type="float" office:value="43.20251988" calcext:value-type="float">
            <text:p>43.20251988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99.248134" calcext:value-type="float">
            <text:p>299.248134</text:p>
          </table:table-cell>
          <table:table-cell office:value-type="float" office:value="304.6924106" calcext:value-type="float">
            <text:p>304.6924106</text:p>
          </table:table-cell>
          <table:table-cell office:value-type="float" office:value="56.92043218" calcext:value-type="float">
            <text:p>56.92043218</text:p>
          </table:table-cell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97.995192" calcext:value-type="float">
            <text:p>297.995192</text:p>
          </table:table-cell>
          <table:table-cell office:value-type="float" office:value="294.1471833" calcext:value-type="float">
            <text:p>294.1471833</text:p>
          </table:table-cell>
          <table:table-cell office:value-type="float" office:value="69.95566644" calcext:value-type="float">
            <text:p>69.95566644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89.2738744" calcext:value-type="float">
            <text:p>289.2738744</text:p>
          </table:table-cell>
          <table:table-cell office:value-type="float" office:value="295.0616706" calcext:value-type="float">
            <text:p>295.0616706</text:p>
          </table:table-cell>
          <table:table-cell office:value-type="float" office:value="91.30182238" calcext:value-type="float">
            <text:p>91.30182238</text:p>
          </table:table-cell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01.1660971" calcext:value-type="float">
            <text:p>301.1660971</text:p>
          </table:table-cell>
          <table:table-cell office:value-type="float" office:value="287.0035369" calcext:value-type="float">
            <text:p>287.0035369</text:p>
          </table:table-cell>
          <table:table-cell office:value-type="float" office:value="127.5203695" calcext:value-type="float">
            <text:p>127.5203695</text:p>
          </table:table-cell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294.3855533" calcext:value-type="float">
            <text:p>294.3855533</text:p>
          </table:table-cell>
          <table:table-cell office:value-type="float" office:value="289.8519661" calcext:value-type="float">
            <text:p>289.8519661</text:p>
          </table:table-cell>
          <table:table-cell office:value-type="float" office:value="191.9871398" calcext:value-type="float">
            <text:p>191.9871398</text:p>
          </table:table-cell>
        </table:table-row>
      </table:table>
      <table:table table:name="Mtree" table:style-name="ta1">
        <table:shapes>
          <draw:frame draw:z-index="0" draw:style-name="gr1" draw:text-style-name="P1" svg:width="17.897cm" svg:height="8.315cm" svg:x="24.284cm" svg:y="0cm">
            <draw:object draw:notify-on-update-of-ranges="Mtree.A2:Mtree.A2 Mtree.B2:Mtree.J2 Mtree.A3:Mtree.A3 Mtree.B3:Mtree.J3 Mtree.A4:Mtree.A4 Mtree.B4:Mtree.J4 Mtree.A5:Mtree.A5 Mtree.B5:Mtree.J5 Mtree.A6:Mtree.A6 Mtree.B6:Mtree.J6 Mtree.A7:Mtree.A7 Mtree.B7:Mtree.J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.045cm" svg:height="9.171cm" svg:x="10.357cm" svg:y="22.795cm">
            <draw:object draw:notify-on-update-of-ranges="Mtree.A11:Mtree.A11 Mtree.B11:Mtree.J11 Mtree.A12:Mtree.A12 Mtree.B12:Mtree.J12 Mtree.A13:Mtree.A13 Mtree.B13:Mtree.J13 Mtree.A14:Mtree.A14 Mtree.B14:Mtree.J14 Mtree.A15:Mtree.A15 Mtree.B15:Mtree.J15 Mtree.A16:Mtree.A16 Mtree.B16:Mtree.J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.007cm" svg:height="8.978cm" svg:x="30.013cm" svg:y="23.562cm">
            <draw:object draw:notify-on-update-of-ranges="Mtree.A24:Mtree.A24 Mtree.B24:Mtree.J24 Mtree.A25:Mtree.A25 Mtree.B25:Mtree.J25 Mtree.A26:Mtree.A26 Mtree.B26:Mtree.J26 Mtree.A27:Mtree.A27 Mtree.B27:Mtree.J27 Mtree.A28:Mtree.A28 Mtree.B28:Mtree.J28 Mtree.A29:Mtree.A29 Mtree.B29:Mtree.J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.999cm" svg:height="9.947cm" svg:x="31.296cm" svg:y="13.687cm">
            <draw:object draw:notify-on-update-of-ranges="Mtree.A35:Mtree.A35 Mtree.B35:Mtree.J35 Mtree.A36:Mtree.A36 Mtree.B36:Mtree.J36 Mtree.A37:Mtree.A37 Mtree.B37:Mtree.J37 Mtree.A38:Mtree.A38 Mtree.B38:Mtree.J38 Mtree.A39:Mtree.A39 Mtree.B39:Mtree.J39 Mtree.A40:Mtree.A40 Mtree.B40:Mtree.J40 Mtree.A41:Mtree.A41 Mtree.B41:Mtree.J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7.028cm" svg:y="14.11cm">
            <draw:object draw:notify-on-update-of-ranges="Mtree.Q27:Mtree.Q27 Mtree.Q28:Mtree.Q35 Mtree.R27:Mtree.R27 Mtree.R28:Mtree.R35 Mtree.S27:Mtree.S27 Mtree.S28:Mtree.S35 Mtree.T27:Mtree.T27 Mtree.T28:Mtree.T35 Mtree.U27:Mtree.U27 Mtree.U28:Mtree.U3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5.997cm" svg:height="9.004cm" svg:x="22.716cm" svg:y="39.63cm">
            <draw:object draw:notify-on-update-of-ranges="Mtree.G51:Mtree.G52 Mtree.G53:Mtree.G57 Mtree.H51:Mtree.H52 Mtree.H53:Mtree.H5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5.999cm" svg:height="8.999cm" svg:x="6.874cm" svg:y="44.104cm">
            <draw:object draw:notify-on-update-of-ranges="Mtree.B91:Mtree.B91 Mtree.B92:Mtree.B99 Mtree.C91:Mtree.C91 Mtree.C92:Mtree.C9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5.999cm" svg:height="8.999cm" svg:x="9.132cm" svg:y="36.935cm">
            <draw:object draw:notify-on-update-of-ranges="Mtree.A73:Mtree.A73 Mtree.B73:Mtree.D73 Mtree.A74:Mtree.A74 Mtree.B74:Mtree.D7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5.999cm" svg:height="8.999cm" svg:x="13.251cm" svg:y="9.18cm">
            <draw:object draw:notify-on-update-of-ranges="Mtree.N15:Mtree.N15 Mtree.N16:Mtree.N18 Mtree.O15:Mtree.O15 Mtree.O16:Mtree.O18 Mtree.P15:Mtree.P15 Mtree.P16:Mtree.P18 Mtree.Q15:Mtree.Q15 Mtree.Q16:Mtree.Q18 Mtree.R15:Mtree.R15 Mtree.R16:Mtree.R1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5" table:default-cell-style-name="ce3"/>
        <table:table-row table:style-name="ro1">
          <table:table-cell/>
          <table:table-cell table:style-name="ce2" office:value-type="string" calcext:value-type="string">
            <text:p>100k data</text:p>
          </table:table-cell>
          <table:table-cell table:number-columns-repeated="23"/>
        </table:table-row>
        <table:table-row table:style-name="ro1">
          <table:table-cell table:style-name="ce2" office:value-type="string" calcext:value-type="string">
            <text:p>Outlier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5.13" calcext:value-type="float">
            <text:p>135.13</text:p>
          </table:table-cell>
          <table:table-cell table:style-name="ce2" office:value-type="float" office:value="314.29" calcext:value-type="float">
            <text:p>314.29</text:p>
          </table:table-cell>
          <table:table-cell table:style-name="ce2" office:value-type="float" office:value="1252.36" calcext:value-type="float">
            <text:p>1252.36</text:p>
          </table:table-cell>
          <table:table-cell table:style-name="ce2" office:value-type="float" office:value="1540.04" calcext:value-type="float">
            <text:p>1540.04</text:p>
          </table:table-cell>
          <table:table-cell table:style-name="ce2" office:value-type="float" office:value="1554.42" calcext:value-type="float">
            <text:p>1554.42</text:p>
          </table:table-cell>
          <table:table-cell table:style-name="ce2" office:value-type="float" office:value="1558.45" calcext:value-type="float">
            <text:p>1558.45</text:p>
          </table:table-cell>
          <table:table-cell table:style-name="ce2" office:value-type="float" office:value="1561.88" calcext:value-type="float">
            <text:p>1561.88</text:p>
          </table:table-cell>
          <table:table-cell table:style-name="ce2" office:value-type="float" office:value="1565.49" calcext:value-type="float">
            <text:p>1565.49</text:p>
          </table:table-cell>
          <table:table-cell table:style-name="ce2" office:value-type="float" office:value="1572.59" calcext:value-type="float">
            <text:p>1572.59</text:p>
          </table:table-cell>
          <table:table-cell table:number-columns-repeated="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5.59" calcext:value-type="float">
            <text:p>135.59</text:p>
          </table:table-cell>
          <table:table-cell table:style-name="ce2" office:value-type="float" office:value="302.02" calcext:value-type="float">
            <text:p>302.02</text:p>
          </table:table-cell>
          <table:table-cell table:style-name="ce2" office:value-type="float" office:value="1263.47" calcext:value-type="float">
            <text:p>1263.47</text:p>
          </table:table-cell>
          <table:table-cell table:style-name="ce2" office:value-type="float" office:value="1617.28" calcext:value-type="float">
            <text:p>1617.28</text:p>
          </table:table-cell>
          <table:table-cell table:style-name="ce2" office:value-type="float" office:value="1591.14" calcext:value-type="float">
            <text:p>1591.14</text:p>
          </table:table-cell>
          <table:table-cell table:style-name="ce2" office:value-type="float" office:value="1635.16" calcext:value-type="float">
            <text:p>1635.16</text:p>
          </table:table-cell>
          <table:table-cell table:style-name="ce2" office:value-type="float" office:value="1748.71" calcext:value-type="float">
            <text:p>1748.71</text:p>
          </table:table-cell>
          <table:table-cell table:style-name="ce2" office:value-type="float" office:value="1598.12" calcext:value-type="float">
            <text:p>1598.12</text:p>
          </table:table-cell>
          <table:table-cell table:style-name="ce2" office:value-type="float" office:value="1731.27" calcext:value-type="float">
            <text:p>1731.27</text:p>
          </table:table-cell>
          <table:table-cell table:number-columns-repeated="15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35.57" calcext:value-type="float">
            <text:p>135.57</text:p>
          </table:table-cell>
          <table:table-cell table:style-name="ce2" office:value-type="float" office:value="315.19" calcext:value-type="float">
            <text:p>315.19</text:p>
          </table:table-cell>
          <table:table-cell table:style-name="ce2" office:value-type="float" office:value="1241.12" calcext:value-type="float">
            <text:p>1241.12</text:p>
          </table:table-cell>
          <table:table-cell table:style-name="ce2" office:value-type="float" office:value="1541.898933" calcext:value-type="float">
            <text:p>1541.898933</text:p>
          </table:table-cell>
          <table:table-cell table:style-name="ce2" office:value-type="float" office:value="1556.31" calcext:value-type="float">
            <text:p>1556.31</text:p>
          </table:table-cell>
          <table:table-cell table:style-name="ce2" office:value-type="float" office:value="1564.02" calcext:value-type="float">
            <text:p>1564.02</text:p>
          </table:table-cell>
          <table:table-cell table:style-name="ce2" office:value-type="float" office:value="1571.59" calcext:value-type="float">
            <text:p>1571.59</text:p>
          </table:table-cell>
          <table:table-cell table:style-name="ce2" office:value-type="float" office:value="1568.6" calcext:value-type="float">
            <text:p>1568.6</text:p>
          </table:table-cell>
          <table:table-cell table:style-name="ce2" office:value-type="float" office:value="1574.02" calcext:value-type="float">
            <text:p>1574.02</text:p>
          </table:table-cell>
          <table:table-cell table:number-columns-repeated="15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5.67" calcext:value-type="float">
            <text:p>135.67</text:p>
          </table:table-cell>
          <table:table-cell table:style-name="ce2" office:value-type="float" office:value="311.45" calcext:value-type="float">
            <text:p>311.45</text:p>
          </table:table-cell>
          <table:table-cell table:style-name="ce2" office:value-type="float" office:value="1250.9" calcext:value-type="float">
            <text:p>1250.9</text:p>
          </table:table-cell>
          <table:table-cell table:style-name="ce2" office:value-type="float" office:value="1541.85" calcext:value-type="float">
            <text:p>1541.85</text:p>
          </table:table-cell>
          <table:table-cell table:style-name="ce2" office:value-type="float" office:value="1558.57" calcext:value-type="float">
            <text:p>1558.57</text:p>
          </table:table-cell>
          <table:table-cell table:style-name="ce2" office:value-type="float" office:value="1556.91" calcext:value-type="float">
            <text:p>1556.91</text:p>
          </table:table-cell>
          <table:table-cell table:style-name="ce2" office:value-type="float" office:value="1568" calcext:value-type="float">
            <text:p>1568</text:p>
          </table:table-cell>
          <table:table-cell table:style-name="ce2" office:value-type="float" office:value="1571.37" calcext:value-type="float">
            <text:p>1571.37</text:p>
          </table:table-cell>
          <table:table-cell table:style-name="ce2" office:value-type="float" office:value="1575.83" calcext:value-type="float">
            <text:p>1575.83</text:p>
          </table:table-cell>
          <table:table-cell table:number-columns-repeated="15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38.96" calcext:value-type="float">
            <text:p>138.96</text:p>
          </table:table-cell>
          <table:table-cell table:style-name="ce2" office:value-type="float" office:value="315.28" calcext:value-type="float">
            <text:p>315.28</text:p>
          </table:table-cell>
          <table:table-cell table:style-name="ce2" office:value-type="float" office:value="1285.47" calcext:value-type="float">
            <text:p>1285.47</text:p>
          </table:table-cell>
          <table:table-cell table:style-name="ce2" office:value-type="float" office:value="1548.54" calcext:value-type="float">
            <text:p>1548.54</text:p>
          </table:table-cell>
          <table:table-cell table:style-name="ce2" office:value-type="float" office:value="1561.18" calcext:value-type="float">
            <text:p>1561.18</text:p>
          </table:table-cell>
          <table:table-cell table:style-name="ce2" office:value-type="float" office:value="1568.99" calcext:value-type="float">
            <text:p>1568.99</text:p>
          </table:table-cell>
          <table:table-cell table:style-name="ce2" office:value-type="float" office:value="1568.96" calcext:value-type="float">
            <text:p>1568.96</text:p>
          </table:table-cell>
          <table:table-cell table:style-name="ce2" office:value-type="float" office:value="1575.3" calcext:value-type="float">
            <text:p>1575.3</text:p>
          </table:table-cell>
          <table:table-cell table:style-name="ce2" office:value-type="float" office:value="1578.5" calcext:value-type="float">
            <text:p>1578.5</text:p>
          </table:table-cell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2" office:value-type="string" calcext:value-type="string">
            <text:p>1kdata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3">
          <table:table-cell table:style-name="ce2" office:value-type="string" calcext:value-type="string">
            <text:p>Using different number of base outlier size for a dataset of 100k compound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.1575628" calcext:value-type="float">
            <text:p>18.1575628</text:p>
          </table:table-cell>
          <table:table-cell table:style-name="ce2" office:value-type="float" office:value="16.73711299" calcext:value-type="float">
            <text:p>16.73711299</text:p>
          </table:table-cell>
          <table:table-cell table:style-name="ce2" office:value-type="float" office:value="17.00865357" calcext:value-type="float">
            <text:p>17.00865357</text:p>
          </table:table-cell>
          <table:table-cell table:style-name="ce2" office:value-type="float" office:value="16.80022686" calcext:value-type="float">
            <text:p>16.80022686</text:p>
          </table:table-cell>
          <table:table-cell table:style-name="ce2" office:value-type="float" office:value="20.24212568" calcext:value-type="float">
            <text:p>20.24212568</text:p>
          </table:table-cell>
          <table:table-cell table:style-name="ce2" office:value-type="float" office:value="23.63888879" calcext:value-type="float">
            <text:p>23.63888879</text:p>
          </table:table-cell>
          <table:table-cell table:style-name="ce2" office:value-type="float" office:value="23.90281247" calcext:value-type="float">
            <text:p>23.90281247</text:p>
          </table:table-cell>
          <table:table-cell table:style-name="ce2" office:value-type="float" office:value="20.952156" calcext:value-type="float">
            <text:p>20.952156</text:p>
          </table:table-cell>
          <table:table-cell table:style-name="ce2" office:value-type="float" office:value="19.34312046" calcext:value-type="float">
            <text:p>19.34312046</text:p>
          </table:table-cell>
          <table:table-cell table:number-columns-repeated="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.097453944" calcext:value-type="float">
            <text:p>6.097453944</text:p>
          </table:table-cell>
          <table:table-cell table:style-name="ce2" office:value-type="float" office:value="14.31215448" calcext:value-type="float">
            <text:p>14.31215448</text:p>
          </table:table-cell>
          <table:table-cell table:style-name="ce2" office:value-type="float" office:value="16.03978538" calcext:value-type="float">
            <text:p>16.03978538</text:p>
          </table:table-cell>
          <table:table-cell table:style-name="ce2" office:value-type="float" office:value="16.33695473" calcext:value-type="float">
            <text:p>16.33695473</text:p>
          </table:table-cell>
          <table:table-cell table:style-name="ce2" office:value-type="float" office:value="16.43003038" calcext:value-type="float">
            <text:p>16.43003038</text:p>
          </table:table-cell>
          <table:table-cell table:style-name="ce2" office:value-type="float" office:value="16.57480766" calcext:value-type="float">
            <text:p>16.57480766</text:p>
          </table:table-cell>
          <table:table-cell table:style-name="ce2" office:value-type="float" office:value="16.67400225" calcext:value-type="float">
            <text:p>16.67400225</text:p>
          </table:table-cell>
          <table:table-cell table:style-name="ce2" office:value-type="float" office:value="16.79123852" calcext:value-type="float">
            <text:p>16.79123852</text:p>
          </table:table-cell>
          <table:table-cell table:style-name="ce2" office:value-type="float" office:value="17.22392808" calcext:value-type="float">
            <text:p>17.22392808</text:p>
          </table:table-cell>
          <table:table-cell table:number-columns-repeated="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.19448544" calcext:value-type="float">
            <text:p>6.19448544</text:p>
          </table:table-cell>
          <table:table-cell table:style-name="ce2" office:value-type="float" office:value="10.68242779" calcext:value-type="float">
            <text:p>10.68242779</text:p>
          </table:table-cell>
          <table:table-cell table:style-name="ce2" office:value-type="float" office:value="15.12219255" calcext:value-type="float">
            <text:p>15.12219255</text:p>
          </table:table-cell>
          <table:table-cell table:style-name="ce2" office:value-type="float" office:value="16.04553656" calcext:value-type="float">
            <text:p>16.04553656</text:p>
          </table:table-cell>
          <table:table-cell table:style-name="ce2" office:value-type="float" office:value="16.34634487" calcext:value-type="float">
            <text:p>16.34634487</text:p>
          </table:table-cell>
          <table:table-cell table:style-name="ce2" office:value-type="float" office:value="16.45305456" calcext:value-type="float">
            <text:p>16.45305456</text:p>
          </table:table-cell>
          <table:table-cell table:style-name="ce2" office:value-type="float" office:value="16.50981102" calcext:value-type="float">
            <text:p>16.50981102</text:p>
          </table:table-cell>
          <table:table-cell table:style-name="ce2" office:value-type="float" office:value="16.50869829" calcext:value-type="float">
            <text:p>16.50869829</text:p>
          </table:table-cell>
          <table:table-cell table:style-name="ce2" office:value-type="float" office:value="16.66813928" calcext:value-type="float">
            <text:p>16.66813928</text:p>
          </table:table-cell>
          <table:table-cell table:number-columns-repeated="15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9.43677405" calcext:value-type="float">
            <text:p>9.43677405</text:p>
          </table:table-cell>
          <table:table-cell table:style-name="ce2" office:value-type="float" office:value="9.84424216" calcext:value-type="float">
            <text:p>9.84424216</text:p>
          </table:table-cell>
          <table:table-cell table:style-name="ce2" office:value-type="float" office:value="12.31300414" calcext:value-type="float">
            <text:p>12.31300414</text:p>
          </table:table-cell>
          <table:table-cell table:style-name="ce2" office:value-type="float" office:value="15.00563294" calcext:value-type="float">
            <text:p>15.00563294</text:p>
          </table:table-cell>
          <table:table-cell table:style-name="ce2" office:value-type="float" office:value="16.04776571" calcext:value-type="float">
            <text:p>16.04776571</text:p>
          </table:table-cell>
          <table:table-cell table:style-name="ce2" office:value-type="float" office:value="16.32711991" calcext:value-type="float">
            <text:p>16.32711991</text:p>
          </table:table-cell>
          <table:table-cell table:style-name="ce2" office:value-type="float" office:value="16.38519391" calcext:value-type="float">
            <text:p>16.38519391</text:p>
          </table:table-cell>
          <table:table-cell table:style-name="ce2" office:value-type="float" office:value="16.42559019" calcext:value-type="float">
            <text:p>16.42559019</text:p>
          </table:table-cell>
          <table:table-cell table:style-name="ce2" office:value-type="float" office:value="16.55790201" calcext:value-type="float">
            <text:p>16.55790201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2.60146293" calcext:value-type="float">
            <text:p>12.60146293</text:p>
          </table:table-cell>
          <table:table-cell table:style-name="ce2" office:value-type="float" office:value="12.62297501" calcext:value-type="float">
            <text:p>12.62297501</text:p>
          </table:table-cell>
          <table:table-cell table:style-name="ce2" office:value-type="float" office:value="12.93199703" calcext:value-type="float">
            <text:p>12.93199703</text:p>
          </table:table-cell>
          <table:table-cell table:style-name="ce2" office:value-type="float" office:value="14.16583627" calcext:value-type="float">
            <text:p>14.16583627</text:p>
          </table:table-cell>
          <table:table-cell table:style-name="ce2" office:value-type="float" office:value="15.80817099" calcext:value-type="float">
            <text:p>15.80817099</text:p>
          </table:table-cell>
          <table:table-cell table:style-name="ce2" office:value-type="float" office:value="16.48872264" calcext:value-type="float">
            <text:p>16.48872264</text:p>
          </table:table-cell>
          <table:table-cell table:style-name="ce2" office:value-type="float" office:value="16.64504162" calcext:value-type="float">
            <text:p>16.64504162</text:p>
          </table:table-cell>
          <table:table-cell table:style-name="ce2" office:value-type="float" office:value="16.78221613" calcext:value-type="float">
            <text:p>16.78221613</text:p>
          </table:table-cell>
          <table:table-cell table:style-name="ce2" office:value-type="float" office:value="16.82572333" calcext:value-type="float">
            <text:p>16.8257233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2" office:value-type="float" office:value="6.097453944" calcext:value-type="float">
            <text:p>6.097453944</text:p>
          </table:table-cell>
          <table:table-cell table:style-name="ce2" office:value-type="float" office:value="16.03978538" calcext:value-type="float">
            <text:p>16.03978538</text:p>
          </table:table-cell>
          <table:table-cell table:style-name="ce2" office:value-type="float" office:value="16.43003038" calcext:value-type="float">
            <text:p>16.43003038</text:p>
          </table:table-cell>
          <table:table-cell table:style-name="ce2" office:value-type="float" office:value="17.22392808" calcext:value-type="float">
            <text:p>17.22392808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10000" calcext:value-type="float">
            <text:p>10000</text:p>
          </table:table-cell>
          <table:table-cell table:style-name="ce2" office:value-type="float" office:value="37.60422079" calcext:value-type="float">
            <text:p>37.60422079</text:p>
          </table:table-cell>
          <table:table-cell table:style-name="ce2" office:value-type="float" office:value="125.4817251" calcext:value-type="float">
            <text:p>125.4817251</text:p>
          </table:table-cell>
          <table:table-cell table:style-name="ce2" office:value-type="float" office:value="180.1552175" calcext:value-type="float">
            <text:p>180.1552175</text:p>
          </table:table-cell>
          <table:table-cell table:style-name="ce2" office:value-type="float" office:value="167.0891062" calcext:value-type="float">
            <text:p>167.0891062</text:p>
          </table:table-cell>
          <table:table-cell table:style-name="Default"/>
          <table:table-cell table:style-name="ce2"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100kdata</text:p>
          </table:table-cell>
          <table:table-cell table:number-columns-repeated="11"/>
          <table:table-cell office:value-type="float" office:value="100000" calcext:value-type="float">
            <text:p>100000</text:p>
          </table:table-cell>
          <table:table-cell table:style-name="ce2" office:value-type="float" office:value="368.4056503" calcext:value-type="float">
            <text:p>368.4056503</text:p>
          </table:table-cell>
          <table:table-cell table:style-name="ce2" office:value-type="float" office:value="401.4113239" calcext:value-type="float">
            <text:p>401.4113239</text:p>
          </table:table-cell>
          <table:table-cell table:style-name="ce2" office:value-type="float" office:value="1405.050982" calcext:value-type="float">
            <text:p>1405.050982</text:p>
          </table:table-cell>
          <table:table-cell table:style-name="ce2" office:value-type="float" office:value="1597.650561" calcext:value-type="float">
            <text:p>1597.650561</text:p>
          </table:table-cell>
          <table:table-cell table:style-name="Default"/>
          <table:table-cell table:style-name="ce2"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 calcext:value-type="string">
            <text:p>Pivot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72.27" calcext:value-type="float">
            <text:p>1572.27</text:p>
          </table:table-cell>
          <table:table-cell table:style-name="ce2" office:value-type="float" office:value="1650.723256" calcext:value-type="float">
            <text:p>1650.723256</text:p>
          </table:table-cell>
          <table:table-cell table:style-name="ce2" office:value-type="float" office:value="1647.00388" calcext:value-type="float">
            <text:p>1647.00388</text:p>
          </table:table-cell>
          <table:table-cell table:style-name="ce2" office:value-type="float" office:value="1650.948829" calcext:value-type="float">
            <text:p>1650.948829</text:p>
          </table:table-cell>
          <table:table-cell table:style-name="ce2" office:value-type="float" office:value="1654.703753" calcext:value-type="float">
            <text:p>1654.703753</text:p>
          </table:table-cell>
          <table:table-cell table:style-name="ce2" office:value-type="float" office:value="1650.941419" calcext:value-type="float">
            <text:p>1650.941419</text:p>
          </table:table-cell>
          <table:table-cell table:style-name="ce2" office:value-type="float" office:value="1650.941919" calcext:value-type="float">
            <text:p>1650.941919</text:p>
          </table:table-cell>
          <table:table-cell table:style-name="ce2" office:value-type="float" office:value="1646.849478" calcext:value-type="float">
            <text:p>1646.849478</text:p>
          </table:table-cell>
          <table:table-cell table:style-name="ce2" office:value-type="float" office:value="1661.014161" calcext:value-type="float">
            <text:p>1661.014161</text:p>
          </table:table-cell>
          <table:table-cell table:number-columns-repeated="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29.2404769" calcext:value-type="float">
            <text:p>929.2404769</text:p>
          </table:table-cell>
          <table:table-cell table:style-name="ce2" office:value-type="float" office:value="1650.3378" calcext:value-type="float">
            <text:p>1650.3378</text:p>
          </table:table-cell>
          <table:table-cell table:style-name="ce2" office:value-type="float" office:value="1630.236516" calcext:value-type="float">
            <text:p>1630.236516</text:p>
          </table:table-cell>
          <table:table-cell table:style-name="ce2" office:value-type="float" office:value="1631.080373" calcext:value-type="float">
            <text:p>1631.080373</text:p>
          </table:table-cell>
          <table:table-cell table:style-name="ce2" office:value-type="float" office:value="1631.674143" calcext:value-type="float">
            <text:p>1631.674143</text:p>
          </table:table-cell>
          <table:table-cell table:style-name="ce2" office:value-type="float" office:value="1636.636521" calcext:value-type="float">
            <text:p>1636.636521</text:p>
          </table:table-cell>
          <table:table-cell table:style-name="ce2" office:value-type="float" office:value="1631.112145" calcext:value-type="float">
            <text:p>1631.112145</text:p>
          </table:table-cell>
          <table:table-cell table:style-name="ce2" office:value-type="float" office:value="1635.778106" calcext:value-type="float">
            <text:p>1635.778106</text:p>
          </table:table-cell>
          <table:table-cell table:style-name="ce2" office:value-type="float" office:value="1637.686605" calcext:value-type="float">
            <text:p>1637.686605</text:p>
          </table:table-cell>
          <table:table-cell table:number-columns-repeated="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93.3295223" calcext:value-type="float">
            <text:p>693.3295223</text:p>
          </table:table-cell>
          <table:table-cell table:style-name="ce2" office:value-type="float" office:value="1650.3378" calcext:value-type="float">
            <text:p>1650.3378</text:p>
          </table:table-cell>
          <table:table-cell table:style-name="ce2" office:value-type="float" office:value="1630.236516" calcext:value-type="float">
            <text:p>1630.236516</text:p>
          </table:table-cell>
          <table:table-cell table:style-name="ce2" office:value-type="float" office:value="1631.080373" calcext:value-type="float">
            <text:p>1631.080373</text:p>
          </table:table-cell>
          <table:table-cell table:style-name="ce2" office:value-type="float" office:value="1631.674143" calcext:value-type="float">
            <text:p>1631.674143</text:p>
          </table:table-cell>
          <table:table-cell table:style-name="ce2" office:value-type="float" office:value="1636.636521" calcext:value-type="float">
            <text:p>1636.636521</text:p>
          </table:table-cell>
          <table:table-cell table:style-name="ce2" office:value-type="float" office:value="1631.112145" calcext:value-type="float">
            <text:p>1631.112145</text:p>
          </table:table-cell>
          <table:table-cell table:style-name="ce2" office:value-type="float" office:value="1635.778106" calcext:value-type="float">
            <text:p>1635.778106</text:p>
          </table:table-cell>
          <table:table-cell table:style-name="ce2" office:value-type="float" office:value="1637.686605" calcext:value-type="float">
            <text:p>1637.686605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ivot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19.3170269" calcext:value-type="float">
            <text:p>219.3170269</text:p>
          </table:table-cell>
          <table:table-cell table:style-name="ce2" office:value-type="float" office:value="1536.00352" calcext:value-type="float">
            <text:p>1536.00352</text:p>
          </table:table-cell>
          <table:table-cell table:style-name="ce2" office:value-type="float" office:value="1824.690164" calcext:value-type="float">
            <text:p>1824.690164</text:p>
          </table:table-cell>
          <table:table-cell table:style-name="ce2" office:value-type="float" office:value="1886.505578" calcext:value-type="float">
            <text:p>1886.505578</text:p>
          </table:table-cell>
          <table:table-cell table:style-name="ce2" office:value-type="float" office:value="1945.350513" calcext:value-type="float">
            <text:p>1945.350513</text:p>
          </table:table-cell>
          <table:table-cell table:style-name="ce2" office:value-type="float" office:value="1900.558086" calcext:value-type="float">
            <text:p>1900.558086</text:p>
          </table:table-cell>
          <table:table-cell table:style-name="ce2" office:value-type="float" office:value="1887.042537" calcext:value-type="float">
            <text:p>1887.042537</text:p>
          </table:table-cell>
          <table:table-cell table:style-name="ce2" office:value-type="float" office:value="1845.640327" calcext:value-type="float">
            <text:p>1845.640327</text:p>
          </table:table-cell>
          <table:table-cell table:style-name="ce2" office:value-type="float" office:value="1862.565374" calcext:value-type="float">
            <text:p>1862.565374</text:p>
          </table:table-cell>
          <table:table-cell table:number-columns-repeated="15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24.9347939" calcext:value-type="float">
            <text:p>124.9347939</text:p>
          </table:table-cell>
          <table:table-cell table:style-name="ce2" office:value-type="float" office:value="706.238127" calcext:value-type="float">
            <text:p>706.238127</text:p>
          </table:table-cell>
          <table:table-cell table:style-name="ce2" office:value-type="float" office:value="1576.87337" calcext:value-type="float">
            <text:p>1576.87337</text:p>
          </table:table-cell>
          <table:table-cell table:style-name="ce2" office:value-type="float" office:value="1671.246906" calcext:value-type="float">
            <text:p>1671.246906</text:p>
          </table:table-cell>
          <table:table-cell table:style-name="ce2" office:value-type="float" office:value="1714.188146" calcext:value-type="float">
            <text:p>1714.188146</text:p>
          </table:table-cell>
          <table:table-cell table:style-name="ce2" office:value-type="float" office:value="1814.022434" calcext:value-type="float">
            <text:p>1814.022434</text:p>
          </table:table-cell>
          <table:table-cell table:style-name="ce2" office:value-type="float" office:value="2039.02585" calcext:value-type="float">
            <text:p>2039.02585</text:p>
          </table:table-cell>
          <table:table-cell table:style-name="ce2" office:value-type="float" office:value="1829.543396" calcext:value-type="float">
            <text:p>1829.543396</text:p>
          </table:table-cell>
          <table:table-cell table:style-name="ce2" office:value-type="float" office:value="1933.523348" calcext:value-type="float">
            <text:p>1933.523348</text:p>
          </table:table-cell>
          <table:table-cell table:number-columns-repeated="9"/>
          <table:table-cell table:style-name="ce2" office:value-type="string" calcext:value-type="string">
            <text:p>Threshold distance</text:p>
          </table:table-cell>
          <table:table-cell table:number-columns-repeated="5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36.0752547" calcext:value-type="float">
            <text:p>136.0752547</text:p>
          </table:table-cell>
          <table:table-cell table:style-name="ce2" office:value-type="float" office:value="314.8599185" calcext:value-type="float">
            <text:p>314.8599185</text:p>
          </table:table-cell>
          <table:table-cell table:style-name="ce2" office:value-type="float" office:value="1275.802852" calcext:value-type="float">
            <text:p>1275.802852</text:p>
          </table:table-cell>
          <table:table-cell table:style-name="ce2" office:value-type="float" office:value="1541.448534" calcext:value-type="float">
            <text:p>1541.448534</text:p>
          </table:table-cell>
          <table:table-cell table:style-name="ce2" office:value-type="float" office:value="1551.07698" calcext:value-type="float">
            <text:p>1551.07698</text:p>
          </table:table-cell>
          <table:table-cell table:style-name="ce2" office:value-type="float" office:value="1557.014248" calcext:value-type="float">
            <text:p>1557.014248</text:p>
          </table:table-cell>
          <table:table-cell table:style-name="ce2" office:value-type="float" office:value="1563.077661" calcext:value-type="float">
            <text:p>1563.077661</text:p>
          </table:table-cell>
          <table:table-cell table:style-name="ce2" office:value-type="float" office:value="1563.460881" calcext:value-type="float">
            <text:p>1563.460881</text:p>
          </table:table-cell>
          <table:table-cell table:style-name="ce2" office:value-type="float" office:value="1567.020434" calcext:value-type="float">
            <text:p>1567.020434</text:p>
          </table:table-cell>
          <table:table-cell table:number-columns-repeated="6"/>
          <table:table-cell table:style-name="ce2" office:value-type="string" calcext:value-type="string">
            <text:p>Pivot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201.7114553" calcext:value-type="float">
            <text:p>201.7114553</text:p>
          </table:table-cell>
          <table:table-cell table:style-name="ce2" office:value-type="float" office:value="232.4149083" calcext:value-type="float">
            <text:p>232.4149083</text:p>
          </table:table-cell>
          <table:table-cell table:style-name="ce2" office:value-type="float" office:value="655.9505944" calcext:value-type="float">
            <text:p>655.9505944</text:p>
          </table:table-cell>
          <table:table-cell table:style-name="ce2" office:value-type="float" office:value="1462.693" calcext:value-type="float">
            <text:p>1462.693</text:p>
          </table:table-cell>
          <table:table-cell table:style-name="ce2" office:value-type="float" office:value="1528.002982" calcext:value-type="float">
            <text:p>1528.002982</text:p>
          </table:table-cell>
          <table:table-cell table:style-name="ce2" office:value-type="float" office:value="1541.040034" calcext:value-type="float">
            <text:p>1541.040034</text:p>
          </table:table-cell>
          <table:table-cell table:style-name="ce2" office:value-type="float" office:value="1550.214465" calcext:value-type="float">
            <text:p>1550.214465</text:p>
          </table:table-cell>
          <table:table-cell table:style-name="ce2" office:value-type="float" office:value="1564.099181" calcext:value-type="float">
            <text:p>1564.099181</text:p>
          </table:table-cell>
          <table:table-cell table:style-name="ce2" office:value-type="float" office:value="1567.660734" calcext:value-type="float">
            <text:p>1567.660734</text:p>
          </table:table-cell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72.27" calcext:value-type="float">
            <text:p>1572.27</text:p>
          </table:table-cell>
          <table:table-cell table:style-name="ce2" office:value-type="float" office:value="1647.00388" calcext:value-type="float">
            <text:p>1647.00388</text:p>
          </table:table-cell>
          <table:table-cell table:style-name="ce2" office:value-type="float" office:value="1654.703753" calcext:value-type="float">
            <text:p>1654.703753</text:p>
          </table:table-cell>
          <table:table-cell table:style-name="ce2" office:value-type="float" office:value="1661.014161" calcext:value-type="float">
            <text:p>1661.014161</text:p>
          </table:table-cell>
          <table:table-cell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68.4056503" calcext:value-type="float">
            <text:p>368.4056503</text:p>
          </table:table-cell>
          <table:table-cell table:style-name="ce2" office:value-type="float" office:value="372.4659039" calcext:value-type="float">
            <text:p>372.4659039</text:p>
          </table:table-cell>
          <table:table-cell table:style-name="ce2" office:value-type="float" office:value="401.4113239" calcext:value-type="float">
            <text:p>401.4113239</text:p>
          </table:table-cell>
          <table:table-cell table:style-name="ce2" office:value-type="float" office:value="779.9945617" calcext:value-type="float">
            <text:p>779.9945617</text:p>
          </table:table-cell>
          <table:table-cell table:style-name="ce2" office:value-type="float" office:value="1405.050982" calcext:value-type="float">
            <text:p>1405.050982</text:p>
          </table:table-cell>
          <table:table-cell table:style-name="ce2" office:value-type="float" office:value="1482.300359" calcext:value-type="float">
            <text:p>1482.300359</text:p>
          </table:table-cell>
          <table:table-cell table:style-name="ce2" office:value-type="float" office:value="1533.322176" calcext:value-type="float">
            <text:p>1533.322176</text:p>
          </table:table-cell>
          <table:table-cell table:style-name="ce2" office:value-type="float" office:value="1561.927782" calcext:value-type="float">
            <text:p>1561.927782</text:p>
          </table:table-cell>
          <table:table-cell table:style-name="ce2" office:value-type="float" office:value="1597.650561" calcext:value-type="float">
            <text:p>1597.650561</text:p>
          </table:table-cell>
          <table:table-cell table:number-columns-repeated="6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929.2404769" calcext:value-type="float">
            <text:p>929.2404769</text:p>
          </table:table-cell>
          <table:table-cell table:style-name="ce2" office:value-type="float" office:value="1630.236516" calcext:value-type="float">
            <text:p>1630.236516</text:p>
          </table:table-cell>
          <table:table-cell table:style-name="ce2" office:value-type="float" office:value="1631.674143" calcext:value-type="float">
            <text:p>1631.674143</text:p>
          </table:table-cell>
          <table:table-cell table:style-name="ce2" office:value-type="float" office:value="1637.686605" calcext:value-type="float">
            <text:p>1637.686605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93.3295223" calcext:value-type="float">
            <text:p>693.3295223</text:p>
          </table:table-cell>
          <table:table-cell table:style-name="ce2" office:value-type="float" office:value="1630.236516" calcext:value-type="float">
            <text:p>1630.236516</text:p>
          </table:table-cell>
          <table:table-cell table:style-name="ce2" office:value-type="float" office:value="1631.674143" calcext:value-type="float">
            <text:p>1631.674143</text:p>
          </table:table-cell>
          <table:table-cell table:style-name="ce2" office:value-type="float" office:value="1637.686605" calcext:value-type="float">
            <text:p>1637.686605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19.3170269" calcext:value-type="float">
            <text:p>219.3170269</text:p>
          </table:table-cell>
          <table:table-cell table:style-name="ce2" office:value-type="float" office:value="1824.690164" calcext:value-type="float">
            <text:p>1824.690164</text:p>
          </table:table-cell>
          <table:table-cell table:style-name="ce2" office:value-type="float" office:value="1945.350513" calcext:value-type="float">
            <text:p>1945.350513</text:p>
          </table:table-cell>
          <table:table-cell table:style-name="ce2" office:value-type="float" office:value="1862.565374" calcext:value-type="float">
            <text:p>1862.565374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24.9347939" calcext:value-type="float">
            <text:p>124.9347939</text:p>
          </table:table-cell>
          <table:table-cell table:style-name="ce2" office:value-type="float" office:value="1576.87337" calcext:value-type="float">
            <text:p>1576.87337</text:p>
          </table:table-cell>
          <table:table-cell table:style-name="ce2" office:value-type="float" office:value="1714.188146" calcext:value-type="float">
            <text:p>1714.188146</text:p>
          </table:table-cell>
          <table:table-cell table:style-name="ce2" office:value-type="float" office:value="1933.523348" calcext:value-type="float">
            <text:p>1933.52334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10k data</text:p>
          </table:table-cell>
          <table:table-cell table:number-columns-repeated="14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36.0752547" calcext:value-type="float">
            <text:p>136.0752547</text:p>
          </table:table-cell>
          <table:table-cell table:style-name="ce2" office:value-type="float" office:value="1275.802852" calcext:value-type="float">
            <text:p>1275.802852</text:p>
          </table:table-cell>
          <table:table-cell table:style-name="ce2" office:value-type="float" office:value="1551.07698" calcext:value-type="float">
            <text:p>1551.07698</text:p>
          </table:table-cell>
          <table:table-cell table:style-name="ce2" office:value-type="float" office:value="1567.020434" calcext:value-type="float">
            <text:p>1567.020434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201.7114553" calcext:value-type="float">
            <text:p>201.7114553</text:p>
          </table:table-cell>
          <table:table-cell table:style-name="ce2" office:value-type="float" office:value="655.9505944" calcext:value-type="float">
            <text:p>655.9505944</text:p>
          </table:table-cell>
          <table:table-cell table:style-name="ce2" office:value-type="float" office:value="1528.002982" calcext:value-type="float">
            <text:p>1528.002982</text:p>
          </table:table-cell>
          <table:table-cell table:style-name="ce2" office:value-type="float" office:value="1567.660734" calcext:value-type="float">
            <text:p>1567.66073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ivot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6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68.4056503" calcext:value-type="float">
            <text:p>368.4056503</text:p>
          </table:table-cell>
          <table:table-cell table:style-name="ce2" office:value-type="float" office:value="401.4113239" calcext:value-type="float">
            <text:p>401.4113239</text:p>
          </table:table-cell>
          <table:table-cell table:style-name="ce2" office:value-type="float" office:value="1405.050982" calcext:value-type="float">
            <text:p>1405.050982</text:p>
          </table:table-cell>
          <table:table-cell table:style-name="ce2" office:value-type="float" office:value="1597.650561" calcext:value-type="float">
            <text:p>1597.650561</text:p>
          </table:table-cell>
          <table:table-cell table:number-columns-repeated="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.60360332" calcext:value-type="float">
            <text:p>40.60360332</text:p>
          </table:table-cell>
          <table:table-cell table:style-name="ce2" office:value-type="float" office:value="154.6053093" calcext:value-type="float">
            <text:p>154.6053093</text:p>
          </table:table-cell>
          <table:table-cell table:style-name="ce2" office:value-type="float" office:value="164.3033794" calcext:value-type="float">
            <text:p>164.3033794</text:p>
          </table:table-cell>
          <table:table-cell table:style-name="ce2" office:value-type="float" office:value="164.5141495" calcext:value-type="float">
            <text:p>164.5141495</text:p>
          </table:table-cell>
          <table:table-cell table:style-name="ce2" office:value-type="float" office:value="164.769957" calcext:value-type="float">
            <text:p>164.769957</text:p>
          </table:table-cell>
          <table:table-cell table:style-name="ce2" office:value-type="float" office:value="165.3737175" calcext:value-type="float">
            <text:p>165.3737175</text:p>
          </table:table-cell>
          <table:table-cell table:style-name="ce2" office:value-type="float" office:value="165.8418185" calcext:value-type="float">
            <text:p>165.8418185</text:p>
          </table:table-cell>
          <table:table-cell table:style-name="ce2" office:value-type="float" office:value="175.0072362" calcext:value-type="float">
            <text:p>175.0072362</text:p>
          </table:table-cell>
          <table:table-cell table:style-name="ce2" office:value-type="float" office:value="168.9797657" calcext:value-type="float">
            <text:p>168.9797657</text:p>
          </table:table-cell>
          <table:table-cell table:number-columns-repeated="15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9.61182762" calcext:value-type="float">
            <text:p>29.61182762</text:p>
          </table:table-cell>
          <table:table-cell table:style-name="ce2" office:value-type="float" office:value="85.39670308" calcext:value-type="float">
            <text:p>85.39670308</text:p>
          </table:table-cell>
          <table:table-cell table:style-name="ce2" office:value-type="float" office:value="164.2677229" calcext:value-type="float">
            <text:p>164.2677229</text:p>
          </table:table-cell>
          <table:table-cell table:style-name="ce2" office:value-type="float" office:value="165.7099657" calcext:value-type="float">
            <text:p>165.7099657</text:p>
          </table:table-cell>
          <table:table-cell table:style-name="ce2" office:value-type="float" office:value="166.4502002" calcext:value-type="float">
            <text:p>166.4502002</text:p>
          </table:table-cell>
          <table:table-cell table:style-name="ce2" office:value-type="float" office:value="166.7151897" calcext:value-type="float">
            <text:p>166.7151897</text:p>
          </table:table-cell>
          <table:table-cell table:style-name="ce2" office:value-type="float" office:value="167.2913173" calcext:value-type="float">
            <text:p>167.2913173</text:p>
          </table:table-cell>
          <table:table-cell table:style-name="ce2" office:value-type="float" office:value="169.3219644" calcext:value-type="float">
            <text:p>169.3219644</text:p>
          </table:table-cell>
          <table:table-cell table:style-name="ce2" office:value-type="float" office:value="174.0097963" calcext:value-type="float">
            <text:p>174.0097963</text:p>
          </table:table-cell>
          <table:table-cell table:number-columns-repeated="15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7.60422079" calcext:value-type="float">
            <text:p>37.60422079</text:p>
          </table:table-cell>
          <table:table-cell table:style-name="ce2" office:value-type="float" office:value="50.8529732" calcext:value-type="float">
            <text:p>50.8529732</text:p>
          </table:table-cell>
          <table:table-cell table:style-name="ce2" office:value-type="float" office:value="125.4817251" calcext:value-type="float">
            <text:p>125.4817251</text:p>
          </table:table-cell>
          <table:table-cell table:style-name="ce2" office:value-type="float" office:value="157.7034598" calcext:value-type="float">
            <text:p>157.7034598</text:p>
          </table:table-cell>
          <table:table-cell table:style-name="ce2" office:value-type="float" office:value="180.1552175" calcext:value-type="float">
            <text:p>180.1552175</text:p>
          </table:table-cell>
          <table:table-cell table:style-name="ce2" office:value-type="float" office:value="164.0496572" calcext:value-type="float">
            <text:p>164.0496572</text:p>
          </table:table-cell>
          <table:table-cell table:style-name="ce2" office:value-type="float" office:value="165.9382084" calcext:value-type="float">
            <text:p>165.9382084</text:p>
          </table:table-cell>
          <table:table-cell table:style-name="ce2" office:value-type="float" office:value="165.5102207" calcext:value-type="float">
            <text:p>165.5102207</text:p>
          </table:table-cell>
          <table:table-cell table:style-name="ce2" office:value-type="float" office:value="167.0891062" calcext:value-type="float">
            <text:p>167.0891062</text:p>
          </table:table-cell>
          <table:table-cell table:number-columns-repeated="15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7.5863851" calcext:value-type="float">
            <text:p>57.5863851</text:p>
          </table:table-cell>
          <table:table-cell table:style-name="ce2" office:value-type="float" office:value="59.70264581" calcext:value-type="float">
            <text:p>59.70264581</text:p>
          </table:table-cell>
          <table:table-cell table:style-name="ce2" office:value-type="float" office:value="80.2541494" calcext:value-type="float">
            <text:p>80.2541494</text:p>
          </table:table-cell>
          <table:table-cell table:style-name="ce2" office:value-type="float" office:value="139.9586048" calcext:value-type="float">
            <text:p>139.9586048</text:p>
          </table:table-cell>
          <table:table-cell table:style-name="ce2" office:value-type="float" office:value="159.2975505" calcext:value-type="float">
            <text:p>159.2975505</text:p>
          </table:table-cell>
          <table:table-cell table:style-name="ce2" office:value-type="float" office:value="164.8601077" calcext:value-type="float">
            <text:p>164.8601077</text:p>
          </table:table-cell>
          <table:table-cell table:style-name="ce2" office:value-type="float" office:value="170.9650404" calcext:value-type="float">
            <text:p>170.9650404</text:p>
          </table:table-cell>
          <table:table-cell table:style-name="ce2" office:value-type="float" office:value="168.6007509" calcext:value-type="float">
            <text:p>168.6007509</text:p>
          </table:table-cell>
          <table:table-cell table:style-name="ce2" office:value-type="float" office:value="168.5059135" calcext:value-type="float">
            <text:p>168.5059135</text:p>
          </table:table-cell>
          <table:table-cell table:number-columns-repeated="15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97.56123112" calcext:value-type="float">
            <text:p>97.56123112</text:p>
          </table:table-cell>
          <table:table-cell table:style-name="ce2" office:value-type="float" office:value="103.1144763" calcext:value-type="float">
            <text:p>103.1144763</text:p>
          </table:table-cell>
          <table:table-cell table:style-name="ce2" office:value-type="float" office:value="96.3989145" calcext:value-type="float">
            <text:p>96.3989145</text:p>
          </table:table-cell>
          <table:table-cell table:style-name="ce2" office:value-type="float" office:value="104.9014936" calcext:value-type="float">
            <text:p>104.9014936</text:p>
          </table:table-cell>
          <table:table-cell table:style-name="ce2" office:value-type="float" office:value="139.3105517" calcext:value-type="float">
            <text:p>139.3105517</text:p>
          </table:table-cell>
          <table:table-cell table:style-name="ce2" office:value-type="float" office:value="158.8421792" calcext:value-type="float">
            <text:p>158.8421792</text:p>
          </table:table-cell>
          <table:table-cell table:style-name="ce2" office:value-type="float" office:value="165.8080895" calcext:value-type="float">
            <text:p>165.8080895</text:p>
          </table:table-cell>
          <table:table-cell table:style-name="ce2" office:value-type="float" office:value="168.5844428" calcext:value-type="float">
            <text:p>168.5844428</text:p>
          </table:table-cell>
          <table:table-cell table:style-name="ce2" office:value-type="float" office:value="170.1732863" calcext:value-type="float">
            <text:p>170.1732863</text:p>
          </table:table-cell>
          <table:table-cell table:number-columns-repeated="15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33.3610557" calcext:value-type="float">
            <text:p>133.3610557</text:p>
          </table:table-cell>
          <table:table-cell table:style-name="ce2" office:value-type="float" office:value="128.7483681" calcext:value-type="float">
            <text:p>128.7483681</text:p>
          </table:table-cell>
          <table:table-cell table:style-name="ce2" office:value-type="float" office:value="129.312567" calcext:value-type="float">
            <text:p>129.312567</text:p>
          </table:table-cell>
          <table:table-cell table:style-name="ce2" office:value-type="float" office:value="132.4494933" calcext:value-type="float">
            <text:p>132.4494933</text:p>
          </table:table-cell>
          <table:table-cell table:style-name="ce2" office:value-type="float" office:value="133.5800081" calcext:value-type="float">
            <text:p>133.5800081</text:p>
          </table:table-cell>
          <table:table-cell table:style-name="ce2" office:value-type="float" office:value="151.1444845" calcext:value-type="float">
            <text:p>151.1444845</text:p>
          </table:table-cell>
          <table:table-cell table:style-name="ce2" office:value-type="float" office:value="162.8204314" calcext:value-type="float">
            <text:p>162.8204314</text:p>
          </table:table-cell>
          <table:table-cell table:style-name="ce2" office:value-type="float" office:value="166.1594879" calcext:value-type="float">
            <text:p>166.1594879</text:p>
          </table:table-cell>
          <table:table-cell table:style-name="ce2" office:value-type="float" office:value="172.0089429" calcext:value-type="float">
            <text:p>172.0089429</text:p>
          </table:table-cell>
          <table:table-cell table:number-columns-repeated="15"/>
        </table:table-row>
        <table:table-row table:style-name="ro1" table:number-rows-repeated="6">
          <table:table-cell table:number-columns-repeated="25"/>
        </table:table-row>
        <table:table-row table:style-name="ro1">
          <table:table-cell/>
          <table:table-cell table:style-name="ce2" office:value-type="string" calcext:value-type="string">
            <text:p>Indexing time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2">
          <table:table-cell/>
          <table:table-cell table:style-name="ce2" office:value-type="string" calcext:value-type="string">
            <text:p>10outliers</text:p>
          </table:table-cell>
          <table:table-cell table:number-columns-repeated="5"/>
          <table:table-cell table:style-name="ce2" office:value-type="string" calcext:value-type="string">
            <text:p>taking 1000 pivots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Pivot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office:value-type="string" calcext:value-type="string">
            <text:p>Outliers</text:p>
          </table:table-cell>
          <table:table-cell table:style-name="ce2" office:value-type="string" calcext:value-type="string">
            <text:p>Indexing time</text:p>
          </table:table-cell>
          <table:table-cell table:number-columns-repeated="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0.3292310975" calcext:value-type="float">
            <text:p>0.3292310975</text:p>
          </table:table-cell>
          <table:table-cell table:number-columns-repeated="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291440434" calcext:value-type="float">
            <text:p>1.291440434</text:p>
          </table:table-cell>
          <table:table-cell/>
          <table:table-cell table:style-name="ce2" office:value-type="float" office:value="1.524659072" calcext:value-type="float">
            <text:p>1.524659072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01295333" calcext:value-type="float">
            <text:p>33.01295333</text:p>
          </table:table-cell>
          <table:table-cell table:number-columns-repeated="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.129704977" calcext:value-type="float">
            <text:p>2.129704977</text:p>
          </table:table-cell>
          <table:table-cell table:style-name="ce2" office:value-type="float" office:value="2.954573004" calcext:value-type="float">
            <text:p>2.954573004</text:p>
          </table:table-cell>
          <table:table-cell table:style-name="ce2" office:value-type="float" office:value="3.389994249" calcext:value-type="float">
            <text:p>3.389994249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1.64672639" calcext:value-type="float">
            <text:p>31.64672639</text:p>
          </table:table-cell>
          <table:table-cell table:number-columns-repeated="17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.835651367" calcext:value-type="float">
            <text:p>3.835651367</text:p>
          </table:table-cell>
          <table:table-cell table:style-name="ce2" office:value-type="float" office:value="7.182064558" calcext:value-type="float">
            <text:p>7.182064558</text:p>
          </table:table-cell>
          <table:table-cell table:style-name="ce2" office:value-type="float" office:value="9.086673605" calcext:value-type="float">
            <text:p>9.086673605</text:p>
          </table:table-cell>
          <table:table-cell table:number-columns-repeated="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1.74552826" calcext:value-type="float">
            <text:p>31.74552826</text:p>
          </table:table-cell>
          <table:table-cell table:number-columns-repeated="17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.173216961" calcext:value-type="float">
            <text:p>5.173216961</text:p>
          </table:table-cell>
          <table:table-cell table:style-name="ce2" office:value-type="float" office:value="13.67673014" calcext:value-type="float">
            <text:p>13.67673014</text:p>
          </table:table-cell>
          <table:table-cell table:style-name="ce2" office:value-type="float" office:value="16.51593118" calcext:value-type="float">
            <text:p>16.51593118</text:p>
          </table:table-cell>
          <table:table-cell table:number-columns-repeated="2"/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1.57814971" calcext:value-type="float">
            <text:p>31.57814971</text:p>
          </table:table-cell>
          <table:table-cell table:number-columns-repeated="17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/>
          <table:table-cell table:style-name="ce2" office:value-type="float" office:value="23.88490256" calcext:value-type="float">
            <text:p>23.88490256</text:p>
          </table:table-cell>
          <table:table-cell table:style-name="ce2" office:value-type="float" office:value="31.47669956" calcext:value-type="float">
            <text:p>31.47669956</text:p>
          </table:table-cell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1.7161307" calcext:value-type="float">
            <text:p>31.7161307</text:p>
          </table:table-cell>
          <table:table-cell table:number-columns-repeated="17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number-columns-repeated="2"/>
          <table:table-cell table:style-name="ce2" office:value-type="float" office:value="59.41300016" calcext:value-type="float">
            <text:p>59.41300016</text:p>
          </table:table-cell>
          <table:table-cell table:number-columns-repeated="21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/>
          <table:table-cell table:style-name="ce2" office:value-type="float" office:value="45.92487717" calcext:value-type="float">
            <text:p>45.92487717</text:p>
          </table:table-cell>
          <table:table-cell table:style-name="ce2" office:value-type="float" office:value="133.3225416" calcext:value-type="float">
            <text:p>133.3225416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/>
          <table:table-cell table:style-name="ce2" office:value-type="float" office:value="40.4126107" calcext:value-type="float">
            <text:p>40.4126107</text:p>
          </table:table-cell>
          <table:table-cell table:number-columns-repeated="2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style-name="ce2" office:value-type="string" calcext:value-type="string">
            <text:p>Indexing time</text:p>
          </table:table-cell>
          <table:table-cell table:number-columns-repeated="23"/>
        </table:table-row>
        <table:table-row table:style-name="ro1">
          <table:table-cell table:style-name="ce2" office:value-type="string" calcext:value-type="string">
            <text:p>Pivot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.129704977" calcext:value-type="float">
            <text:p>2.129704977</text:p>
          </table:table-cell>
          <table:table-cell table:style-name="ce2" office:value-type="float" office:value="2.954573004" calcext:value-type="float">
            <text:p>2.954573004</text:p>
          </table:table-cell>
          <table:table-cell table:style-name="ce2" office:value-type="float" office:value="3.389994249" calcext:value-type="float">
            <text:p>3.389994249</text:p>
          </table:table-cell>
          <table:table-cell table:number-columns-repeated="21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.835651367" calcext:value-type="float">
            <text:p>3.835651367</text:p>
          </table:table-cell>
          <table:table-cell table:style-name="ce2" office:value-type="float" office:value="7.182064558" calcext:value-type="float">
            <text:p>7.182064558</text:p>
          </table:table-cell>
          <table:table-cell table:style-name="ce2" office:value-type="float" office:value="9.086673605" calcext:value-type="float">
            <text:p>9.086673605</text:p>
          </table:table-cell>
          <table:table-cell table:number-columns-repeated="21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.173216961" calcext:value-type="float">
            <text:p>5.173216961</text:p>
          </table:table-cell>
          <table:table-cell table:style-name="ce2" office:value-type="float" office:value="13.67673014" calcext:value-type="float">
            <text:p>13.67673014</text:p>
          </table:table-cell>
          <table:table-cell table:style-name="ce2" office:value-type="float" office:value="16.51593118" calcext:value-type="float">
            <text:p>16.51593118</text:p>
          </table:table-cell>
          <table:table-cell table:number-columns-repeated="21"/>
        </table:table-row>
        <table:table-row table:style-name="ro1" table:number-rows-repeated="2">
          <table:table-cell table:number-columns-repeated="25"/>
        </table:table-row>
        <table:table-row table:style-name="ro4">
          <table:table-cell/>
          <table:table-cell table:style-name="ce2" office:value-type="string" calcext:value-type="string">
            <text:p>Using 1/20th size of pivot set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Indexing time</text:p>
          </table:table-cell>
          <table:table-cell table:number-columns-repeated="23"/>
        </table:table-row>
        <table:table-row table:style-name="ro1">
          <table:table-cell table:style-name="ce2" office:value-type="string" calcext:value-type="string">
            <text:p>Dataset size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Indexing time</text:p>
          </table:table-cell>
          <table:table-cell table:style-name="ce2" office:value-type="float" office:value="1.291440434" calcext:value-type="float">
            <text:p>1.291440434</text:p>
          </table:table-cell>
          <table:table-cell table:style-name="ce2" office:value-type="float" office:value="13.67673014" calcext:value-type="float">
            <text:p>13.67673014</text:p>
          </table:table-cell>
          <table:table-cell table:style-name="ce2" office:value-type="float" office:value="133.3225416" calcext:value-type="float">
            <text:p>133.3225416</text:p>
          </table:table-cell>
          <table:table-cell table:number-columns-repeated="21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/>
          <table:table-cell table:style-name="ce2" office:value-type="string" calcext:value-type="string">
            <text:p>Pivots</text:p>
          </table:table-cell>
          <table:table-cell table:style-name="ce2" office:value-type="string" calcext:value-type="string">
            <text:p>Indexing time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3292310975" calcext:value-type="float">
            <text:p>0.3292310975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524659072" calcext:value-type="float">
            <text:p>1.524659072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.389994249" calcext:value-type="float">
            <text:p>3.389994249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9.086673605" calcext:value-type="float">
            <text:p>9.086673605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6.51593118" calcext:value-type="float">
            <text:p>16.5159311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1.47669956" calcext:value-type="float">
            <text:p>31.47669956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9.41300016" calcext:value-type="float">
            <text:p>59.41300016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33.3225416" calcext:value-type="float">
            <text:p>133.3225416</text:p>
          </table:table-cell>
          <table:table-cell table:number-columns-repeated="22"/>
        </table:table-row>
        <table:table-row table:style-name="ro1" table:number-rows-repeated="2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3" table:style-name="ta1">
        <table:shapes>
          <draw:frame draw:z-index="0" draw:style-name="gr1" draw:text-style-name="P1" svg:width="15.999cm" svg:height="8.999cm" svg:x="15.905cm" svg:y="1.003cm">
            <draw:object draw:notify-on-update-of-ranges="Sheet3.D3:Sheet3.D3 Sheet3.D4:Sheet3.D12 Sheet3.E3:Sheet3.E3 Sheet3.E4:Sheet3.E12 Sheet3.D3:Sheet3.D3 Sheet3.D4:Sheet3.D12 Sheet3.F3:Sheet3.F3 Sheet3.F4:Sheet3.F12 Sheet3.D3:Sheet3.D3 Sheet3.D4:Sheet3.D12 Sheet3.G3:Sheet3.G3 Sheet3.G4:Sheet3.G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4" table:default-cell-style-name="ce2"/>
        <table:table-row table:style-name="ro1" table:number-rows-repeated="2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stance threshold</text:p>
          </table:table-cell>
          <table:table-cell office:value-type="string" calcext:value-type="string">
            <text:p>Inverted Indexing</text:p>
          </table:table-cell>
          <table:table-cell office:value-type="string" calcext:value-type="string">
            <text:p>MTree</text:p>
          </table:table-cell>
          <table:table-cell office:value-type="string" calcext:value-type="string">
            <text:p>Bit Bounding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29.37458224" calcext:value-type="float">
            <text:p>29.37458224</text:p>
          </table:table-cell>
          <table:table-cell office:value-type="float" office:value="107.1823181" calcext:value-type="float">
            <text:p>107.1823181</text:p>
          </table:table-cell>
          <table:table-cell office:value-type="float" office:value="146.6163294" calcext:value-type="float">
            <text:p>146.6163294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35.10997253" calcext:value-type="float">
            <text:p>35.10997253</text:p>
          </table:table-cell>
          <table:table-cell office:value-type="float" office:value="297.8381414" calcext:value-type="float">
            <text:p>297.8381414</text:p>
          </table:table-cell>
          <table:table-cell office:value-type="float" office:value="217.9150917" calcext:value-type="float">
            <text:p>217.9150917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39.32821769" calcext:value-type="float">
            <text:p>39.32821769</text:p>
          </table:table-cell>
          <table:table-cell office:value-type="float" office:value="303.2994695" calcext:value-type="float">
            <text:p>303.2994695</text:p>
          </table:table-cell>
          <table:table-cell office:value-type="float" office:value="272.7101361" calcext:value-type="float">
            <text:p>272.7101361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43.20251988" calcext:value-type="float">
            <text:p>43.20251988</text:p>
          </table:table-cell>
          <table:table-cell office:value-type="float" office:value="295.2179914" calcext:value-type="float">
            <text:p>295.2179914</text:p>
          </table:table-cell>
          <table:table-cell office:value-type="float" office:value="292.4566623" calcext:value-type="float">
            <text:p>292.4566623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56.92043218" calcext:value-type="float">
            <text:p>56.92043218</text:p>
          </table:table-cell>
          <table:table-cell office:value-type="float" office:value="299.248134" calcext:value-type="float">
            <text:p>299.248134</text:p>
          </table:table-cell>
          <table:table-cell office:value-type="float" office:value="304.6924106" calcext:value-type="float">
            <text:p>304.6924106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69.95566644" calcext:value-type="float">
            <text:p>69.95566644</text:p>
          </table:table-cell>
          <table:table-cell office:value-type="float" office:value="297.995192" calcext:value-type="float">
            <text:p>297.995192</text:p>
          </table:table-cell>
          <table:table-cell office:value-type="float" office:value="294.1471833" calcext:value-type="float">
            <text:p>294.1471833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91.30182238" calcext:value-type="float">
            <text:p>91.30182238</text:p>
          </table:table-cell>
          <table:table-cell office:value-type="float" office:value="289.2738744" calcext:value-type="float">
            <text:p>289.2738744</text:p>
          </table:table-cell>
          <table:table-cell office:value-type="float" office:value="295.0616706" calcext:value-type="float">
            <text:p>295.0616706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27.5203695" calcext:value-type="float">
            <text:p>127.5203695</text:p>
          </table:table-cell>
          <table:table-cell office:value-type="float" office:value="301.1660971" calcext:value-type="float">
            <text:p>301.1660971</text:p>
          </table:table-cell>
          <table:table-cell office:value-type="float" office:value="287.0035369" calcext:value-type="float">
            <text:p>287.0035369</text:p>
          </table:table-cell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191.9871398" calcext:value-type="float">
            <text:p>191.9871398</text:p>
          </table:table-cell>
          <table:table-cell office:value-type="float" office:value="294.3855533" calcext:value-type="float">
            <text:p>294.3855533</text:p>
          </table:table-cell>
          <table:table-cell office:value-type="float" office:value="289.8519661" calcext:value-type="float">
            <text:p>289.8519661</text:p>
          </table:table-cell>
        </table:table-row>
      </table:table>
      <table:table table:name="Inverted index" table:style-name="ta1">
        <table:shapes>
          <draw:frame draw:z-index="0" draw:style-name="gr1" draw:text-style-name="P1" svg:width="15.999cm" svg:height="8.999cm" svg:x="9.132cm" svg:y="0.1cm">
            <draw:object draw:notify-on-update-of-ranges="'Inverted index'.A1:'Inverted index'.A1 'Inverted index'.B1:'Inverted index'.D1 'Inverted index'.A2:'Inverted index'.A2 'Inverted index'.B2:'Inverted index'.D2 'Inverted index'.A3:'Inverted index'.A3 'Inverted index'.B3:'Inverted index'.D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5.999cm" svg:height="8.999cm" svg:x="25.018cm" svg:y="6.333cm">
            <draw:object draw:notify-on-update-of-ranges="'Inverted index'.C27:'Inverted index'.C27 'Inverted index'.C28:'Inverted index'.C36 'Inverted index'.D27:'Inverted index'.D27 'Inverted index'.D28:'Inverted index'.D36 'Inverted index'.E27:'Inverted index'.E27 'Inverted index'.E28:'Inverted index'.E36 'Inverted index'.F27:'Inverted index'.F27 'Inverted index'.F28:'Inverted index'.F36 'Inverted index'.G27:'Inverted index'.G27 'Inverted index'.G28:'Inverted index'.G3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.999cm" svg:height="8.999cm" svg:x="15.905cm" svg:y="17.489cm">
            <draw:object draw:notify-on-update-of-ranges="'Inverted index'.C41:'Inverted index'.C41 'Inverted index'.C42:'Inverted index'.C50 'Inverted index'.D41:'Inverted index'.D41 'Inverted index'.D42:'Inverted index'.D50 'Inverted index'.E41:'Inverted index'.E41 'Inverted index'.E42:'Inverted index'.E50 'Inverted index'.F41:'Inverted index'.F41 'Inverted index'.F42:'Inverted index'.F50 'Inverted index'.G41:'Inverted index'.G41 'Inverted index'.G42:'Inverted index'.G50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INARY</text:p>
          </table:table-cell>
          <table:table-cell table:style-name="ce2" office:value-type="float" office:value="1.684628577" calcext:value-type="float">
            <text:p>1.684628577</text:p>
          </table:table-cell>
          <table:table-cell table:style-name="ce2" office:value-type="float" office:value="1.349417846" calcext:value-type="float">
            <text:p>1.349417846</text:p>
          </table:table-cell>
          <table:table-cell office:value-type="float" office:value="1.455371528" calcext:value-type="float">
            <text:p>1.455371528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ON_BINARY</text:p>
          </table:table-cell>
          <table:table-cell table:style-name="ce2" office:value-type="float" office:value="1.827255721" calcext:value-type="float">
            <text:p>1.827255721</text:p>
          </table:table-cell>
          <table:table-cell table:style-name="ce2" office:value-type="float" office:value="1.439884393" calcext:value-type="float">
            <text:p>1.439884393</text:p>
          </table:table-cell>
          <table:table-cell office:value-type="float" office:value="1.513087764" calcext:value-type="float">
            <text:p>1.513087764</text:p>
          </table:table-cell>
          <table:table-cell table:number-columns-repeated="3"/>
        </table:table-row>
        <table:table-row table:style-name="ro1" table:number-rows-repeated="2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2" office:value-type="string" calcext:value-type="string">
            <text:p>BINARY</text:p>
          </table:table-cell>
          <table:table-cell table:style-name="ce3"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00000" calcext:value-type="float">
            <text:p>200000</text:p>
          </table:table-cell>
        </table:table-row>
        <table:table-row table:style-name="ro1">
          <table:table-cell table:number-columns-repeated="2"/>
          <table:table-cell table:style-name="ce2" office:value-type="float" office:value="0.1" calcext:value-type="float">
            <text:p>0.1</text:p>
          </table:table-cell>
          <table:table-cell office:value-type="float" office:value="5.451236482" calcext:value-type="float">
            <text:p>5.451236482</text:p>
          </table:table-cell>
          <table:table-cell table:style-name="ce2" office:value-type="float" office:value="47.93750751" calcext:value-type="float">
            <text:p>47.93750751</text:p>
          </table:table-cell>
          <table:table-cell table:style-name="ce2" office:value-type="float" office:value="410.6637975" calcext:value-type="float">
            <text:p>410.6637975</text:p>
          </table:table-cell>
          <table:table-cell table:style-name="ce2" office:value-type="float" office:value="776.7649653" calcext:value-type="float">
            <text:p>776.7649653</text:p>
          </table:table-cell>
        </table:table-row>
        <table:table-row table:style-name="ro1">
          <table:table-cell table:number-columns-repeated="2"/>
          <table:table-cell table:style-name="ce2" office:value-type="float" office:value="0.2" calcext:value-type="float">
            <text:p>0.2</text:p>
          </table:table-cell>
          <table:table-cell office:value-type="float" office:value="5.927604516" calcext:value-type="float">
            <text:p>5.927604516</text:p>
          </table:table-cell>
          <table:table-cell table:style-name="ce2" office:value-type="float" office:value="53.23102939" calcext:value-type="float">
            <text:p>53.23102939</text:p>
          </table:table-cell>
          <table:table-cell table:style-name="ce2" office:value-type="float" office:value="459.3421157" calcext:value-type="float">
            <text:p>459.3421157</text:p>
          </table:table-cell>
          <table:table-cell table:style-name="ce2" office:value-type="float" office:value="859.3060838" calcext:value-type="float">
            <text:p>859.3060838</text:p>
          </table:table-cell>
        </table:table-row>
        <table:table-row table:style-name="ro1">
          <table:table-cell table:number-columns-repeated="2"/>
          <table:table-cell table:style-name="ce2" office:value-type="float" office:value="0.3" calcext:value-type="float">
            <text:p>0.3</text:p>
          </table:table-cell>
          <table:table-cell office:value-type="float" office:value="6.57477331" calcext:value-type="float">
            <text:p>6.57477331</text:p>
          </table:table-cell>
          <table:table-cell table:style-name="ce2" office:value-type="float" office:value="62.25373037" calcext:value-type="float">
            <text:p>62.25373037</text:p>
          </table:table-cell>
          <table:table-cell table:style-name="ce2" office:value-type="float" office:value="550.6859449" calcext:value-type="float">
            <text:p>550.6859449</text:p>
          </table:table-cell>
          <table:table-cell table:style-name="ce2" office:value-type="float" office:value="1033.699747" calcext:value-type="float">
            <text:p>1033.699747</text:p>
          </table:table-cell>
        </table:table-row>
        <table:table-row table:style-name="ro1">
          <table:table-cell table:number-columns-repeated="2"/>
          <table:table-cell table:style-name="ce2" office:value-type="float" office:value="0.4" calcext:value-type="float">
            <text:p>0.4</text:p>
          </table:table-cell>
          <table:table-cell office:value-type="float" office:value="7.733251047" calcext:value-type="float">
            <text:p>7.733251047</text:p>
          </table:table-cell>
          <table:table-cell table:style-name="ce2" office:value-type="float" office:value="74.87621793" calcext:value-type="float">
            <text:p>74.87621793</text:p>
          </table:table-cell>
          <table:table-cell table:style-name="ce2" office:value-type="float" office:value="665.0124599" calcext:value-type="float">
            <text:p>665.0124599</text:p>
          </table:table-cell>
          <table:table-cell table:style-name="ce2" office:value-type="float" office:value="1251.065067" calcext:value-type="float">
            <text:p>1251.065067</text:p>
          </table:table-cell>
        </table:table-row>
        <table:table-row table:style-name="ro1"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office:value-type="float" office:value="9.308366593" calcext:value-type="float">
            <text:p>9.308366593</text:p>
          </table:table-cell>
          <table:table-cell table:style-name="ce2" office:value-type="float" office:value="91.6379527" calcext:value-type="float">
            <text:p>91.6379527</text:p>
          </table:table-cell>
          <table:table-cell table:style-name="ce2" office:value-type="float" office:value="823.1049111" calcext:value-type="float">
            <text:p>823.1049111</text:p>
          </table:table-cell>
          <table:table-cell table:style-name="ce2" office:value-type="float" office:value="1556.630309" calcext:value-type="float">
            <text:p>1556.630309</text:p>
          </table:table-cell>
        </table:table-row>
        <table:table-row table:style-name="ro1"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11.5572022" calcext:value-type="float">
            <text:p>11.5572022</text:p>
          </table:table-cell>
          <table:table-cell table:style-name="ce2" office:value-type="float" office:value="113.728038" calcext:value-type="float">
            <text:p>113.728038</text:p>
          </table:table-cell>
          <table:table-cell table:style-name="ce2" office:value-type="float" office:value="1041.410488" calcext:value-type="float">
            <text:p>1041.410488</text:p>
          </table:table-cell>
          <table:table-cell table:style-name="ce2" office:value-type="float" office:value="1976.196625" calcext:value-type="float">
            <text:p>1976.196625</text:p>
          </table:table-cell>
        </table:table-row>
        <table:table-row table:style-name="ro1">
          <table:table-cell table:number-columns-repeated="2"/>
          <table:table-cell table:style-name="ce2" office:value-type="float" office:value="0.7" calcext:value-type="float">
            <text:p>0.7</text:p>
          </table:table-cell>
          <table:table-cell office:value-type="float" office:value="14.48173832" calcext:value-type="float">
            <text:p>14.48173832</text:p>
          </table:table-cell>
          <table:table-cell table:style-name="ce2" office:value-type="float" office:value="144.6278864" calcext:value-type="float">
            <text:p>144.6278864</text:p>
          </table:table-cell>
          <table:table-cell table:style-name="ce2" office:value-type="float" office:value="1339.185118" calcext:value-type="float">
            <text:p>1339.185118</text:p>
          </table:table-cell>
          <table:table-cell table:style-name="ce2" office:value-type="float" office:value="2568.638003" calcext:value-type="float">
            <text:p>2568.638003</text:p>
          </table:table-cell>
        </table:table-row>
        <table:table-row table:style-name="ro1">
          <table:table-cell table:number-columns-repeated="2"/>
          <table:table-cell table:style-name="ce2" office:value-type="float" office:value="0.8" calcext:value-type="float">
            <text:p>0.8</text:p>
          </table:table-cell>
          <table:table-cell office:value-type="float" office:value="18.61218609" calcext:value-type="float">
            <text:p>18.61218609</text:p>
          </table:table-cell>
          <table:table-cell table:style-name="ce2" office:value-type="float" office:value="185.2795587" calcext:value-type="float">
            <text:p>185.2795587</text:p>
          </table:table-cell>
          <table:table-cell table:style-name="ce2" office:value-type="float" office:value="1756.247662" calcext:value-type="float">
            <text:p>1756.247662</text:p>
          </table:table-cell>
          <table:table-cell table:style-name="ce2" office:value-type="float" office:value="3396.452903" calcext:value-type="float">
            <text:p>3396.452903</text:p>
          </table:table-cell>
        </table:table-row>
        <table:table-row table:style-name="ro1">
          <table:table-cell table:number-columns-repeated="2"/>
          <table:table-cell table:style-name="ce2" office:value-type="float" office:value="0.9" calcext:value-type="float">
            <text:p>0.9</text:p>
          </table:table-cell>
          <table:table-cell office:value-type="float" office:value="24.2592101" calcext:value-type="float">
            <text:p>24.2592101</text:p>
          </table:table-cell>
          <table:table-cell table:style-name="ce2" office:value-type="float" office:value="242.3811972" calcext:value-type="float">
            <text:p>242.3811972</text:p>
          </table:table-cell>
          <table:table-cell table:style-name="ce2" office:value-type="float" office:value="2320.87522" calcext:value-type="float">
            <text:p>2320.87522</text:p>
          </table:table-cell>
          <table:table-cell table:style-name="ce2" office:value-type="float" office:value="4540.309089" calcext:value-type="float">
            <text:p>4540.309089</text:p>
          </table:table-cell>
        </table:table-row>
        <table:table-row table:style-name="ro1" table:number-rows-repeated="3">
          <table:table-cell table:number-columns-repeated="2"/>
          <table:table-cell table:style-name="ce3" table:number-columns-repeated="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2" office:value-type="string" calcext:value-type="string">
            <text:p>NON BINARY</text:p>
          </table:table-cell>
          <table:table-cell table:style-name="ce3"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00000" calcext:value-type="float">
            <text:p>200000</text:p>
          </table:table-cell>
        </table:table-row>
        <table:table-row table:style-name="ro1">
          <table:table-cell table:number-columns-repeated="2"/>
          <table:table-cell table:style-name="ce2" office:value-type="float" office:value="0.1" calcext:value-type="float">
            <text:p>0.1</text:p>
          </table:table-cell>
          <table:table-cell office:value-type="float" office:value="3.944899342" calcext:value-type="float">
            <text:p>3.944899342</text:p>
          </table:table-cell>
          <table:table-cell table:style-name="ce2" office:value-type="float" office:value="34.32011686" calcext:value-type="float">
            <text:p>34.32011686</text:p>
          </table:table-cell>
          <table:table-cell table:style-name="ce2" office:value-type="float" office:value="277.7290817" calcext:value-type="float">
            <text:p>277.7290817</text:p>
          </table:table-cell>
          <table:table-cell table:style-name="ce2" office:value-type="float" office:value="485.470212" calcext:value-type="float">
            <text:p>485.470212</text:p>
          </table:table-cell>
        </table:table-row>
        <table:table-row table:style-name="ro1">
          <table:table-cell table:number-columns-repeated="2"/>
          <table:table-cell table:style-name="ce2" office:value-type="float" office:value="0.2" calcext:value-type="float">
            <text:p>0.2</text:p>
          </table:table-cell>
          <table:table-cell office:value-type="float" office:value="4.626676074" calcext:value-type="float">
            <text:p>4.626676074</text:p>
          </table:table-cell>
          <table:table-cell table:style-name="ce2" office:value-type="float" office:value="40.33078031" calcext:value-type="float">
            <text:p>40.33078031</text:p>
          </table:table-cell>
          <table:table-cell table:style-name="ce2" office:value-type="float" office:value="337.6206098" calcext:value-type="float">
            <text:p>337.6206098</text:p>
          </table:table-cell>
          <table:table-cell table:style-name="ce2" office:value-type="float" office:value="596.3910451" calcext:value-type="float">
            <text:p>596.3910451</text:p>
          </table:table-cell>
        </table:table-row>
        <table:table-row table:style-name="ro1">
          <table:table-cell table:number-columns-repeated="2"/>
          <table:table-cell table:style-name="ce2" office:value-type="float" office:value="0.3" calcext:value-type="float">
            <text:p>0.3</text:p>
          </table:table-cell>
          <table:table-cell office:value-type="float" office:value="5.916914824" calcext:value-type="float">
            <text:p>5.916914824</text:p>
          </table:table-cell>
          <table:table-cell table:style-name="ce2" office:value-type="float" office:value="52.45718753" calcext:value-type="float">
            <text:p>52.45718753</text:p>
          </table:table-cell>
          <table:table-cell table:style-name="ce2" office:value-type="float" office:value="446.6546466" calcext:value-type="float">
            <text:p>446.6546466</text:p>
          </table:table-cell>
          <table:table-cell table:style-name="ce2" office:value-type="float" office:value="826.6685434" calcext:value-type="float">
            <text:p>826.6685434</text:p>
          </table:table-cell>
        </table:table-row>
        <table:table-row table:style-name="ro1">
          <table:table-cell table:number-columns-repeated="2"/>
          <table:table-cell table:style-name="ce2" office:value-type="float" office:value="0.4" calcext:value-type="float">
            <text:p>0.4</text:p>
          </table:table-cell>
          <table:table-cell office:value-type="float" office:value="7.415268019" calcext:value-type="float">
            <text:p>7.415268019</text:p>
          </table:table-cell>
          <table:table-cell table:style-name="ce2" office:value-type="float" office:value="70.52441725" calcext:value-type="float">
            <text:p>70.52441725</text:p>
          </table:table-cell>
          <table:table-cell table:style-name="ce2" office:value-type="float" office:value="625.3072984" calcext:value-type="float">
            <text:p>625.3072984</text:p>
          </table:table-cell>
          <table:table-cell table:style-name="ce2" office:value-type="float" office:value="1162.332165" calcext:value-type="float">
            <text:p>1162.332165</text:p>
          </table:table-cell>
        </table:table-row>
        <table:table-row table:style-name="ro1"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office:value-type="float" office:value="9.937143405" calcext:value-type="float">
            <text:p>9.937143405</text:p>
          </table:table-cell>
          <table:table-cell table:style-name="ce2" office:value-type="float" office:value="96.20460769" calcext:value-type="float">
            <text:p>96.20460769</text:p>
          </table:table-cell>
          <table:table-cell table:style-name="ce2" office:value-type="float" office:value="875.4318902" calcext:value-type="float">
            <text:p>875.4318902</text:p>
          </table:table-cell>
          <table:table-cell table:style-name="ce2" office:value-type="float" office:value="1643.795028" calcext:value-type="float">
            <text:p>1643.795028</text:p>
          </table:table-cell>
        </table:table-row>
        <table:table-row table:style-name="ro1"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13.37002714" calcext:value-type="float">
            <text:p>13.37002714</text:p>
          </table:table-cell>
          <table:table-cell table:style-name="ce2" office:value-type="float" office:value="131.248698" calcext:value-type="float">
            <text:p>131.248698</text:p>
          </table:table-cell>
          <table:table-cell table:style-name="ce2" office:value-type="float" office:value="1219.786454" calcext:value-type="float">
            <text:p>1219.786454</text:p>
          </table:table-cell>
          <table:table-cell table:style-name="ce2" office:value-type="float" office:value="2321.426377" calcext:value-type="float">
            <text:p>2321.426377</text:p>
          </table:table-cell>
        </table:table-row>
        <table:table-row table:style-name="ro1">
          <table:table-cell table:number-columns-repeated="2"/>
          <table:table-cell table:style-name="ce2" office:value-type="float" office:value="0.7" calcext:value-type="float">
            <text:p>0.7</text:p>
          </table:table-cell>
          <table:table-cell office:value-type="float" office:value="17.78200961" calcext:value-type="float">
            <text:p>17.78200961</text:p>
          </table:table-cell>
          <table:table-cell table:style-name="ce2" office:value-type="float" office:value="176.6106654" calcext:value-type="float">
            <text:p>176.6106654</text:p>
          </table:table-cell>
          <table:table-cell table:style-name="ce2" office:value-type="float" office:value="1690.574838" calcext:value-type="float">
            <text:p>1690.574838</text:p>
          </table:table-cell>
          <table:table-cell table:style-name="ce2" office:value-type="float" office:value="3230.933406" calcext:value-type="float">
            <text:p>3230.933406</text:p>
          </table:table-cell>
        </table:table-row>
        <table:table-row table:style-name="ro1">
          <table:table-cell table:number-columns-repeated="2"/>
          <table:table-cell table:style-name="ce2" office:value-type="float" office:value="0.8" calcext:value-type="float">
            <text:p>0.8</text:p>
          </table:table-cell>
          <table:table-cell office:value-type="float" office:value="23.34721106" calcext:value-type="float">
            <text:p>23.34721106</text:p>
          </table:table-cell>
          <table:table-cell table:style-name="ce2" office:value-type="float" office:value="232.8879168" calcext:value-type="float">
            <text:p>232.8879168</text:p>
          </table:table-cell>
          <table:table-cell table:style-name="ce2" office:value-type="float" office:value="2260.912504" calcext:value-type="float">
            <text:p>2260.912504</text:p>
          </table:table-cell>
          <table:table-cell table:style-name="ce2" office:value-type="float" office:value="4346.756728" calcext:value-type="float">
            <text:p>4346.756728</text:p>
          </table:table-cell>
        </table:table-row>
        <table:table-row table:style-name="ro1">
          <table:table-cell table:number-columns-repeated="2"/>
          <table:table-cell table:style-name="ce2" office:value-type="float" office:value="0.9" calcext:value-type="float">
            <text:p>0.9</text:p>
          </table:table-cell>
          <table:table-cell office:value-type="float" office:value="29.533842" calcext:value-type="float">
            <text:p>29.533842</text:p>
          </table:table-cell>
          <table:table-cell table:style-name="ce2" office:value-type="float" office:value="280.281191" calcext:value-type="float">
            <text:p>280.281191</text:p>
          </table:table-cell>
          <table:table-cell table:style-name="ce2" office:value-type="float" office:value="2764.389679" calcext:value-type="float">
            <text:p>2764.389679</text:p>
          </table:table-cell>
          <table:table-cell table:style-name="ce2" office:value-type="float" office:value="5371.661469" calcext:value-type="float">
            <text:p>5371.661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3:32:16.225166779</meta:creation-date>
    <dc:date>2015-04-28T23:59:41.364276941</dc:date>
    <meta:editing-duration>P5DT8H21M52S</meta:editing-duration>
    <meta:editing-cycles>1</meta:editing-cycles>
    <meta:document-statistic meta:table-count="4" meta:cell-count="725" meta:object-count="17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82cm" svg:height="13.415cm" xlink:href=".." xlink:type="simple" chart:class="chart:scatter" chart:style-name="ch1">
        <chart:title svg:x="6.878cm" svg:y="0.404cm" chart:style-name="ch2">
          <text:p>Comparison of techniques</text:p>
        </chart:title>
        <chart:subtitle svg:x="5.952cm" svg:y="1.477cm" chart:style-name="ch3">
          <text:p>(200k size non-binary fingerprint dataset)</text:p>
        </chart:subtitle>
        <chart:legend chart:legend-position="end" svg:x="15.092cm" svg:y="5.91cm" style:legend-expansion="high" chart:style-name="ch4"/>
        <chart:plot-area chart:style-name="ch5" table:cell-range-address="Comparison.E8:Comparison.H17" chart:data-source-has-labels="both" svg:x="1.762cm" svg:y="2.454cm" svg:width="12.949cm" svg:height="9.712cm">
          <chartooo:coordinate-region svg:x="2.754cm" svg:y="2.653cm" svg:width="11.863cm" svg:height="8.866cm"/>
          <chart:axis chart:dimension="x" chart:name="primary-x" chart:style-name="ch6" chartooo:axis-type="auto">
            <chart:title svg:x="6.79cm" svg:y="12.434cm" chart:style-name="ch7">
              <text:p>Distance Threshold</text:p>
            </chart:title>
            <chart:categories table:cell-range-address="Comparison.E9:Comparison.E17"/>
            <chart:grid chart:style-name="ch8" chart:class="major"/>
          </chart:axis>
          <chart:axis chart:dimension="y" chart:name="primary-y" chart:style-name="ch6">
            <chart:title svg:x="0.45cm" svg:y="10.624cm" chart:style-name="ch9">
              <text:p>Range Search Time 
(in ms per compound on avg)</text:p>
            </chart:title>
            <chart:grid chart:style-name="ch8" chart:class="major"/>
          </chart:axis>
          <chart:series chart:style-name="ch10" chart:values-cell-range-address="Comparison.F9:Comparison.F17" chart:label-cell-address="Comparison.F8:Comparison.F8" chart:class="chart:scatter">
            <chart:domain table:cell-range-address="Comparison.E9:Comparison.E17"/>
            <chart:data-point chart:repeated="9"/>
          </chart:series>
          <chart:series chart:style-name="ch11" chart:values-cell-range-address="Comparison.G9:Comparison.G17" chart:label-cell-address="Comparison.G8:Comparison.G8" chart:class="chart:scatter">
            <chart:data-point chart:repeated="9"/>
          </chart:series>
          <chart:series chart:style-name="ch12" chart:values-cell-range-address="Comparison.H9:Comparison.H17" chart:label-cell-address="Comparison.H8:Comparison.H8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tree</text:p>
                <draw:g>
                  <svg:desc>Comparison.F8:Comparison.F8</svg:desc>
                </draw:g>
              </table:table-cell>
              <table:table-cell office:value-type="string">
                <text:p> Bit bound</text:p>
                <draw:g>
                  <svg:desc>Comparison.G8:Comparison.G8</svg:desc>
                </draw:g>
              </table:table-cell>
              <table:table-cell office:value-type="string">
                <text:p>Inverted Indexing</text:p>
                <draw:g>
                  <svg:desc>Comparison.H8:Comparison.H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Comparison.E9:Comparison.E17</svg:desc>
                </draw:g>
              </table:table-cell>
              <table:table-cell office:value-type="float" office:value="386.286549">
                <text:p>386.286549</text:p>
                <draw:g>
                  <svg:desc>Comparison.F9:Comparison.F17</svg:desc>
                </draw:g>
              </table:table-cell>
              <table:table-cell office:value-type="float" office:value="820.3638749">
                <text:p>820.3638749</text:p>
                <draw:g>
                  <svg:desc>Comparison.G9:Comparison.G17</svg:desc>
                </draw:g>
              </table:table-cell>
              <table:table-cell office:value-type="float" office:value="485.470212">
                <text:p>485.470212</text:p>
                <draw:g>
                  <svg:desc>Comparison.H9:Comparison.H1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50.1953386">
                <text:p>550.1953386</text:p>
              </table:table-cell>
              <table:table-cell office:value-type="float" office:value="1661.947007">
                <text:p>1661.947007</text:p>
              </table:table-cell>
              <table:table-cell office:value-type="float" office:value="596.3910451">
                <text:p>596.391045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473.023198">
                <text:p>2473.023198</text:p>
              </table:table-cell>
              <table:table-cell office:value-type="float" office:value="2524.738663">
                <text:p>2524.738663</text:p>
              </table:table-cell>
              <table:table-cell office:value-type="float" office:value="826.6685434">
                <text:p>826.668543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936.808636">
                <text:p>4936.808636</text:p>
              </table:table-cell>
              <table:table-cell office:value-type="float" office:value="3363.817437">
                <text:p>3363.817437</text:p>
              </table:table-cell>
              <table:table-cell office:value-type="float" office:value="1162.332165">
                <text:p>1162.3321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063.290607">
                <text:p>5063.290607</text:p>
              </table:table-cell>
              <table:table-cell office:value-type="float" office:value="4090.751155">
                <text:p>4090.751155</text:p>
              </table:table-cell>
              <table:table-cell office:value-type="float" office:value="1643.795028">
                <text:p>1643.79502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5122.609976">
                <text:p>5122.609976</text:p>
              </table:table-cell>
              <table:table-cell office:value-type="float" office:value="4654.190322">
                <text:p>4654.190322</text:p>
              </table:table-cell>
              <table:table-cell office:value-type="float" office:value="2321.426377">
                <text:p>2321.42637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5145.041938">
                <text:p>5145.041938</text:p>
              </table:table-cell>
              <table:table-cell office:value-type="float" office:value="5018.220471">
                <text:p>5018.220471</text:p>
              </table:table-cell>
              <table:table-cell office:value-type="float" office:value="3230.933406">
                <text:p>3230.93340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5152.297697">
                <text:p>5152.297697</text:p>
              </table:table-cell>
              <table:table-cell office:value-type="float" office:value="5175.073409">
                <text:p>5175.073409</text:p>
              </table:table-cell>
              <table:table-cell office:value-type="float" office:value="4346.756728">
                <text:p>4346.75672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5178.022697">
                <text:p>5178.022697</text:p>
              </table:table-cell>
              <table:table-cell office:value-type="float" office:value="5229.718132">
                <text:p>5229.718132</text:p>
              </table:table-cell>
              <table:table-cell office:value-type="float" office:value="5371.661469">
                <text:p>5371.661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cm" svg:y="0.316cm" chart:style-name="ch2">
          <text:p>Comparison of Techniques on DUD dataset</text:p>
        </chart:title>
        <chart:legend chart:legend-position="end" svg:x="12.01cm" svg:y="3.703cm" style:legend-expansion="high" chart:style-name="ch3"/>
        <chart:plot-area chart:style-name="ch4" table:cell-range-address="Sheet3.D3:Sheet3.G12" chart:data-source-has-labels="row" svg:x="1.701cm" svg:y="1.301cm" svg:width="9.989cm" svg:height="6.538cm">
          <chartooo:coordinate-region svg:x="2.508cm" svg:y="1.5cm" svg:width="9.088cm" svg:height="5.692cm"/>
          <chart:axis chart:dimension="x" chart:name="primary-x" chart:style-name="ch5">
            <chart:title svg:x="5.288cm" svg:y="8.019cm" chart:style-name="ch6">
              <text:p>Distance threshold</text:p>
            </chart:title>
          </chart:axis>
          <chart:axis chart:dimension="y" chart:name="primary-y" chart:style-name="ch5">
            <chart:title svg:x="0.451cm" svg:y="7.882cm" chart:style-name="ch7">
              <text:p>Range Query Time 
(in milliseconds per compund on an average)</text:p>
            </chart:title>
            <chart:grid chart:style-name="ch8" chart:class="major"/>
          </chart:axis>
          <chart:series chart:style-name="ch9" chart:values-cell-range-address="Sheet3.E4:Sheet3.E12" chart:label-cell-address="Sheet3.E3:Sheet3.E3" chart:class="chart:scatter">
            <chart:domain table:cell-range-address="Sheet3.D4:Sheet3.D12"/>
            <chart:data-point chart:repeated="9"/>
          </chart:series>
          <chart:series chart:style-name="ch10" chart:values-cell-range-address="Sheet3.F4:Sheet3.F12" chart:label-cell-address="Sheet3.F3:Sheet3.F3" chart:class="chart:scatter">
            <chart:data-point chart:repeated="9"/>
          </chart:series>
          <chart:series chart:style-name="ch11" chart:values-cell-range-address="Sheet3.G4:Sheet3.G12" chart:label-cell-address="Sheet3.G3:Sheet3.G3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Inverted Indexing</text:p>
                <draw:g>
                  <svg:desc>Sheet3.E3:Sheet3.E3</svg:desc>
                </draw:g>
              </table:table-cell>
              <table:table-cell office:value-type="string">
                <text:p>MTree</text:p>
                <draw:g>
                  <svg:desc>Sheet3.F3:Sheet3.F3</svg:desc>
                </draw:g>
              </table:table-cell>
              <table:table-cell office:value-type="string">
                <text:p>Bit Bounding</text:p>
                <draw:g>
                  <svg:desc>Sheet3.G3:Sheet3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3.D4:Sheet3.D12</svg:desc>
                </draw:g>
              </table:table-cell>
              <table:table-cell office:value-type="float" office:value="29.37458224">
                <text:p>29.37458224</text:p>
                <draw:g>
                  <svg:desc>Sheet3.E4:Sheet3.E12</svg:desc>
                </draw:g>
              </table:table-cell>
              <table:table-cell office:value-type="float" office:value="107.1823181">
                <text:p>107.1823181</text:p>
                <draw:g>
                  <svg:desc>Sheet3.F4:Sheet3.F12</svg:desc>
                </draw:g>
              </table:table-cell>
              <table:table-cell office:value-type="float" office:value="146.6163294">
                <text:p>146.6163294</text:p>
                <draw:g>
                  <svg:desc>Sheet3.G4:Sheet3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5.10997253">
                <text:p>35.10997253</text:p>
              </table:table-cell>
              <table:table-cell office:value-type="float" office:value="297.8381414">
                <text:p>297.8381414</text:p>
              </table:table-cell>
              <table:table-cell office:value-type="float" office:value="217.9150917">
                <text:p>217.9150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39.32821769">
                <text:p>39.32821769</text:p>
              </table:table-cell>
              <table:table-cell office:value-type="float" office:value="303.2994695">
                <text:p>303.2994695</text:p>
              </table:table-cell>
              <table:table-cell office:value-type="float" office:value="272.7101361">
                <text:p>272.7101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43.20251988">
                <text:p>43.20251988</text:p>
              </table:table-cell>
              <table:table-cell office:value-type="float" office:value="295.2179914">
                <text:p>295.2179914</text:p>
              </table:table-cell>
              <table:table-cell office:value-type="float" office:value="292.4566623">
                <text:p>292.4566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56.92043218">
                <text:p>56.92043218</text:p>
              </table:table-cell>
              <table:table-cell office:value-type="float" office:value="299.248134">
                <text:p>299.248134</text:p>
              </table:table-cell>
              <table:table-cell office:value-type="float" office:value="304.6924106">
                <text:p>304.6924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69.95566644">
                <text:p>69.95566644</text:p>
              </table:table-cell>
              <table:table-cell office:value-type="float" office:value="297.995192">
                <text:p>297.995192</text:p>
              </table:table-cell>
              <table:table-cell office:value-type="float" office:value="294.1471833">
                <text:p>294.1471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91.30182238">
                <text:p>91.30182238</text:p>
              </table:table-cell>
              <table:table-cell office:value-type="float" office:value="289.2738744">
                <text:p>289.2738744</text:p>
              </table:table-cell>
              <table:table-cell office:value-type="float" office:value="295.0616706">
                <text:p>295.0616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27.5203695">
                <text:p>127.5203695</text:p>
              </table:table-cell>
              <table:table-cell office:value-type="float" office:value="301.1660971">
                <text:p>301.1660971</text:p>
              </table:table-cell>
              <table:table-cell office:value-type="float" office:value="287.0035369">
                <text:p>287.0035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91.9871398">
                <text:p>191.9871398</text:p>
              </table:table-cell>
              <table:table-cell office:value-type="float" office:value="294.3855533">
                <text:p>294.3855533</text:p>
              </table:table-cell>
              <table:table-cell office:value-type="float" office:value="289.8519661">
                <text:p>289.85196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84cm" svg:y="0.316cm" chart:style-name="ch2">
          <text:p>Range Query time versus dataset size for various thresholds</text:p>
        </chart:title>
        <chart:legend chart:legend-position="end" svg:x="14.18cm" svg:y="3.454cm" style:legend-expansion="high" chart:style-name="ch3"/>
        <chart:plot-area chart:style-name="ch4" table:cell-range-address="Mtree.N15:Mtree.R18" chart:data-source-has-labels="both" svg:x="1.701cm" svg:y="1.301cm" svg:width="12.159cm" svg:height="6.538cm">
          <chartooo:coordinate-region svg:x="2.693cm" svg:y="1.5cm" svg:width="10.611cm" svg:height="5.692cm"/>
          <chart:axis chart:dimension="x" chart:name="primary-x" chart:style-name="ch5" chartooo:axis-type="auto">
            <chart:title svg:x="6.81cm" svg:y="8.019cm" chart:style-name="ch6">
              <text:p>Dataset Size</text:p>
            </chart:title>
            <chart:categories table:cell-range-address="Mtree.N16:Mtree.N18"/>
          </chart:axis>
          <chart:axis chart:dimension="y" chart:name="primary-y" chart:style-name="ch5">
            <chart:title svg:x="0.451cm" svg:y="7.749cm" chart:style-name="ch7">
              <text:p>Range Search Query time 
(in milliseconds per compound on average)</text:p>
            </chart:title>
            <chart:grid chart:style-name="ch8" chart:class="major"/>
          </chart:axis>
          <chart:series chart:style-name="ch9" chart:values-cell-range-address="Mtree.O16:Mtree.O18" chart:label-cell-address="Mtree.O15:Mtree.O15" chart:class="chart:scatter">
            <chart:domain table:cell-range-address="Mtree.N16:Mtree.N18"/>
            <chart:data-point chart:repeated="3"/>
          </chart:series>
          <chart:series chart:style-name="ch10" chart:values-cell-range-address="Mtree.P16:Mtree.P18" chart:label-cell-address="Mtree.P15:Mtree.P15" chart:class="chart:scatter">
            <chart:data-point chart:repeated="3"/>
          </chart:series>
          <chart:series chart:style-name="ch11" chart:values-cell-range-address="Mtree.Q16:Mtree.Q18" chart:label-cell-address="Mtree.Q15:Mtree.Q15" chart:class="chart:scatter">
            <chart:data-point chart:repeated="3"/>
          </chart:series>
          <chart:series chart:style-name="ch12" chart:values-cell-range-address="Mtree.R16:Mtree.R18" chart:label-cell-address="Mtree.R15:Mtree.R15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Mtree.O15:Mtree.O15</svg:desc>
                </draw:g>
              </table:table-cell>
              <table:table-cell office:value-type="string">
                <text:p>0.3</text:p>
                <draw:g>
                  <svg:desc>Mtree.P15:Mtree.P15</svg:desc>
                </draw:g>
              </table:table-cell>
              <table:table-cell office:value-type="string">
                <text:p>0.5</text:p>
                <draw:g>
                  <svg:desc>Mtree.Q15:Mtree.Q15</svg:desc>
                </draw:g>
              </table:table-cell>
              <table:table-cell office:value-type="string">
                <text:p>0.9</text:p>
                <draw:g>
                  <svg:desc>Mtree.R15:Mtree.R15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Mtree.N16:Mtree.N18</svg:desc>
                </draw:g>
              </table:table-cell>
              <table:table-cell office:value-type="float" office:value="6.097453944">
                <text:p>6.097453944</text:p>
                <draw:g>
                  <svg:desc>Mtree.O16:Mtree.O18</svg:desc>
                </draw:g>
              </table:table-cell>
              <table:table-cell office:value-type="float" office:value="16.03978538">
                <text:p>16.03978538</text:p>
                <draw:g>
                  <svg:desc>Mtree.P16:Mtree.P18</svg:desc>
                </draw:g>
              </table:table-cell>
              <table:table-cell office:value-type="float" office:value="16.43003038">
                <text:p>16.43003038</text:p>
                <draw:g>
                  <svg:desc>Mtree.Q16:Mtree.Q18</svg:desc>
                </draw:g>
              </table:table-cell>
              <table:table-cell office:value-type="float" office:value="17.22392808">
                <text:p>17.22392808</text:p>
                <draw:g>
                  <svg:desc>Mtree.R16:Mtree.R1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7.60422079">
                <text:p>37.60422079</text:p>
              </table:table-cell>
              <table:table-cell office:value-type="float" office:value="125.4817251">
                <text:p>125.4817251</text:p>
              </table:table-cell>
              <table:table-cell office:value-type="float" office:value="180.1552175">
                <text:p>180.1552175</text:p>
              </table:table-cell>
              <table:table-cell office:value-type="float" office:value="167.0891062">
                <text:p>167.089106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68.4056503">
                <text:p>368.4056503</text:p>
              </table:table-cell>
              <table:table-cell office:value-type="float" office:value="401.4113239">
                <text:p>401.4113239</text:p>
              </table:table-cell>
              <table:table-cell office:value-type="float" office:value="1405.050982">
                <text:p>1405.050982</text:p>
              </table:table-cell>
              <table:table-cell office:value-type="float" office:value="1597.650561">
                <text:p>1597.6505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6cm" chart:style-name="ch2">
          <text:p>Indexing time versus dataset size</text:p>
        </chart:title>
        <chart:legend chart:legend-position="end" svg:x="12.46cm" svg:y="3.952cm" style:legend-expansion="high" chart:style-name="ch3"/>
        <chart:plot-area chart:style-name="ch4" table:cell-range-address="'Inverted index'.A1:'Inverted index'.D3" chart:data-source-has-labels="both" svg:x="1.701cm" svg:y="1.301cm" svg:width="10.439cm" svg:height="6.538cm">
          <chartooo:coordinate-region svg:x="2.428cm" svg:y="1.5cm" svg:width="9.155cm" svg:height="5.692cm"/>
          <chart:axis chart:dimension="x" chart:name="primary-x" chart:style-name="ch5" chartooo:axis-type="auto">
            <chart:title svg:x="5.95cm" svg:y="8.019cm" chart:style-name="ch6">
              <text:p>Dataset Size</text:p>
            </chart:title>
            <chart:categories table:cell-range-address="'Inverted index'.B1:'Inverted index'.D1"/>
          </chart:axis>
          <chart:axis chart:dimension="y" chart:name="primary-y" chart:style-name="ch7">
            <chart:title svg:x="0.451cm" svg:y="6.731cm" chart:style-name="ch8">
              <text:p>Indexing time 
(in ms per compound on avg)</text:p>
            </chart:title>
            <chart:grid chart:style-name="ch9" chart:class="major"/>
          </chart:axis>
          <chart:series chart:style-name="ch10" chart:values-cell-range-address="'Inverted index'.B2:'Inverted index'.D2" chart:label-cell-address="'Inverted index'.A2:'Inverted index'.A2" chart:class="chart:scatter">
            <chart:domain table:cell-range-address="'Inverted index'.B1:'Inverted index'.D1"/>
            <chart:data-point chart:repeated="3"/>
          </chart:series>
          <chart:series chart:style-name="ch11" chart:values-cell-range-address="'Inverted index'.B3:'Inverted index'.D3" chart:label-cell-address="'Inverted index'.A3:'Inverted index'.A3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'Inverted index'.B1:'Inverted index'.D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BINARY</text:p>
                <draw:g>
                  <svg:desc>'Inverted index'.A2:'Inverted index'.A2</svg:desc>
                </draw:g>
              </table:table-cell>
              <table:table-cell office:value-type="float" office:value="1.684628577">
                <text:p>1.684628577</text:p>
                <draw:g>
                  <svg:desc>'Inverted index'.B2:'Inverted index'.D2</svg:desc>
                </draw:g>
              </table:table-cell>
              <table:table-cell office:value-type="float" office:value="1.349417846">
                <text:p>1.349417846</text:p>
              </table:table-cell>
              <table:table-cell office:value-type="float" office:value="1.455371528">
                <text:p>1.455371528</text:p>
              </table:table-cell>
            </table:table-row>
            <table:table-row>
              <table:table-cell office:value-type="string">
                <text:p>NON_BINARY</text:p>
                <draw:g>
                  <svg:desc>'Inverted index'.A3:'Inverted index'.A3</svg:desc>
                </draw:g>
              </table:table-cell>
              <table:table-cell office:value-type="float" office:value="1.827255721">
                <text:p>1.827255721</text:p>
                <draw:g>
                  <svg:desc>'Inverted index'.B3:'Inverted index'.D3</svg:desc>
                </draw:g>
              </table:table-cell>
              <table:table-cell office:value-type="float" office:value="1.439884393">
                <text:p>1.439884393</text:p>
              </table:table-cell>
              <table:table-cell office:value-type="float" office:value="1.513087764">
                <text:p>1.51308776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8cm" svg:y="0.315cm" chart:style-name="ch2">
          <text:p>Range Search Query time versus Distance threshold - 
binary Dataset</text:p>
        </chart:title>
        <chart:legend chart:legend-position="end" svg:x="13.545cm" svg:y="3.454cm" style:legend-expansion="high" chart:style-name="ch3"/>
        <chart:plot-area chart:style-name="ch4" table:cell-range-address="'Inverted index'.C27:'Inverted index'.G36" chart:data-source-has-labels="both" svg:x="1.701cm" svg:y="1.83cm" svg:width="11.524cm" svg:height="6.009cm">
          <chartooo:coordinate-region svg:x="2.693cm" svg:y="2.029cm" svg:width="10.438cm" svg:height="5.163cm"/>
          <chart:axis chart:dimension="x" chart:name="primary-x" chart:style-name="ch5" chartooo:axis-type="auto">
            <chart:title svg:x="6.056cm" svg:y="8.019cm" chart:style-name="ch6">
              <text:p>Distance threshold</text:p>
            </chart:title>
            <chart:categories table:cell-range-address="'Inverted index'.C28:'Inverted index'.C36"/>
          </chart:axis>
          <chart:axis chart:dimension="y" chart:name="primary-y" chart:style-name="ch5">
            <chart:title svg:x="0.451cm" svg:y="6.995cm" chart:style-name="ch7">
              <text:p>Range Query time 
(in ms per compound on avg)</text:p>
            </chart:title>
            <chart:grid chart:style-name="ch8" chart:class="major"/>
          </chart:axis>
          <chart:series chart:style-name="ch9" chart:values-cell-range-address="'Inverted index'.D28:'Inverted index'.D36" chart:label-cell-address="'Inverted index'.D27:'Inverted index'.D27" chart:class="chart:scatter">
            <chart:domain table:cell-range-address="'Inverted index'.C28:'Inverted index'.C36"/>
            <chart:data-point chart:repeated="9"/>
          </chart:series>
          <chart:series chart:style-name="ch10" chart:values-cell-range-address="'Inverted index'.E28:'Inverted index'.E36" chart:label-cell-address="'Inverted index'.E27:'Inverted index'.E27" chart:class="chart:scatter">
            <chart:data-point chart:repeated="9"/>
          </chart:series>
          <chart:series chart:style-name="ch11" chart:values-cell-range-address="'Inverted index'.F28:'Inverted index'.F36" chart:label-cell-address="'Inverted index'.F27:'Inverted index'.F27" chart:class="chart:scatter">
            <chart:data-point chart:repeated="9"/>
          </chart:series>
          <chart:series chart:style-name="ch12" chart:values-cell-range-address="'Inverted index'.G28:'Inverted index'.G36" chart:label-cell-address="'Inverted index'.G27:'Inverted index'.G2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'Inverted index'.D27:'Inverted index'.D27</svg:desc>
                </draw:g>
              </table:table-cell>
              <table:table-cell office:value-type="string">
                <text:p>10000</text:p>
                <draw:g>
                  <svg:desc>'Inverted index'.E27:'Inverted index'.E27</svg:desc>
                </draw:g>
              </table:table-cell>
              <table:table-cell office:value-type="string">
                <text:p>100000</text:p>
                <draw:g>
                  <svg:desc>'Inverted index'.F27:'Inverted index'.F27</svg:desc>
                </draw:g>
              </table:table-cell>
              <table:table-cell office:value-type="string">
                <text:p>200000</text:p>
                <draw:g>
                  <svg:desc>'Inverted index'.G27:'Inverted index'.G27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Inverted index'.C28:'Inverted index'.C36</svg:desc>
                </draw:g>
              </table:table-cell>
              <table:table-cell office:value-type="float" office:value="5.451236482">
                <text:p>5.451236482</text:p>
                <draw:g>
                  <svg:desc>'Inverted index'.D28:'Inverted index'.D36</svg:desc>
                </draw:g>
              </table:table-cell>
              <table:table-cell office:value-type="float" office:value="47.93750751">
                <text:p>47.93750751</text:p>
                <draw:g>
                  <svg:desc>'Inverted index'.E28:'Inverted index'.E36</svg:desc>
                </draw:g>
              </table:table-cell>
              <table:table-cell office:value-type="float" office:value="410.6637975">
                <text:p>410.6637975</text:p>
                <draw:g>
                  <svg:desc>'Inverted index'.F28:'Inverted index'.F36</svg:desc>
                </draw:g>
              </table:table-cell>
              <table:table-cell office:value-type="float" office:value="776.7649653">
                <text:p>776.7649653</text:p>
                <draw:g>
                  <svg:desc>'Inverted index'.G28:'Inverted index'.G36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.927604516">
                <text:p>5.927604516</text:p>
              </table:table-cell>
              <table:table-cell office:value-type="float" office:value="53.23102939">
                <text:p>53.23102939</text:p>
              </table:table-cell>
              <table:table-cell office:value-type="float" office:value="459.3421157">
                <text:p>459.3421157</text:p>
              </table:table-cell>
              <table:table-cell office:value-type="float" office:value="859.3060838">
                <text:p>859.306083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6.57477331">
                <text:p>6.57477331</text:p>
              </table:table-cell>
              <table:table-cell office:value-type="float" office:value="62.25373037">
                <text:p>62.25373037</text:p>
              </table:table-cell>
              <table:table-cell office:value-type="float" office:value="550.6859449">
                <text:p>550.6859449</text:p>
              </table:table-cell>
              <table:table-cell office:value-type="float" office:value="1033.699747">
                <text:p>1033.69974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7.733251047">
                <text:p>7.733251047</text:p>
              </table:table-cell>
              <table:table-cell office:value-type="float" office:value="74.87621793">
                <text:p>74.87621793</text:p>
              </table:table-cell>
              <table:table-cell office:value-type="float" office:value="665.0124599">
                <text:p>665.0124599</text:p>
              </table:table-cell>
              <table:table-cell office:value-type="float" office:value="1251.065067">
                <text:p>1251.06506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.308366593">
                <text:p>9.308366593</text:p>
              </table:table-cell>
              <table:table-cell office:value-type="float" office:value="91.6379527">
                <text:p>91.6379527</text:p>
              </table:table-cell>
              <table:table-cell office:value-type="float" office:value="823.1049111">
                <text:p>823.1049111</text:p>
              </table:table-cell>
              <table:table-cell office:value-type="float" office:value="1556.630309">
                <text:p>1556.63030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1.5572022">
                <text:p>11.5572022</text:p>
              </table:table-cell>
              <table:table-cell office:value-type="float" office:value="113.728038">
                <text:p>113.728038</text:p>
              </table:table-cell>
              <table:table-cell office:value-type="float" office:value="1041.410488">
                <text:p>1041.410488</text:p>
              </table:table-cell>
              <table:table-cell office:value-type="float" office:value="1976.196625">
                <text:p>1976.19662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4.48173832">
                <text:p>14.48173832</text:p>
              </table:table-cell>
              <table:table-cell office:value-type="float" office:value="144.6278864">
                <text:p>144.6278864</text:p>
              </table:table-cell>
              <table:table-cell office:value-type="float" office:value="1339.185118">
                <text:p>1339.185118</text:p>
              </table:table-cell>
              <table:table-cell office:value-type="float" office:value="2568.638003">
                <text:p>2568.63800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8.61218609">
                <text:p>18.61218609</text:p>
              </table:table-cell>
              <table:table-cell office:value-type="float" office:value="185.2795587">
                <text:p>185.2795587</text:p>
              </table:table-cell>
              <table:table-cell office:value-type="float" office:value="1756.247662">
                <text:p>1756.247662</text:p>
              </table:table-cell>
              <table:table-cell office:value-type="float" office:value="3396.452903">
                <text:p>3396.45290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4.2592101">
                <text:p>24.2592101</text:p>
              </table:table-cell>
              <table:table-cell office:value-type="float" office:value="242.3811972">
                <text:p>242.3811972</text:p>
              </table:table-cell>
              <table:table-cell office:value-type="float" office:value="2320.87522">
                <text:p>2320.87522</text:p>
              </table:table-cell>
              <table:table-cell office:value-type="float" office:value="4540.309089">
                <text:p>4540.30908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19cm" svg:y="0.315cm" chart:style-name="ch2">
          <text:p>Range Search Query time versus distance threshold - 
non-binary dataset</text:p>
        </chart:title>
        <chart:legend chart:legend-position="end" svg:x="13.545cm" svg:y="3.454cm" style:legend-expansion="high" chart:style-name="ch3"/>
        <chart:plot-area chart:style-name="ch4" table:cell-range-address="'Inverted index'.C41:'Inverted index'.G50" chart:data-source-has-labels="both" svg:x="1.701cm" svg:y="1.83cm" svg:width="11.524cm" svg:height="6.009cm">
          <chartooo:coordinate-region svg:x="2.693cm" svg:y="2.029cm" svg:width="10.438cm" svg:height="5.163cm"/>
          <chart:axis chart:dimension="x" chart:name="primary-x" chart:style-name="ch5" chartooo:axis-type="auto">
            <chart:title svg:x="6.056cm" svg:y="8.019cm" chart:style-name="ch6">
              <text:p>Distance threshold</text:p>
            </chart:title>
            <chart:categories table:cell-range-address="'Inverted index'.C42:'Inverted index'.C50"/>
          </chart:axis>
          <chart:axis chart:dimension="y" chart:name="primary-y" chart:style-name="ch5">
            <chart:title svg:x="0.451cm" svg:y="7.034cm" chart:style-name="ch7">
              <text:p>Range Query time 
 (in ms per compound on avg)</text:p>
            </chart:title>
            <chart:grid chart:style-name="ch8" chart:class="major"/>
          </chart:axis>
          <chart:series chart:style-name="ch9" chart:values-cell-range-address="'Inverted index'.D42:'Inverted index'.D50" chart:label-cell-address="'Inverted index'.D41:'Inverted index'.D41" chart:class="chart:scatter">
            <chart:domain table:cell-range-address="'Inverted index'.C42:'Inverted index'.C50"/>
            <chart:data-point chart:repeated="9"/>
          </chart:series>
          <chart:series chart:style-name="ch10" chart:values-cell-range-address="'Inverted index'.E42:'Inverted index'.E50" chart:label-cell-address="'Inverted index'.E41:'Inverted index'.E41" chart:class="chart:scatter">
            <chart:data-point chart:repeated="9"/>
          </chart:series>
          <chart:series chart:style-name="ch11" chart:values-cell-range-address="'Inverted index'.F42:'Inverted index'.F50" chart:label-cell-address="'Inverted index'.F41:'Inverted index'.F41" chart:class="chart:scatter">
            <chart:data-point chart:repeated="9"/>
          </chart:series>
          <chart:series chart:style-name="ch12" chart:values-cell-range-address="'Inverted index'.G42:'Inverted index'.G50" chart:label-cell-address="'Inverted index'.G41:'Inverted index'.G4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'Inverted index'.D41:'Inverted index'.D41</svg:desc>
                </draw:g>
              </table:table-cell>
              <table:table-cell office:value-type="string">
                <text:p>10000</text:p>
                <draw:g>
                  <svg:desc>'Inverted index'.E41:'Inverted index'.E41</svg:desc>
                </draw:g>
              </table:table-cell>
              <table:table-cell office:value-type="string">
                <text:p>100000</text:p>
                <draw:g>
                  <svg:desc>'Inverted index'.F41:'Inverted index'.F41</svg:desc>
                </draw:g>
              </table:table-cell>
              <table:table-cell office:value-type="string">
                <text:p>200000</text:p>
                <draw:g>
                  <svg:desc>'Inverted index'.G41:'Inverted index'.G4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Inverted index'.C42:'Inverted index'.C50</svg:desc>
                </draw:g>
              </table:table-cell>
              <table:table-cell office:value-type="float" office:value="3.944899342">
                <text:p>3.944899342</text:p>
                <draw:g>
                  <svg:desc>'Inverted index'.D42:'Inverted index'.D50</svg:desc>
                </draw:g>
              </table:table-cell>
              <table:table-cell office:value-type="float" office:value="34.32011686">
                <text:p>34.32011686</text:p>
                <draw:g>
                  <svg:desc>'Inverted index'.E42:'Inverted index'.E50</svg:desc>
                </draw:g>
              </table:table-cell>
              <table:table-cell office:value-type="float" office:value="277.7290817">
                <text:p>277.7290817</text:p>
                <draw:g>
                  <svg:desc>'Inverted index'.F42:'Inverted index'.F50</svg:desc>
                </draw:g>
              </table:table-cell>
              <table:table-cell office:value-type="float" office:value="485.470212">
                <text:p>485.470212</text:p>
                <draw:g>
                  <svg:desc>'Inverted index'.G42:'Inverted index'.G5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.626676074">
                <text:p>4.626676074</text:p>
              </table:table-cell>
              <table:table-cell office:value-type="float" office:value="40.33078031">
                <text:p>40.33078031</text:p>
              </table:table-cell>
              <table:table-cell office:value-type="float" office:value="337.6206098">
                <text:p>337.6206098</text:p>
              </table:table-cell>
              <table:table-cell office:value-type="float" office:value="596.3910451">
                <text:p>596.391045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.916914824">
                <text:p>5.916914824</text:p>
              </table:table-cell>
              <table:table-cell office:value-type="float" office:value="52.45718753">
                <text:p>52.45718753</text:p>
              </table:table-cell>
              <table:table-cell office:value-type="float" office:value="446.6546466">
                <text:p>446.6546466</text:p>
              </table:table-cell>
              <table:table-cell office:value-type="float" office:value="826.6685434">
                <text:p>826.668543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7.415268019">
                <text:p>7.415268019</text:p>
              </table:table-cell>
              <table:table-cell office:value-type="float" office:value="70.52441725">
                <text:p>70.52441725</text:p>
              </table:table-cell>
              <table:table-cell office:value-type="float" office:value="625.3072984">
                <text:p>625.3072984</text:p>
              </table:table-cell>
              <table:table-cell office:value-type="float" office:value="1162.332165">
                <text:p>1162.3321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.937143405">
                <text:p>9.937143405</text:p>
              </table:table-cell>
              <table:table-cell office:value-type="float" office:value="96.20460769">
                <text:p>96.20460769</text:p>
              </table:table-cell>
              <table:table-cell office:value-type="float" office:value="875.4318902">
                <text:p>875.4318902</text:p>
              </table:table-cell>
              <table:table-cell office:value-type="float" office:value="1643.795028">
                <text:p>1643.79502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3.37002714">
                <text:p>13.37002714</text:p>
              </table:table-cell>
              <table:table-cell office:value-type="float" office:value="131.248698">
                <text:p>131.248698</text:p>
              </table:table-cell>
              <table:table-cell office:value-type="float" office:value="1219.786454">
                <text:p>1219.786454</text:p>
              </table:table-cell>
              <table:table-cell office:value-type="float" office:value="2321.426377">
                <text:p>2321.42637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7.78200961">
                <text:p>17.78200961</text:p>
              </table:table-cell>
              <table:table-cell office:value-type="float" office:value="176.6106654">
                <text:p>176.6106654</text:p>
              </table:table-cell>
              <table:table-cell office:value-type="float" office:value="1690.574838">
                <text:p>1690.574838</text:p>
              </table:table-cell>
              <table:table-cell office:value-type="float" office:value="3230.933406">
                <text:p>3230.93340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3.34721106">
                <text:p>23.34721106</text:p>
              </table:table-cell>
              <table:table-cell office:value-type="float" office:value="232.8879168">
                <text:p>232.8879168</text:p>
              </table:table-cell>
              <table:table-cell office:value-type="float" office:value="2260.912504">
                <text:p>2260.912504</text:p>
              </table:table-cell>
              <table:table-cell office:value-type="float" office:value="4346.756728">
                <text:p>4346.75672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9.533842">
                <text:p>29.533842</text:p>
              </table:table-cell>
              <table:table-cell office:value-type="float" office:value="280.281191">
                <text:p>280.281191</text:p>
              </table:table-cell>
              <table:table-cell office:value-type="float" office:value="2764.389679">
                <text:p>2764.389679</text:p>
              </table:table-cell>
              <table:table-cell office:value-type="float" office:value="5371.661469">
                <text:p>5371.6614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36cm" svg:height="13.543cm" xlink:href=".." xlink:type="simple" chart:class="chart:scatter" chart:style-name="ch1">
        <chart:title svg:x="6.855cm" svg:y="0.406cm" chart:style-name="ch2">
          <text:p>Comparison of techniques</text:p>
        </chart:title>
        <chart:subtitle svg:x="6.312cm" svg:y="1.481cm" chart:style-name="ch3">
          <text:p>(200k size binary fingerprint dataset)</text:p>
        </chart:subtitle>
        <chart:legend chart:legend-position="end" svg:x="15.046cm" svg:y="5.974cm" style:legend-expansion="high" chart:style-name="ch4"/>
        <chart:plot-area chart:style-name="ch5" table:cell-range-address="Comparison.E21:Comparison.H30" chart:data-source-has-labels="both" svg:x="1.761cm" svg:y="2.46cm" svg:width="12.905cm" svg:height="9.832cm">
          <chartooo:coordinate-region svg:x="2.753cm" svg:y="2.659cm" svg:width="11.819cm" svg:height="8.986cm"/>
          <chart:axis chart:dimension="x" chart:name="primary-x" chart:style-name="ch6" chartooo:axis-type="auto">
            <chart:title svg:x="6.806cm" svg:y="12.562cm" chart:style-name="ch7">
              <text:p>Distance threshold</text:p>
            </chart:title>
            <chart:categories table:cell-range-address="Comparison.E22:Comparison.E30"/>
          </chart:axis>
          <chart:axis chart:dimension="y" chart:name="primary-y" chart:style-name="ch6">
            <chart:title svg:x="0.451cm" svg:y="9.537cm" chart:style-name="ch8">
              <text:p>Range Search Time 
(in ms per compound on avg)</text:p>
            </chart:title>
            <chart:grid chart:style-name="ch9" chart:class="major"/>
          </chart:axis>
          <chart:series chart:style-name="ch10" chart:values-cell-range-address="Comparison.F22:Comparison.F30" chart:label-cell-address="Comparison.F21:Comparison.F21" chart:class="chart:scatter">
            <chart:domain table:cell-range-address="Comparison.E22:Comparison.E30"/>
            <chart:data-point chart:repeated="9"/>
          </chart:series>
          <chart:series chart:style-name="ch11" chart:values-cell-range-address="Comparison.G22:Comparison.G30" chart:label-cell-address="Comparison.G21:Comparison.G21" chart:class="chart:scatter">
            <chart:data-point chart:repeated="9"/>
          </chart:series>
          <chart:series chart:style-name="ch12" chart:values-cell-range-address="Comparison.H22:Comparison.H30" chart:label-cell-address="Comparison.H21:Comparison.H2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tree</text:p>
                <draw:g>
                  <svg:desc>Comparison.F21:Comparison.F21</svg:desc>
                </draw:g>
              </table:table-cell>
              <table:table-cell office:value-type="string">
                <text:p> Bit bound</text:p>
                <draw:g>
                  <svg:desc>Comparison.G21:Comparison.G21</svg:desc>
                </draw:g>
              </table:table-cell>
              <table:table-cell office:value-type="string">
                <text:p>Inverted Indexing</text:p>
                <draw:g>
                  <svg:desc>Comparison.H21:Comparison.H2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Comparison.E22:Comparison.E30</svg:desc>
                </draw:g>
              </table:table-cell>
              <table:table-cell office:value-type="float" office:value="384.8059272">
                <text:p>384.8059272</text:p>
                <draw:g>
                  <svg:desc>Comparison.F22:Comparison.F30</svg:desc>
                </draw:g>
              </table:table-cell>
              <table:table-cell office:value-type="float" office:value="708.6588827">
                <text:p>708.6588827</text:p>
                <draw:g>
                  <svg:desc>Comparison.G22:Comparison.G30</svg:desc>
                </draw:g>
              </table:table-cell>
              <table:table-cell office:value-type="float" office:value="776.7649653">
                <text:p>776.7649653</text:p>
                <draw:g>
                  <svg:desc>Comparison.H22:Comparison.H3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80.429907">
                <text:p>480.429907</text:p>
              </table:table-cell>
              <table:table-cell office:value-type="float" office:value="1444.478385">
                <text:p>1444.478385</text:p>
              </table:table-cell>
              <table:table-cell office:value-type="float" office:value="859.3060838">
                <text:p>859.306083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941.113211">
                <text:p>1941.113211</text:p>
              </table:table-cell>
              <table:table-cell office:value-type="float" office:value="2217.534745">
                <text:p>2217.534745</text:p>
              </table:table-cell>
              <table:table-cell office:value-type="float" office:value="1033.699747">
                <text:p>1033.69974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896.263139">
                <text:p>4896.263139</text:p>
              </table:table-cell>
              <table:table-cell office:value-type="float" office:value="2995.191962">
                <text:p>2995.191962</text:p>
              </table:table-cell>
              <table:table-cell office:value-type="float" office:value="1251.065067">
                <text:p>1251.06506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037.030643">
                <text:p>5037.030643</text:p>
              </table:table-cell>
              <table:table-cell office:value-type="float" office:value="3736.857438">
                <text:p>3736.857438</text:p>
              </table:table-cell>
              <table:table-cell office:value-type="float" office:value="1556.630309">
                <text:p>1556.63030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5086.700389">
                <text:p>5086.700389</text:p>
              </table:table-cell>
              <table:table-cell office:value-type="float" office:value="4354.433042">
                <text:p>4354.433042</text:p>
              </table:table-cell>
              <table:table-cell office:value-type="float" office:value="1976.196625">
                <text:p>1976.19662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5118.526736">
                <text:p>5118.526736</text:p>
              </table:table-cell>
              <table:table-cell office:value-type="float" office:value="4859.848535">
                <text:p>4859.848535</text:p>
              </table:table-cell>
              <table:table-cell office:value-type="float" office:value="2568.638003">
                <text:p>2568.63800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5138.21594">
                <text:p>5138.21594</text:p>
              </table:table-cell>
              <table:table-cell office:value-type="float" office:value="5082.24385">
                <text:p>5082.24385</text:p>
              </table:table-cell>
              <table:table-cell office:value-type="float" office:value="3396.452903">
                <text:p>3396.45290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5168.943088">
                <text:p>5168.943088</text:p>
              </table:table-cell>
              <table:table-cell office:value-type="float" office:value="5138.640137">
                <text:p>5138.640137</text:p>
              </table:table-cell>
              <table:table-cell office:value-type="float" office:value="4540.309089">
                <text:p>4540.3090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88cm" svg:height="13.327cm" xlink:href=".." xlink:type="simple" chart:class="chart:scatter" chart:style-name="ch1">
        <chart:title svg:x="6.731cm" svg:y="0.402cm" chart:style-name="ch2">
          <text:p>Comparison of techniques</text:p>
        </chart:title>
        <chart:subtitle svg:x="8.199cm" svg:y="1.473cm" chart:style-name="ch3">
          <text:p>DUD dataset</text:p>
        </chart:subtitle>
        <chart:legend chart:legend-position="end" svg:x="14.798cm" svg:y="5.866cm" style:legend-expansion="high" chart:style-name="ch4"/>
        <chart:plot-area chart:style-name="ch5" table:cell-range-address="Comparison.E36:Comparison.H45" chart:data-source-has-labels="both" svg:x="1.756cm" svg:y="2.448cm" svg:width="12.667cm" svg:height="9.632cm">
          <chartooo:coordinate-region svg:x="2.563cm" svg:y="2.647cm" svg:width="11.766cm" svg:height="8.786cm"/>
          <chart:axis chart:dimension="x" chart:name="primary-x" chart:style-name="ch6" chartooo:axis-type="auto">
            <chart:title svg:x="6.643cm" svg:y="12.346cm" chart:style-name="ch7">
              <text:p>Distance Threshold</text:p>
            </chart:title>
            <chart:categories table:cell-range-address="Comparison.E37:Comparison.E45"/>
          </chart:axis>
          <chart:axis chart:dimension="y" chart:name="primary-y" chart:style-name="ch6">
            <chart:title svg:x="0.451cm" svg:y="9.425cm" chart:style-name="ch8">
              <text:p>Range Search Time 
(in ms per compound on avg)</text:p>
            </chart:title>
            <chart:grid chart:style-name="ch9" chart:class="major"/>
          </chart:axis>
          <chart:series chart:style-name="ch10" chart:values-cell-range-address="Comparison.F37:Comparison.F45" chart:label-cell-address="Comparison.F36:Comparison.F36" chart:class="chart:scatter">
            <chart:domain table:cell-range-address="Comparison.E37:Comparison.E45"/>
            <chart:data-point chart:repeated="9"/>
          </chart:series>
          <chart:series chart:style-name="ch11" chart:values-cell-range-address="Comparison.G37:Comparison.G45" chart:label-cell-address="Comparison.G36:Comparison.G36" chart:class="chart:scatter">
            <chart:data-point chart:repeated="9"/>
          </chart:series>
          <chart:series chart:style-name="ch12" chart:values-cell-range-address="Comparison.H37:Comparison.H45" chart:label-cell-address="Comparison.H36:Comparison.H36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tree</text:p>
                <draw:g>
                  <svg:desc>Comparison.F36:Comparison.F36</svg:desc>
                </draw:g>
              </table:table-cell>
              <table:table-cell office:value-type="string">
                <text:p> Bit bound</text:p>
                <draw:g>
                  <svg:desc>Comparison.G36:Comparison.G36</svg:desc>
                </draw:g>
              </table:table-cell>
              <table:table-cell office:value-type="string">
                <text:p>Inverted Indexing</text:p>
                <draw:g>
                  <svg:desc>Comparison.H36:Comparison.H36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Comparison.E37:Comparison.E45</svg:desc>
                </draw:g>
              </table:table-cell>
              <table:table-cell office:value-type="float" office:value="107.1823181">
                <text:p>107.1823181</text:p>
                <draw:g>
                  <svg:desc>Comparison.F37:Comparison.F45</svg:desc>
                </draw:g>
              </table:table-cell>
              <table:table-cell office:value-type="float" office:value="146.6163294">
                <text:p>146.6163294</text:p>
                <draw:g>
                  <svg:desc>Comparison.G37:Comparison.G45</svg:desc>
                </draw:g>
              </table:table-cell>
              <table:table-cell office:value-type="float" office:value="29.37458224">
                <text:p>29.37458224</text:p>
                <draw:g>
                  <svg:desc>Comparison.H37:Comparison.H4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97.8381414">
                <text:p>297.8381414</text:p>
              </table:table-cell>
              <table:table-cell office:value-type="float" office:value="217.9150917">
                <text:p>217.9150917</text:p>
              </table:table-cell>
              <table:table-cell office:value-type="float" office:value="35.10997253">
                <text:p>35.1099725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03.2994695">
                <text:p>303.2994695</text:p>
              </table:table-cell>
              <table:table-cell office:value-type="float" office:value="272.7101361">
                <text:p>272.7101361</text:p>
              </table:table-cell>
              <table:table-cell office:value-type="float" office:value="39.32821769">
                <text:p>39.3282176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95.2179914">
                <text:p>295.2179914</text:p>
              </table:table-cell>
              <table:table-cell office:value-type="float" office:value="292.4566623">
                <text:p>292.4566623</text:p>
              </table:table-cell>
              <table:table-cell office:value-type="float" office:value="43.20251988">
                <text:p>43.2025198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99.248134">
                <text:p>299.248134</text:p>
              </table:table-cell>
              <table:table-cell office:value-type="float" office:value="304.6924106">
                <text:p>304.6924106</text:p>
              </table:table-cell>
              <table:table-cell office:value-type="float" office:value="56.92043218">
                <text:p>56.9204321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97.995192">
                <text:p>297.995192</text:p>
              </table:table-cell>
              <table:table-cell office:value-type="float" office:value="294.1471833">
                <text:p>294.1471833</text:p>
              </table:table-cell>
              <table:table-cell office:value-type="float" office:value="69.95566644">
                <text:p>69.9556664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89.2738744">
                <text:p>289.2738744</text:p>
              </table:table-cell>
              <table:table-cell office:value-type="float" office:value="295.0616706">
                <text:p>295.0616706</text:p>
              </table:table-cell>
              <table:table-cell office:value-type="float" office:value="91.30182238">
                <text:p>91.3018223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01.1660971">
                <text:p>301.1660971</text:p>
              </table:table-cell>
              <table:table-cell office:value-type="float" office:value="287.0035369">
                <text:p>287.0035369</text:p>
              </table:table-cell>
              <table:table-cell office:value-type="float" office:value="127.5203695">
                <text:p>127.520369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94.3855533">
                <text:p>294.3855533</text:p>
              </table:table-cell>
              <table:table-cell office:value-type="float" office:value="289.8519661">
                <text:p>289.8519661</text:p>
              </table:table-cell>
              <table:table-cell office:value-type="float" office:value="191.9871398">
                <text:p>191.987139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72cm" svg:height="13.378cm" xlink:href=".." xlink:type="simple" chart:class="chart:scatter" chart:style-name="ch1">
        <chart:title svg:x="6.773cm" svg:y="0.403cm" chart:style-name="ch2">
          <text:p>Comparison of techniques</text:p>
        </chart:title>
        <chart:subtitle svg:x="5.847cm" svg:y="1.475cm" chart:style-name="ch3">
          <text:p>(200k size non-binary fingerprint dataset)</text:p>
        </chart:subtitle>
        <chart:legend chart:legend-position="end" svg:x="14.882cm" svg:y="5.892cm" style:legend-expansion="high" chart:style-name="ch4"/>
        <chart:plot-area chart:style-name="ch5" table:cell-range-address="Comparison.E8:Comparison.H17" chart:data-source-has-labels="both" svg:x="1.758cm" svg:y="2.451cm" svg:width="12.747cm" svg:height="9.679cm">
          <chartooo:coordinate-region svg:x="2.75cm" svg:y="2.651cm" svg:width="11.661cm" svg:height="8.832cm"/>
          <chart:axis chart:dimension="x" chart:name="primary-x" chart:style-name="ch6" chartooo:axis-type="auto">
            <chart:title svg:x="6.685cm" svg:y="12.397cm" chart:style-name="ch7">
              <text:p>Distance Threshold</text:p>
            </chart:title>
            <chart:categories table:cell-range-address="Comparison.E9:Comparison.E17"/>
          </chart:axis>
          <chart:axis chart:dimension="y" chart:name="primary-y" chart:style-name="ch6">
            <chart:title svg:x="0.451cm" svg:y="9.451cm" chart:style-name="ch8">
              <text:p>Range Search Time 
(in ms per compound on avg)</text:p>
            </chart:title>
            <chart:grid chart:style-name="ch9" chart:class="major"/>
          </chart:axis>
          <chart:series chart:style-name="ch10" chart:values-cell-range-address="Comparison.F9:Comparison.F17" chart:label-cell-address="Comparison.F8:Comparison.F8" chart:class="chart:scatter">
            <chart:domain table:cell-range-address="Comparison.E9:Comparison.E17"/>
            <chart:data-point chart:repeated="9"/>
          </chart:series>
          <chart:series chart:style-name="ch11" chart:values-cell-range-address="Comparison.G9:Comparison.G17" chart:label-cell-address="Comparison.G8:Comparison.G8" chart:class="chart:scatter">
            <chart:data-point chart:repeated="9"/>
          </chart:series>
          <chart:series chart:style-name="ch12" chart:values-cell-range-address="Comparison.H9:Comparison.H17" chart:label-cell-address="Comparison.H8:Comparison.H8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tree</text:p>
                <draw:g>
                  <svg:desc>Comparison.F8:Comparison.F8</svg:desc>
                </draw:g>
              </table:table-cell>
              <table:table-cell office:value-type="string">
                <text:p> Bit bound</text:p>
                <draw:g>
                  <svg:desc>Comparison.G8:Comparison.G8</svg:desc>
                </draw:g>
              </table:table-cell>
              <table:table-cell office:value-type="string">
                <text:p>Inverted Indexing</text:p>
                <draw:g>
                  <svg:desc>Comparison.H8:Comparison.H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Comparison.E9:Comparison.E17</svg:desc>
                </draw:g>
              </table:table-cell>
              <table:table-cell office:value-type="float" office:value="386.286549">
                <text:p>386.286549</text:p>
                <draw:g>
                  <svg:desc>Comparison.F9:Comparison.F17</svg:desc>
                </draw:g>
              </table:table-cell>
              <table:table-cell office:value-type="float" office:value="820.3638749">
                <text:p>820.3638749</text:p>
                <draw:g>
                  <svg:desc>Comparison.G9:Comparison.G17</svg:desc>
                </draw:g>
              </table:table-cell>
              <table:table-cell office:value-type="float" office:value="485.470212">
                <text:p>485.470212</text:p>
                <draw:g>
                  <svg:desc>Comparison.H9:Comparison.H1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50.1953386">
                <text:p>550.1953386</text:p>
              </table:table-cell>
              <table:table-cell office:value-type="float" office:value="1661.947007">
                <text:p>1661.947007</text:p>
              </table:table-cell>
              <table:table-cell office:value-type="float" office:value="596.3910451">
                <text:p>596.391045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473.023198">
                <text:p>2473.023198</text:p>
              </table:table-cell>
              <table:table-cell office:value-type="float" office:value="2524.738663">
                <text:p>2524.738663</text:p>
              </table:table-cell>
              <table:table-cell office:value-type="float" office:value="826.6685434">
                <text:p>826.668543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936.808636">
                <text:p>4936.808636</text:p>
              </table:table-cell>
              <table:table-cell office:value-type="float" office:value="3363.817437">
                <text:p>3363.817437</text:p>
              </table:table-cell>
              <table:table-cell office:value-type="float" office:value="1162.332165">
                <text:p>1162.3321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063.290607">
                <text:p>5063.290607</text:p>
              </table:table-cell>
              <table:table-cell office:value-type="float" office:value="4090.751155">
                <text:p>4090.751155</text:p>
              </table:table-cell>
              <table:table-cell office:value-type="float" office:value="1643.795028">
                <text:p>1643.79502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5122.609976">
                <text:p>5122.609976</text:p>
              </table:table-cell>
              <table:table-cell office:value-type="float" office:value="4654.190322">
                <text:p>4654.190322</text:p>
              </table:table-cell>
              <table:table-cell office:value-type="float" office:value="2321.426377">
                <text:p>2321.42637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5145.041938">
                <text:p>5145.041938</text:p>
              </table:table-cell>
              <table:table-cell office:value-type="float" office:value="5018.220471">
                <text:p>5018.220471</text:p>
              </table:table-cell>
              <table:table-cell office:value-type="float" office:value="3230.933406">
                <text:p>3230.93340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5152.297697">
                <text:p>5152.297697</text:p>
              </table:table-cell>
              <table:table-cell office:value-type="float" office:value="5175.073409">
                <text:p>5175.073409</text:p>
              </table:table-cell>
              <table:table-cell office:value-type="float" office:value="4346.756728">
                <text:p>4346.75672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5178.022697">
                <text:p>5178.022697</text:p>
              </table:table-cell>
              <table:table-cell office:value-type="float" office:value="5229.718132">
                <text:p>5229.718132</text:p>
              </table:table-cell>
              <table:table-cell office:value-type="float" office:value="5371.661469">
                <text:p>5371.66146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98cm" svg:height="8.316cm" xlink:href=".." xlink:type="simple" chart:class="chart:line" chart:style-name="ch1">
        <chart:title svg:x="3.708cm" svg:y="0.235cm" chart:style-name="ch2">
          <text:p>Using different sizes of base outlier set 
for a dataset of 100k compounds</text:p>
        </chart:title>
        <chart:legend chart:legend-position="end" svg:x="15.813cm" svg:y="2.863cm" style:legend-expansion="high" chart:style-name="ch3"/>
        <chart:plot-area chart:style-name="ch4" table:cell-range-address="Mtree.A2:Mtree.J7" chart:data-source-has-labels="both" svg:x="1.738cm" svg:y="1.802cm" svg:width="13.718cm" svg:height="5.367cm">
          <chartooo:coordinate-region svg:x="2.73cm" svg:y="2.001cm" svg:width="12.486cm" svg:height="4.521cm"/>
          <chart:axis chart:dimension="x" chart:name="primary-x" chart:style-name="ch5" chartooo:axis-type="auto">
            <chartooo:date-scale/>
            <chart:title svg:x="7.19cm" svg:y="7.335cm" chart:style-name="ch6">
              <text:p>Distance threshold</text:p>
            </chart:title>
            <chart:categories table:cell-range-address="Mtree.B2:Mtree.J2"/>
          </chart:axis>
          <chart:axis chart:dimension="y" chart:name="primary-y" chart:style-name="ch5">
            <chart:title svg:x="0.098cm" svg:y="7.375cm" chart:style-name="ch7">
              <text:p>Time for range search query
 (in milliseconds per compound on average)</text:p>
            </chart:title>
            <chart:grid chart:style-name="ch8" chart:class="major"/>
          </chart:axis>
          <chart:series chart:style-name="ch9" chart:values-cell-range-address="Mtree.B3:Mtree.J3" chart:label-cell-address="Mtree.A3:Mtree.A3" chart:class="chart:line">
            <chart:data-point chart:repeated="9"/>
          </chart:series>
          <chart:series chart:style-name="ch10" chart:values-cell-range-address="Mtree.B4:Mtree.J4" chart:label-cell-address="Mtree.A4:Mtree.A4" chart:class="chart:line">
            <chart:data-point chart:repeated="9"/>
          </chart:series>
          <chart:series chart:style-name="ch11" chart:values-cell-range-address="Mtree.B5:Mtree.J5" chart:label-cell-address="Mtree.A5:Mtree.A5" chart:class="chart:line">
            <chart:data-point chart:repeated="9"/>
          </chart:series>
          <chart:series chart:style-name="ch12" chart:values-cell-range-address="Mtree.B6:Mtree.J6" chart:label-cell-address="Mtree.A6:Mtree.A6" chart:class="chart:line">
            <chart:data-point chart:repeated="9"/>
          </chart:series>
          <chart:series chart:style-name="ch13" chart:values-cell-range-address="Mtree.B7:Mtree.J7" chart:label-cell-address="Mtree.A7:Mtree.A7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Mtree.B2:Mtree.J2</svg:desc>
                </draw:g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Mtree.A3:Mtree.A3</svg:desc>
                </draw:g>
              </table:table-cell>
              <table:table-cell office:value-type="float" office:value="135.13">
                <text:p>135.13</text:p>
                <draw:g>
                  <svg:desc>Mtree.B3:Mtree.J3</svg:desc>
                </draw:g>
              </table:table-cell>
              <table:table-cell office:value-type="float" office:value="314.29">
                <text:p>314.29</text:p>
              </table:table-cell>
              <table:table-cell office:value-type="float" office:value="1252.36">
                <text:p>1252.36</text:p>
              </table:table-cell>
              <table:table-cell office:value-type="float" office:value="1540.04">
                <text:p>1540.04</text:p>
              </table:table-cell>
              <table:table-cell office:value-type="float" office:value="1554.42">
                <text:p>1554.42</text:p>
              </table:table-cell>
              <table:table-cell office:value-type="float" office:value="1558.45">
                <text:p>1558.45</text:p>
              </table:table-cell>
              <table:table-cell office:value-type="float" office:value="1561.88">
                <text:p>1561.88</text:p>
              </table:table-cell>
              <table:table-cell office:value-type="float" office:value="1565.49">
                <text:p>1565.49</text:p>
              </table:table-cell>
              <table:table-cell office:value-type="float" office:value="1572.59">
                <text:p>1572.59</text:p>
              </table:table-cell>
            </table:table-row>
            <table:table-row>
              <table:table-cell office:value-type="string">
                <text:p>100</text:p>
                <draw:g>
                  <svg:desc>Mtree.A4:Mtree.A4</svg:desc>
                </draw:g>
              </table:table-cell>
              <table:table-cell office:value-type="float" office:value="135.59">
                <text:p>135.59</text:p>
                <draw:g>
                  <svg:desc>Mtree.B4:Mtree.J4</svg:desc>
                </draw:g>
              </table:table-cell>
              <table:table-cell office:value-type="float" office:value="302.02">
                <text:p>302.02</text:p>
              </table:table-cell>
              <table:table-cell office:value-type="float" office:value="1263.47">
                <text:p>1263.47</text:p>
              </table:table-cell>
              <table:table-cell office:value-type="float" office:value="1617.28">
                <text:p>1617.28</text:p>
              </table:table-cell>
              <table:table-cell office:value-type="float" office:value="1591.14">
                <text:p>1591.14</text:p>
              </table:table-cell>
              <table:table-cell office:value-type="float" office:value="1635.16">
                <text:p>1635.16</text:p>
              </table:table-cell>
              <table:table-cell office:value-type="float" office:value="1748.71">
                <text:p>1748.71</text:p>
              </table:table-cell>
              <table:table-cell office:value-type="float" office:value="1598.12">
                <text:p>1598.12</text:p>
              </table:table-cell>
              <table:table-cell office:value-type="float" office:value="1731.27">
                <text:p>1731.27</text:p>
              </table:table-cell>
            </table:table-row>
            <table:table-row>
              <table:table-cell office:value-type="string">
                <text:p>250</text:p>
                <draw:g>
                  <svg:desc>Mtree.A5:Mtree.A5</svg:desc>
                </draw:g>
              </table:table-cell>
              <table:table-cell office:value-type="float" office:value="135.57">
                <text:p>135.57</text:p>
                <draw:g>
                  <svg:desc>Mtree.B5:Mtree.J5</svg:desc>
                </draw:g>
              </table:table-cell>
              <table:table-cell office:value-type="float" office:value="315.19">
                <text:p>315.19</text:p>
              </table:table-cell>
              <table:table-cell office:value-type="float" office:value="1241.12">
                <text:p>1241.12</text:p>
              </table:table-cell>
              <table:table-cell office:value-type="float" office:value="1541.898933">
                <text:p>1541.898933</text:p>
              </table:table-cell>
              <table:table-cell office:value-type="float" office:value="1556.31">
                <text:p>1556.31</text:p>
              </table:table-cell>
              <table:table-cell office:value-type="float" office:value="1564.02">
                <text:p>1564.02</text:p>
              </table:table-cell>
              <table:table-cell office:value-type="float" office:value="1571.59">
                <text:p>1571.59</text:p>
              </table:table-cell>
              <table:table-cell office:value-type="float" office:value="1568.6">
                <text:p>1568.6</text:p>
              </table:table-cell>
              <table:table-cell office:value-type="float" office:value="1574.02">
                <text:p>1574.02</text:p>
              </table:table-cell>
            </table:table-row>
            <table:table-row>
              <table:table-cell office:value-type="string">
                <text:p>500</text:p>
                <draw:g>
                  <svg:desc>Mtree.A6:Mtree.A6</svg:desc>
                </draw:g>
              </table:table-cell>
              <table:table-cell office:value-type="float" office:value="135.67">
                <text:p>135.67</text:p>
                <draw:g>
                  <svg:desc>Mtree.B6:Mtree.J6</svg:desc>
                </draw:g>
              </table:table-cell>
              <table:table-cell office:value-type="float" office:value="311.45">
                <text:p>311.45</text:p>
              </table:table-cell>
              <table:table-cell office:value-type="float" office:value="1250.9">
                <text:p>1250.9</text:p>
              </table:table-cell>
              <table:table-cell office:value-type="float" office:value="1541.85">
                <text:p>1541.85</text:p>
              </table:table-cell>
              <table:table-cell office:value-type="float" office:value="1558.57">
                <text:p>1558.57</text:p>
              </table:table-cell>
              <table:table-cell office:value-type="float" office:value="1556.91">
                <text:p>1556.91</text:p>
              </table:table-cell>
              <table:table-cell office:value-type="float" office:value="1568">
                <text:p>1568</text:p>
              </table:table-cell>
              <table:table-cell office:value-type="float" office:value="1571.37">
                <text:p>1571.37</text:p>
              </table:table-cell>
              <table:table-cell office:value-type="float" office:value="1575.83">
                <text:p>1575.83</text:p>
              </table:table-cell>
            </table:table-row>
            <table:table-row>
              <table:table-cell office:value-type="string">
                <text:p>1000</text:p>
                <draw:g>
                  <svg:desc>Mtree.A7:Mtree.A7</svg:desc>
                </draw:g>
              </table:table-cell>
              <table:table-cell office:value-type="float" office:value="138.96">
                <text:p>138.96</text:p>
                <draw:g>
                  <svg:desc>Mtree.B7:Mtree.J7</svg:desc>
                </draw:g>
              </table:table-cell>
              <table:table-cell office:value-type="float" office:value="315.28">
                <text:p>315.28</text:p>
              </table:table-cell>
              <table:table-cell office:value-type="float" office:value="1285.47">
                <text:p>1285.47</text:p>
              </table:table-cell>
              <table:table-cell office:value-type="float" office:value="1548.54">
                <text:p>1548.54</text:p>
              </table:table-cell>
              <table:table-cell office:value-type="float" office:value="1561.18">
                <text:p>1561.18</text:p>
              </table:table-cell>
              <table:table-cell office:value-type="float" office:value="1568.99">
                <text:p>1568.99</text:p>
              </table:table-cell>
              <table:table-cell office:value-type="float" office:value="1568.96">
                <text:p>1568.96</text:p>
              </table:table-cell>
              <table:table-cell office:value-type="float" office:value="1575.3">
                <text:p>1575.3</text:p>
              </table:table-cell>
              <table:table-cell office:value-type="float" office:value="1578.5">
                <text:p>157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46cm" svg:height="9.172cm" xlink:href=".." xlink:type="simple" chart:class="chart:line" chart:style-name="ch1">
        <chart:title svg:x="5.685cm" svg:y="0.318cm" chart:style-name="ch2">
          <text:p>Using different sizes of pivot set 
for a dataset of 1k compounds</text:p>
        </chart:title>
        <chart:legend chart:legend-position="end" svg:x="16.146cm" svg:y="3.291cm" style:legend-expansion="high" chart:style-name="ch3"/>
        <chart:plot-area chart:style-name="ch4" table:cell-range-address="Mtree.A11:Mtree.J16" chart:data-source-has-labels="both" svg:x="1.741cm" svg:y="1.836cm" svg:width="14.045cm" svg:height="6.172cm">
          <chartooo:coordinate-region svg:x="2.362cm" svg:y="2.035cm" svg:width="13.184cm" svg:height="5.326cm"/>
          <chart:axis chart:dimension="x" chart:name="primary-x" chart:style-name="ch5" chartooo:axis-type="auto">
            <chartooo:date-scale/>
            <chart:title svg:x="7.356cm" svg:y="8.191cm" chart:style-name="ch6">
              <text:p>Distance threshold</text:p>
            </chart:title>
            <chart:categories table:cell-range-address="Mtree.B11:Mtree.J11"/>
            <chart:grid chart:style-name="ch7" chart:class="major"/>
          </chart:axis>
          <chart:axis chart:dimension="y" chart:name="primary-y" chart:style-name="ch5">
            <chart:title svg:x="0.451cm" svg:y="8.101cm" chart:style-name="ch8">
              <text:p>Time for range search query 
(in milliseconds per compound on average)</text:p>
            </chart:title>
            <chart:grid chart:style-name="ch7" chart:class="major"/>
          </chart:axis>
          <chart:series chart:style-name="ch9" chart:values-cell-range-address="Mtree.B12:Mtree.J12" chart:label-cell-address="Mtree.A12:Mtree.A12" chart:class="chart:line">
            <chart:data-point chart:repeated="9"/>
          </chart:series>
          <chart:series chart:style-name="ch10" chart:values-cell-range-address="Mtree.B13:Mtree.J13" chart:label-cell-address="Mtree.A13:Mtree.A13" chart:class="chart:line">
            <chart:data-point chart:repeated="9"/>
          </chart:series>
          <chart:series chart:style-name="ch11" chart:values-cell-range-address="Mtree.B14:Mtree.J14" chart:label-cell-address="Mtree.A14:Mtree.A14" chart:class="chart:line">
            <chart:data-point chart:repeated="9"/>
          </chart:series>
          <chart:series chart:style-name="ch12" chart:values-cell-range-address="Mtree.B15:Mtree.J15" chart:label-cell-address="Mtree.A15:Mtree.A15" chart:class="chart:line">
            <chart:data-point chart:repeated="9"/>
          </chart:series>
          <chart:series chart:style-name="ch13" chart:values-cell-range-address="Mtree.B16:Mtree.J16" chart:label-cell-address="Mtree.A16:Mtree.A1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Mtree.B11:Mtree.J11</svg:desc>
                </draw:g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Mtree.A12:Mtree.A12</svg:desc>
                </draw:g>
              </table:table-cell>
              <table:table-cell office:value-type="float" office:value="18.1575628">
                <text:p>18.1575628</text:p>
                <draw:g>
                  <svg:desc>Mtree.B12:Mtree.J12</svg:desc>
                </draw:g>
              </table:table-cell>
              <table:table-cell office:value-type="float" office:value="16.73711299">
                <text:p>16.73711299</text:p>
              </table:table-cell>
              <table:table-cell office:value-type="float" office:value="17.00865357">
                <text:p>17.00865357</text:p>
              </table:table-cell>
              <table:table-cell office:value-type="float" office:value="16.80022686">
                <text:p>16.80022686</text:p>
              </table:table-cell>
              <table:table-cell office:value-type="float" office:value="20.24212568">
                <text:p>20.24212568</text:p>
              </table:table-cell>
              <table:table-cell office:value-type="float" office:value="23.63888879">
                <text:p>23.63888879</text:p>
              </table:table-cell>
              <table:table-cell office:value-type="float" office:value="23.90281247">
                <text:p>23.90281247</text:p>
              </table:table-cell>
              <table:table-cell office:value-type="float" office:value="20.952156">
                <text:p>20.952156</text:p>
              </table:table-cell>
              <table:table-cell office:value-type="float" office:value="19.34312046">
                <text:p>19.34312046</text:p>
              </table:table-cell>
            </table:table-row>
            <table:table-row>
              <table:table-cell office:value-type="string">
                <text:p>50</text:p>
                <draw:g>
                  <svg:desc>Mtree.A13:Mtree.A13</svg:desc>
                </draw:g>
              </table:table-cell>
              <table:table-cell office:value-type="float" office:value="6.097453944">
                <text:p>6.097453944</text:p>
                <draw:g>
                  <svg:desc>Mtree.B13:Mtree.J13</svg:desc>
                </draw:g>
              </table:table-cell>
              <table:table-cell office:value-type="float" office:value="14.31215448">
                <text:p>14.31215448</text:p>
              </table:table-cell>
              <table:table-cell office:value-type="float" office:value="16.03978538">
                <text:p>16.03978538</text:p>
              </table:table-cell>
              <table:table-cell office:value-type="float" office:value="16.33695473">
                <text:p>16.33695473</text:p>
              </table:table-cell>
              <table:table-cell office:value-type="float" office:value="16.43003038">
                <text:p>16.43003038</text:p>
              </table:table-cell>
              <table:table-cell office:value-type="float" office:value="16.57480766">
                <text:p>16.57480766</text:p>
              </table:table-cell>
              <table:table-cell office:value-type="float" office:value="16.67400225">
                <text:p>16.67400225</text:p>
              </table:table-cell>
              <table:table-cell office:value-type="float" office:value="16.79123852">
                <text:p>16.79123852</text:p>
              </table:table-cell>
              <table:table-cell office:value-type="float" office:value="17.22392808">
                <text:p>17.22392808</text:p>
              </table:table-cell>
            </table:table-row>
            <table:table-row>
              <table:table-cell office:value-type="string">
                <text:p>100</text:p>
                <draw:g>
                  <svg:desc>Mtree.A14:Mtree.A14</svg:desc>
                </draw:g>
              </table:table-cell>
              <table:table-cell office:value-type="float" office:value="6.19448544">
                <text:p>6.19448544</text:p>
                <draw:g>
                  <svg:desc>Mtree.B14:Mtree.J14</svg:desc>
                </draw:g>
              </table:table-cell>
              <table:table-cell office:value-type="float" office:value="10.68242779">
                <text:p>10.68242779</text:p>
              </table:table-cell>
              <table:table-cell office:value-type="float" office:value="15.12219255">
                <text:p>15.12219255</text:p>
              </table:table-cell>
              <table:table-cell office:value-type="float" office:value="16.04553656">
                <text:p>16.04553656</text:p>
              </table:table-cell>
              <table:table-cell office:value-type="float" office:value="16.34634487">
                <text:p>16.34634487</text:p>
              </table:table-cell>
              <table:table-cell office:value-type="float" office:value="16.45305456">
                <text:p>16.45305456</text:p>
              </table:table-cell>
              <table:table-cell office:value-type="float" office:value="16.50981102">
                <text:p>16.50981102</text:p>
              </table:table-cell>
              <table:table-cell office:value-type="float" office:value="16.50869829">
                <text:p>16.50869829</text:p>
              </table:table-cell>
              <table:table-cell office:value-type="float" office:value="16.66813928">
                <text:p>16.66813928</text:p>
              </table:table-cell>
            </table:table-row>
            <table:table-row>
              <table:table-cell office:value-type="string">
                <text:p>250</text:p>
                <draw:g>
                  <svg:desc>Mtree.A15:Mtree.A15</svg:desc>
                </draw:g>
              </table:table-cell>
              <table:table-cell office:value-type="float" office:value="9.43677405">
                <text:p>9.43677405</text:p>
                <draw:g>
                  <svg:desc>Mtree.B15:Mtree.J15</svg:desc>
                </draw:g>
              </table:table-cell>
              <table:table-cell office:value-type="float" office:value="9.84424216">
                <text:p>9.84424216</text:p>
              </table:table-cell>
              <table:table-cell office:value-type="float" office:value="12.31300414">
                <text:p>12.31300414</text:p>
              </table:table-cell>
              <table:table-cell office:value-type="float" office:value="15.00563294">
                <text:p>15.00563294</text:p>
              </table:table-cell>
              <table:table-cell office:value-type="float" office:value="16.04776571">
                <text:p>16.04776571</text:p>
              </table:table-cell>
              <table:table-cell office:value-type="float" office:value="16.32711991">
                <text:p>16.32711991</text:p>
              </table:table-cell>
              <table:table-cell office:value-type="float" office:value="16.38519391">
                <text:p>16.38519391</text:p>
              </table:table-cell>
              <table:table-cell office:value-type="float" office:value="16.42559019">
                <text:p>16.42559019</text:p>
              </table:table-cell>
              <table:table-cell office:value-type="float" office:value="16.55790201">
                <text:p>16.55790201</text:p>
              </table:table-cell>
            </table:table-row>
            <table:table-row>
              <table:table-cell office:value-type="string">
                <text:p>500</text:p>
                <draw:g>
                  <svg:desc>Mtree.A16:Mtree.A16</svg:desc>
                </draw:g>
              </table:table-cell>
              <table:table-cell office:value-type="float" office:value="12.60146293">
                <text:p>12.60146293</text:p>
                <draw:g>
                  <svg:desc>Mtree.B16:Mtree.J16</svg:desc>
                </draw:g>
              </table:table-cell>
              <table:table-cell office:value-type="float" office:value="12.62297501">
                <text:p>12.62297501</text:p>
              </table:table-cell>
              <table:table-cell office:value-type="float" office:value="12.93199703">
                <text:p>12.93199703</text:p>
              </table:table-cell>
              <table:table-cell office:value-type="float" office:value="14.16583627">
                <text:p>14.16583627</text:p>
              </table:table-cell>
              <table:table-cell office:value-type="float" office:value="15.80817099">
                <text:p>15.80817099</text:p>
              </table:table-cell>
              <table:table-cell office:value-type="float" office:value="16.48872264">
                <text:p>16.48872264</text:p>
              </table:table-cell>
              <table:table-cell office:value-type="float" office:value="16.64504162">
                <text:p>16.64504162</text:p>
              </table:table-cell>
              <table:table-cell office:value-type="float" office:value="16.78221613">
                <text:p>16.78221613</text:p>
              </table:table-cell>
              <table:table-cell office:value-type="float" office:value="16.82572333">
                <text:p>16.82572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08cm" svg:height="8.979cm" xlink:href=".." xlink:type="simple" chart:class="chart:line" chart:style-name="ch1">
        <chart:title svg:x="5.614cm" svg:y="0.314cm" chart:style-name="ch2">
          <text:p>Using different sizes of pivot set
 for a dataset of 100k compounds</text:p>
        </chart:title>
        <chart:legend chart:legend-position="end" svg:x="15.923cm" svg:y="3.194cm" style:legend-expansion="high" chart:style-name="ch3"/>
        <chart:plot-area chart:style-name="ch4" table:cell-range-address="Mtree.A24:Mtree.J29" chart:data-source-has-labels="both" svg:x="1.741cm" svg:y="1.828cm" svg:width="13.822cm" svg:height="5.991cm">
          <chartooo:coordinate-region svg:x="2.733cm" svg:y="2.027cm" svg:width="12.591cm" svg:height="5.145cm"/>
          <chart:axis chart:dimension="x" chart:name="primary-x" chart:style-name="ch5" chartooo:axis-type="auto">
            <chartooo:date-scale/>
            <chart:title svg:x="7.245cm" svg:y="7.998cm" chart:style-name="ch6">
              <text:p>Distance threshold</text:p>
            </chart:title>
            <chart:categories table:cell-range-address="Mtree.B24:Mtree.J24"/>
          </chart:axis>
          <chart:axis chart:dimension="y" chart:name="primary-y" chart:style-name="ch5">
            <chart:title svg:x="0.451cm" svg:y="8.002cm" chart:style-name="ch7">
              <text:p>Time for range search query 
(in milliseconds per compound on average)</text:p>
            </chart:title>
            <chart:grid chart:style-name="ch8" chart:class="major"/>
          </chart:axis>
          <chart:series chart:style-name="ch9" chart:values-cell-range-address="Mtree.B25:Mtree.J25" chart:label-cell-address="Mtree.A25:Mtree.A25" chart:class="chart:line">
            <chart:data-point chart:repeated="9"/>
          </chart:series>
          <chart:series chart:style-name="ch10" chart:values-cell-range-address="Mtree.B26:Mtree.J26" chart:label-cell-address="Mtree.A26:Mtree.A26" chart:class="chart:line">
            <chart:data-point chart:repeated="9"/>
          </chart:series>
          <chart:series chart:style-name="ch11" chart:values-cell-range-address="Mtree.B27:Mtree.J27" chart:label-cell-address="Mtree.A27:Mtree.A27" chart:class="chart:line">
            <chart:data-point chart:repeated="9"/>
          </chart:series>
          <chart:series chart:style-name="ch12" chart:values-cell-range-address="Mtree.B28:Mtree.J28" chart:label-cell-address="Mtree.A28:Mtree.A28" chart:class="chart:line">
            <chart:data-point chart:repeated="9"/>
          </chart:series>
          <chart:series chart:style-name="ch13" chart:values-cell-range-address="Mtree.B29:Mtree.J29" chart:label-cell-address="Mtree.A29:Mtree.A29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Mtree.B24:Mtree.J24</svg:desc>
                </draw:g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250</text:p>
                <draw:g>
                  <svg:desc>Mtree.A25:Mtree.A25</svg:desc>
                </draw:g>
              </table:table-cell>
              <table:table-cell office:value-type="float" office:value="219.3170269">
                <text:p>219.3170269</text:p>
                <draw:g>
                  <svg:desc>Mtree.B25:Mtree.J25</svg:desc>
                </draw:g>
              </table:table-cell>
              <table:table-cell office:value-type="float" office:value="1536.00352">
                <text:p>1536.00352</text:p>
              </table:table-cell>
              <table:table-cell office:value-type="float" office:value="1824.690164">
                <text:p>1824.690164</text:p>
              </table:table-cell>
              <table:table-cell office:value-type="float" office:value="1886.505578">
                <text:p>1886.505578</text:p>
              </table:table-cell>
              <table:table-cell office:value-type="float" office:value="1945.350513">
                <text:p>1945.350513</text:p>
              </table:table-cell>
              <table:table-cell office:value-type="float" office:value="1900.558086">
                <text:p>1900.558086</text:p>
              </table:table-cell>
              <table:table-cell office:value-type="float" office:value="1887.042537">
                <text:p>1887.042537</text:p>
              </table:table-cell>
              <table:table-cell office:value-type="float" office:value="1845.640327">
                <text:p>1845.640327</text:p>
              </table:table-cell>
              <table:table-cell office:value-type="float" office:value="1862.565374">
                <text:p>1862.565374</text:p>
              </table:table-cell>
            </table:table-row>
            <table:table-row>
              <table:table-cell office:value-type="string">
                <text:p>500</text:p>
                <draw:g>
                  <svg:desc>Mtree.A26:Mtree.A26</svg:desc>
                </draw:g>
              </table:table-cell>
              <table:table-cell office:value-type="float" office:value="124.9347939">
                <text:p>124.9347939</text:p>
                <draw:g>
                  <svg:desc>Mtree.B26:Mtree.J26</svg:desc>
                </draw:g>
              </table:table-cell>
              <table:table-cell office:value-type="float" office:value="706.238127">
                <text:p>706.238127</text:p>
              </table:table-cell>
              <table:table-cell office:value-type="float" office:value="1576.87337">
                <text:p>1576.87337</text:p>
              </table:table-cell>
              <table:table-cell office:value-type="float" office:value="1671.246906">
                <text:p>1671.246906</text:p>
              </table:table-cell>
              <table:table-cell office:value-type="float" office:value="1714.188146">
                <text:p>1714.188146</text:p>
              </table:table-cell>
              <table:table-cell office:value-type="float" office:value="1814.022434">
                <text:p>1814.022434</text:p>
              </table:table-cell>
              <table:table-cell office:value-type="float" office:value="2039.02585">
                <text:p>2039.02585</text:p>
              </table:table-cell>
              <table:table-cell office:value-type="float" office:value="1829.543396">
                <text:p>1829.543396</text:p>
              </table:table-cell>
              <table:table-cell office:value-type="float" office:value="1933.523348">
                <text:p>1933.523348</text:p>
              </table:table-cell>
            </table:table-row>
            <table:table-row>
              <table:table-cell office:value-type="string">
                <text:p>1000</text:p>
                <draw:g>
                  <svg:desc>Mtree.A27:Mtree.A27</svg:desc>
                </draw:g>
              </table:table-cell>
              <table:table-cell office:value-type="float" office:value="136.0752547">
                <text:p>136.0752547</text:p>
                <draw:g>
                  <svg:desc>Mtree.B27:Mtree.J27</svg:desc>
                </draw:g>
              </table:table-cell>
              <table:table-cell office:value-type="float" office:value="314.8599185">
                <text:p>314.8599185</text:p>
              </table:table-cell>
              <table:table-cell office:value-type="float" office:value="1275.802852">
                <text:p>1275.802852</text:p>
              </table:table-cell>
              <table:table-cell office:value-type="float" office:value="1541.448534">
                <text:p>1541.448534</text:p>
              </table:table-cell>
              <table:table-cell office:value-type="float" office:value="1551.07698">
                <text:p>1551.07698</text:p>
              </table:table-cell>
              <table:table-cell office:value-type="float" office:value="1557.014248">
                <text:p>1557.014248</text:p>
              </table:table-cell>
              <table:table-cell office:value-type="float" office:value="1563.077661">
                <text:p>1563.077661</text:p>
              </table:table-cell>
              <table:table-cell office:value-type="float" office:value="1563.460881">
                <text:p>1563.460881</text:p>
              </table:table-cell>
              <table:table-cell office:value-type="float" office:value="1567.020434">
                <text:p>1567.020434</text:p>
              </table:table-cell>
            </table:table-row>
            <table:table-row>
              <table:table-cell office:value-type="string">
                <text:p>2500</text:p>
                <draw:g>
                  <svg:desc>Mtree.A28:Mtree.A28</svg:desc>
                </draw:g>
              </table:table-cell>
              <table:table-cell office:value-type="float" office:value="201.7114553">
                <text:p>201.7114553</text:p>
                <draw:g>
                  <svg:desc>Mtree.B28:Mtree.J28</svg:desc>
                </draw:g>
              </table:table-cell>
              <table:table-cell office:value-type="float" office:value="232.4149083">
                <text:p>232.4149083</text:p>
              </table:table-cell>
              <table:table-cell office:value-type="float" office:value="655.9505944">
                <text:p>655.9505944</text:p>
              </table:table-cell>
              <table:table-cell office:value-type="float" office:value="1462.693">
                <text:p>1462.693</text:p>
              </table:table-cell>
              <table:table-cell office:value-type="float" office:value="1528.002982">
                <text:p>1528.002982</text:p>
              </table:table-cell>
              <table:table-cell office:value-type="float" office:value="1541.040034">
                <text:p>1541.040034</text:p>
              </table:table-cell>
              <table:table-cell office:value-type="float" office:value="1550.214465">
                <text:p>1550.214465</text:p>
              </table:table-cell>
              <table:table-cell office:value-type="float" office:value="1564.099181">
                <text:p>1564.099181</text:p>
              </table:table-cell>
              <table:table-cell office:value-type="float" office:value="1567.660734">
                <text:p>1567.660734</text:p>
              </table:table-cell>
            </table:table-row>
            <table:table-row>
              <table:table-cell office:value-type="string">
                <text:p>5000</text:p>
                <draw:g>
                  <svg:desc>Mtree.A29:Mtree.A29</svg:desc>
                </draw:g>
              </table:table-cell>
              <table:table-cell office:value-type="float" office:value="368.4056503">
                <text:p>368.4056503</text:p>
                <draw:g>
                  <svg:desc>Mtree.B29:Mtree.J29</svg:desc>
                </draw:g>
              </table:table-cell>
              <table:table-cell office:value-type="float" office:value="372.4659039">
                <text:p>372.4659039</text:p>
              </table:table-cell>
              <table:table-cell office:value-type="float" office:value="401.4113239">
                <text:p>401.4113239</text:p>
              </table:table-cell>
              <table:table-cell office:value-type="float" office:value="779.9945617">
                <text:p>779.9945617</text:p>
              </table:table-cell>
              <table:table-cell office:value-type="float" office:value="1405.050982">
                <text:p>1405.050982</text:p>
              </table:table-cell>
              <table:table-cell office:value-type="float" office:value="1482.300359">
                <text:p>1482.300359</text:p>
              </table:table-cell>
              <table:table-cell office:value-type="float" office:value="1533.322176">
                <text:p>1533.322176</text:p>
              </table:table-cell>
              <table:table-cell office:value-type="float" office:value="1561.927782">
                <text:p>1561.927782</text:p>
              </table:table-cell>
              <table:table-cell office:value-type="float" office:value="1597.650561">
                <text:p>1597.6505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.948cm" xlink:href=".." xlink:type="simple" chart:class="chart:line" chart:style-name="ch1">
        <chart:title svg:x="4.729cm" svg:y="0.333cm" chart:style-name="ch2">
          <text:p>Using different sizes of pivot set
 for a dataset of 10k compounds</text:p>
        </chart:title>
        <chart:legend chart:legend-position="end" svg:x="13.915cm" svg:y="3.43cm" style:legend-expansion="high" chart:style-name="ch3"/>
        <chart:plot-area chart:style-name="ch4" table:cell-range-address="Mtree.A35:Mtree.J41" chart:data-source-has-labels="both" svg:x="1.701cm" svg:y="1.866cm" svg:width="11.894cm" svg:height="6.903cm">
          <chartooo:coordinate-region svg:x="2.508cm" svg:y="2.065cm" svg:width="10.847cm" svg:height="6.057cm"/>
          <chart:axis chart:dimension="x" chart:name="primary-x" chart:style-name="ch5" chartooo:axis-type="auto">
            <chartooo:date-scale/>
            <chart:title svg:x="6.241cm" svg:y="8.967cm" chart:style-name="ch6">
              <text:p>Distance threshold</text:p>
            </chart:title>
            <chart:categories table:cell-range-address="Mtree.B35:Mtree.J35"/>
          </chart:axis>
          <chart:axis chart:dimension="y" chart:name="primary-y" chart:style-name="ch5">
            <chart:title svg:x="0.451cm" svg:y="8.536cm" chart:style-name="ch7">
              <text:p>Time for range search query
 (in milliseconds per compound on average)</text:p>
            </chart:title>
            <chart:grid chart:style-name="ch8" chart:class="major"/>
          </chart:axis>
          <chart:series chart:style-name="ch9" chart:values-cell-range-address="Mtree.B36:Mtree.J36" chart:label-cell-address="Mtree.A36:Mtree.A36" chart:class="chart:line">
            <chart:data-point chart:repeated="9"/>
          </chart:series>
          <chart:series chart:style-name="ch10" chart:values-cell-range-address="Mtree.B37:Mtree.J37" chart:label-cell-address="Mtree.A37:Mtree.A37" chart:class="chart:line">
            <chart:data-point chart:repeated="9"/>
          </chart:series>
          <chart:series chart:style-name="ch11" chart:values-cell-range-address="Mtree.B38:Mtree.J38" chart:label-cell-address="Mtree.A38:Mtree.A38" chart:class="chart:line">
            <chart:data-point chart:repeated="9"/>
          </chart:series>
          <chart:series chart:style-name="ch12" chart:values-cell-range-address="Mtree.B39:Mtree.J39" chart:label-cell-address="Mtree.A39:Mtree.A39" chart:class="chart:line">
            <chart:data-point chart:repeated="9"/>
          </chart:series>
          <chart:series chart:style-name="ch13" chart:values-cell-range-address="Mtree.B40:Mtree.J40" chart:label-cell-address="Mtree.A40:Mtree.A40" chart:class="chart:line">
            <chart:data-point chart:repeated="9"/>
          </chart:series>
          <chart:series chart:style-name="ch14" chart:values-cell-range-address="Mtree.B41:Mtree.J41" chart:label-cell-address="Mtree.A41:Mtree.A4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Mtree.B35:Mtree.J35</svg:desc>
                </draw:g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Mtree.A36:Mtree.A36</svg:desc>
                </draw:g>
              </table:table-cell>
              <table:table-cell office:value-type="float" office:value="40.60360332">
                <text:p>40.60360332</text:p>
                <draw:g>
                  <svg:desc>Mtree.B36:Mtree.J36</svg:desc>
                </draw:g>
              </table:table-cell>
              <table:table-cell office:value-type="float" office:value="154.6053093">
                <text:p>154.6053093</text:p>
              </table:table-cell>
              <table:table-cell office:value-type="float" office:value="164.3033794">
                <text:p>164.3033794</text:p>
              </table:table-cell>
              <table:table-cell office:value-type="float" office:value="164.5141495">
                <text:p>164.5141495</text:p>
              </table:table-cell>
              <table:table-cell office:value-type="float" office:value="164.769957">
                <text:p>164.769957</text:p>
              </table:table-cell>
              <table:table-cell office:value-type="float" office:value="165.3737175">
                <text:p>165.3737175</text:p>
              </table:table-cell>
              <table:table-cell office:value-type="float" office:value="165.8418185">
                <text:p>165.8418185</text:p>
              </table:table-cell>
              <table:table-cell office:value-type="float" office:value="175.0072362">
                <text:p>175.0072362</text:p>
              </table:table-cell>
              <table:table-cell office:value-type="float" office:value="168.9797657">
                <text:p>168.9797657</text:p>
              </table:table-cell>
            </table:table-row>
            <table:table-row>
              <table:table-cell office:value-type="string">
                <text:p>250</text:p>
                <draw:g>
                  <svg:desc>Mtree.A37:Mtree.A37</svg:desc>
                </draw:g>
              </table:table-cell>
              <table:table-cell office:value-type="float" office:value="29.61182762">
                <text:p>29.61182762</text:p>
                <draw:g>
                  <svg:desc>Mtree.B37:Mtree.J37</svg:desc>
                </draw:g>
              </table:table-cell>
              <table:table-cell office:value-type="float" office:value="85.39670308">
                <text:p>85.39670308</text:p>
              </table:table-cell>
              <table:table-cell office:value-type="float" office:value="164.2677229">
                <text:p>164.2677229</text:p>
              </table:table-cell>
              <table:table-cell office:value-type="float" office:value="165.7099657">
                <text:p>165.7099657</text:p>
              </table:table-cell>
              <table:table-cell office:value-type="float" office:value="166.4502002">
                <text:p>166.4502002</text:p>
              </table:table-cell>
              <table:table-cell office:value-type="float" office:value="166.7151897">
                <text:p>166.7151897</text:p>
              </table:table-cell>
              <table:table-cell office:value-type="float" office:value="167.2913173">
                <text:p>167.2913173</text:p>
              </table:table-cell>
              <table:table-cell office:value-type="float" office:value="169.3219644">
                <text:p>169.3219644</text:p>
              </table:table-cell>
              <table:table-cell office:value-type="float" office:value="174.0097963">
                <text:p>174.0097963</text:p>
              </table:table-cell>
            </table:table-row>
            <table:table-row>
              <table:table-cell office:value-type="string">
                <text:p>500</text:p>
                <draw:g>
                  <svg:desc>Mtree.A38:Mtree.A38</svg:desc>
                </draw:g>
              </table:table-cell>
              <table:table-cell office:value-type="float" office:value="37.60422079">
                <text:p>37.60422079</text:p>
                <draw:g>
                  <svg:desc>Mtree.B38:Mtree.J38</svg:desc>
                </draw:g>
              </table:table-cell>
              <table:table-cell office:value-type="float" office:value="50.8529732">
                <text:p>50.8529732</text:p>
              </table:table-cell>
              <table:table-cell office:value-type="float" office:value="125.4817251">
                <text:p>125.4817251</text:p>
              </table:table-cell>
              <table:table-cell office:value-type="float" office:value="157.7034598">
                <text:p>157.7034598</text:p>
              </table:table-cell>
              <table:table-cell office:value-type="float" office:value="180.1552175">
                <text:p>180.1552175</text:p>
              </table:table-cell>
              <table:table-cell office:value-type="float" office:value="164.0496572">
                <text:p>164.0496572</text:p>
              </table:table-cell>
              <table:table-cell office:value-type="float" office:value="165.9382084">
                <text:p>165.9382084</text:p>
              </table:table-cell>
              <table:table-cell office:value-type="float" office:value="165.5102207">
                <text:p>165.5102207</text:p>
              </table:table-cell>
              <table:table-cell office:value-type="float" office:value="167.0891062">
                <text:p>167.0891062</text:p>
              </table:table-cell>
            </table:table-row>
            <table:table-row>
              <table:table-cell office:value-type="string">
                <text:p>1000</text:p>
                <draw:g>
                  <svg:desc>Mtree.A39:Mtree.A39</svg:desc>
                </draw:g>
              </table:table-cell>
              <table:table-cell office:value-type="float" office:value="57.5863851">
                <text:p>57.5863851</text:p>
                <draw:g>
                  <svg:desc>Mtree.B39:Mtree.J39</svg:desc>
                </draw:g>
              </table:table-cell>
              <table:table-cell office:value-type="float" office:value="59.70264581">
                <text:p>59.70264581</text:p>
              </table:table-cell>
              <table:table-cell office:value-type="float" office:value="80.2541494">
                <text:p>80.2541494</text:p>
              </table:table-cell>
              <table:table-cell office:value-type="float" office:value="139.9586048">
                <text:p>139.9586048</text:p>
              </table:table-cell>
              <table:table-cell office:value-type="float" office:value="159.2975505">
                <text:p>159.2975505</text:p>
              </table:table-cell>
              <table:table-cell office:value-type="float" office:value="164.8601077">
                <text:p>164.8601077</text:p>
              </table:table-cell>
              <table:table-cell office:value-type="float" office:value="170.9650404">
                <text:p>170.9650404</text:p>
              </table:table-cell>
              <table:table-cell office:value-type="float" office:value="168.6007509">
                <text:p>168.6007509</text:p>
              </table:table-cell>
              <table:table-cell office:value-type="float" office:value="168.5059135">
                <text:p>168.5059135</text:p>
              </table:table-cell>
            </table:table-row>
            <table:table-row>
              <table:table-cell office:value-type="string">
                <text:p>2500</text:p>
                <draw:g>
                  <svg:desc>Mtree.A40:Mtree.A40</svg:desc>
                </draw:g>
              </table:table-cell>
              <table:table-cell office:value-type="float" office:value="97.56123112">
                <text:p>97.56123112</text:p>
                <draw:g>
                  <svg:desc>Mtree.B40:Mtree.J40</svg:desc>
                </draw:g>
              </table:table-cell>
              <table:table-cell office:value-type="float" office:value="103.1144763">
                <text:p>103.1144763</text:p>
              </table:table-cell>
              <table:table-cell office:value-type="float" office:value="96.3989145">
                <text:p>96.3989145</text:p>
              </table:table-cell>
              <table:table-cell office:value-type="float" office:value="104.9014936">
                <text:p>104.9014936</text:p>
              </table:table-cell>
              <table:table-cell office:value-type="float" office:value="139.3105517">
                <text:p>139.3105517</text:p>
              </table:table-cell>
              <table:table-cell office:value-type="float" office:value="158.8421792">
                <text:p>158.8421792</text:p>
              </table:table-cell>
              <table:table-cell office:value-type="float" office:value="165.8080895">
                <text:p>165.8080895</text:p>
              </table:table-cell>
              <table:table-cell office:value-type="float" office:value="168.5844428">
                <text:p>168.5844428</text:p>
              </table:table-cell>
              <table:table-cell office:value-type="float" office:value="170.1732863">
                <text:p>170.1732863</text:p>
              </table:table-cell>
            </table:table-row>
            <table:table-row>
              <table:table-cell office:value-type="string">
                <text:p>5000</text:p>
                <draw:g>
                  <svg:desc>Mtree.A41:Mtree.A41</svg:desc>
                </draw:g>
              </table:table-cell>
              <table:table-cell office:value-type="float" office:value="133.3610557">
                <text:p>133.3610557</text:p>
                <draw:g>
                  <svg:desc>Mtree.B41:Mtree.J41</svg:desc>
                </draw:g>
              </table:table-cell>
              <table:table-cell office:value-type="float" office:value="128.7483681">
                <text:p>128.7483681</text:p>
              </table:table-cell>
              <table:table-cell office:value-type="float" office:value="129.312567">
                <text:p>129.312567</text:p>
              </table:table-cell>
              <table:table-cell office:value-type="float" office:value="132.4494933">
                <text:p>132.4494933</text:p>
              </table:table-cell>
              <table:table-cell office:value-type="float" office:value="133.5800081">
                <text:p>133.5800081</text:p>
              </table:table-cell>
              <table:table-cell office:value-type="float" office:value="151.1444845">
                <text:p>151.1444845</text:p>
              </table:table-cell>
              <table:table-cell office:value-type="float" office:value="162.8204314">
                <text:p>162.8204314</text:p>
              </table:table-cell>
              <table:table-cell office:value-type="float" office:value="166.1594879">
                <text:p>166.1594879</text:p>
              </table:table-cell>
              <table:table-cell office:value-type="float" office:value="172.0089429">
                <text:p>172.00894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7216f" draw:fill-color="#77216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017cm" svg:y="0.315cm" chart:style-name="ch2">
          <text:p>Range Search Query time using diffferent sizes of pivot set 
for a dataset of 100k size (for different threshold sizes)</text:p>
        </chart:title>
        <chart:legend chart:legend-position="end" svg:x="14.18cm" svg:y="3.454cm" style:legend-expansion="high" chart:style-name="ch3"/>
        <chart:plot-area chart:style-name="ch4" table:cell-range-address="Mtree.Q27:Mtree.U35" chart:data-source-has-labels="both" svg:x="1.701cm" svg:y="1.83cm" svg:width="12.159cm" svg:height="6.009cm">
          <chartooo:coordinate-region svg:x="2.693cm" svg:y="2.029cm" svg:width="10.795cm" svg:height="5.163cm"/>
          <chart:axis chart:dimension="x" chart:name="primary-x" chart:style-name="ch5" chartooo:axis-type="auto">
            <chart:title svg:x="6.598cm" svg:y="8.019cm" chart:style-name="ch6">
              <text:p>Size of pivot set</text:p>
            </chart:title>
            <chart:categories table:cell-range-address="Mtree.Q28:Mtree.Q35"/>
          </chart:axis>
          <chart:axis chart:dimension="y" chart:name="primary-y" chart:style-name="ch5">
            <chart:title svg:x="0.451cm" svg:y="8.185cm" chart:style-name="ch7">
              <text:p>Range Query Time
 (in milliseconds per compund on an average)</text:p>
            </chart:title>
            <chart:grid chart:style-name="ch8" chart:class="major"/>
          </chart:axis>
          <chart:series chart:style-name="ch9" chart:values-cell-range-address="Mtree.R28:Mtree.R35" chart:label-cell-address="Mtree.R27:Mtree.R27" chart:class="chart:scatter">
            <chart:domain table:cell-range-address="Mtree.Q28:Mtree.Q35"/>
            <chart:data-point chart:repeated="8"/>
          </chart:series>
          <chart:series chart:style-name="ch10" chart:values-cell-range-address="Mtree.S28:Mtree.S35" chart:label-cell-address="Mtree.S27:Mtree.S27" chart:class="chart:scatter">
            <chart:data-point chart:repeated="8"/>
          </chart:series>
          <chart:series chart:style-name="ch11" chart:values-cell-range-address="Mtree.T28:Mtree.T35" chart:label-cell-address="Mtree.T27:Mtree.T27" chart:class="chart:scatter">
            <chart:data-point chart:repeated="8"/>
          </chart:series>
          <chart:series chart:style-name="ch12" chart:values-cell-range-address="Mtree.U28:Mtree.U35" chart:label-cell-address="Mtree.U27:Mtree.U27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Mtree.R27:Mtree.R27</svg:desc>
                </draw:g>
              </table:table-cell>
              <table:table-cell office:value-type="string">
                <text:p>0.3</text:p>
                <draw:g>
                  <svg:desc>Mtree.S27:Mtree.S27</svg:desc>
                </draw:g>
              </table:table-cell>
              <table:table-cell office:value-type="string">
                <text:p>0.5</text:p>
                <draw:g>
                  <svg:desc>Mtree.T27:Mtree.T27</svg:desc>
                </draw:g>
              </table:table-cell>
              <table:table-cell office:value-type="string">
                <text:p>0.9</text:p>
                <draw:g>
                  <svg:desc>Mtree.U27:Mtree.U2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Mtree.Q28:Mtree.Q35</svg:desc>
                </draw:g>
              </table:table-cell>
              <table:table-cell office:value-type="float" office:value="1572.27">
                <text:p>1572.27</text:p>
                <draw:g>
                  <svg:desc>Mtree.R28:Mtree.R35</svg:desc>
                </draw:g>
              </table:table-cell>
              <table:table-cell office:value-type="float" office:value="1647.00388">
                <text:p>1647.00388</text:p>
                <draw:g>
                  <svg:desc>Mtree.S28:Mtree.S35</svg:desc>
                </draw:g>
              </table:table-cell>
              <table:table-cell office:value-type="float" office:value="1654.703753">
                <text:p>1654.703753</text:p>
                <draw:g>
                  <svg:desc>Mtree.T28:Mtree.T35</svg:desc>
                </draw:g>
              </table:table-cell>
              <table:table-cell office:value-type="float" office:value="1661.014161">
                <text:p>1661.014161</text:p>
                <draw:g>
                  <svg:desc>Mtree.U28:Mtree.U3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29.2404769">
                <text:p>929.2404769</text:p>
              </table:table-cell>
              <table:table-cell office:value-type="float" office:value="1630.236516">
                <text:p>1630.236516</text:p>
              </table:table-cell>
              <table:table-cell office:value-type="float" office:value="1631.674143">
                <text:p>1631.674143</text:p>
              </table:table-cell>
              <table:table-cell office:value-type="float" office:value="1637.686605">
                <text:p>1637.6866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93.3295223">
                <text:p>693.3295223</text:p>
              </table:table-cell>
              <table:table-cell office:value-type="float" office:value="1630.236516">
                <text:p>1630.236516</text:p>
              </table:table-cell>
              <table:table-cell office:value-type="float" office:value="1631.674143">
                <text:p>1631.674143</text:p>
              </table:table-cell>
              <table:table-cell office:value-type="float" office:value="1637.686605">
                <text:p>1637.6866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19.3170269">
                <text:p>219.3170269</text:p>
              </table:table-cell>
              <table:table-cell office:value-type="float" office:value="1824.690164">
                <text:p>1824.690164</text:p>
              </table:table-cell>
              <table:table-cell office:value-type="float" office:value="1945.350513">
                <text:p>1945.350513</text:p>
              </table:table-cell>
              <table:table-cell office:value-type="float" office:value="1862.565374">
                <text:p>1862.5653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.9347939">
                <text:p>124.9347939</text:p>
              </table:table-cell>
              <table:table-cell office:value-type="float" office:value="1576.87337">
                <text:p>1576.87337</text:p>
              </table:table-cell>
              <table:table-cell office:value-type="float" office:value="1714.188146">
                <text:p>1714.188146</text:p>
              </table:table-cell>
              <table:table-cell office:value-type="float" office:value="1933.523348">
                <text:p>1933.5233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6.0752547">
                <text:p>136.0752547</text:p>
              </table:table-cell>
              <table:table-cell office:value-type="float" office:value="1275.802852">
                <text:p>1275.802852</text:p>
              </table:table-cell>
              <table:table-cell office:value-type="float" office:value="1551.07698">
                <text:p>1551.07698</text:p>
              </table:table-cell>
              <table:table-cell office:value-type="float" office:value="1567.020434">
                <text:p>1567.02043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01.7114553">
                <text:p>201.7114553</text:p>
              </table:table-cell>
              <table:table-cell office:value-type="float" office:value="655.9505944">
                <text:p>655.9505944</text:p>
              </table:table-cell>
              <table:table-cell office:value-type="float" office:value="1528.002982">
                <text:p>1528.002982</text:p>
              </table:table-cell>
              <table:table-cell office:value-type="float" office:value="1567.660734">
                <text:p>1567.66073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68.4056503">
                <text:p>368.4056503</text:p>
              </table:table-cell>
              <table:table-cell office:value-type="float" office:value="401.4113239">
                <text:p>401.4113239</text:p>
              </table:table-cell>
              <table:table-cell office:value-type="float" office:value="1405.050982">
                <text:p>1405.050982</text:p>
              </table:table-cell>
              <table:table-cell office:value-type="float" office:value="1597.650561">
                <text:p>1597.6505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1.222cm" svg:y="0.315cm" chart:style-name="ch2">
          <text:p>Indexing time for a dataset of size 100k using a pivot set size of 1k 
for different number of base outlier limiting set size</text:p>
        </chart:title>
        <chart:legend chart:legend-position="end" svg:x="12.484cm" svg:y="4.203cm" style:legend-expansion="high" chart:style-name="ch3"/>
        <chart:plot-area chart:style-name="ch4" table:cell-range-address="Mtree.G51:Mtree.H57" chart:data-source-has-labels="both" svg:x="1.7cm" svg:y="1.83cm" svg:width="10.465cm" svg:height="6.014cm">
          <chartooo:coordinate-region svg:x="2.612cm" svg:y="2.029cm" svg:width="9.181cm" svg:height="5.168cm"/>
          <chart:axis chart:dimension="x" chart:name="primary-x" chart:style-name="ch5" chartooo:axis-type="auto">
            <chart:title svg:x="5.089cm" svg:y="8.024cm" chart:style-name="ch6">
              <text:p>Size of limiting outlier set</text:p>
            </chart:title>
            <chart:categories table:cell-range-address="Mtree.G53:Mtree.G57"/>
          </chart:axis>
          <chart:axis chart:dimension="y" chart:name="primary-y" chart:style-name="ch5">
            <chart:title svg:x="0.451cm" svg:y="8.281cm" chart:style-name="ch7">
              <text:p>Indexing time
 (in milliseconds per compound on an average)</text:p>
            </chart:title>
            <chart:grid chart:style-name="ch8" chart:class="major"/>
          </chart:axis>
          <chart:series chart:style-name="ch9" chart:values-cell-range-address="Mtree.H53:Mtree.H57" chart:label-cell-address="Mtree.H51:Mtree.H52" chart:class="chart:scatter">
            <chart:domain table:cell-range-address="Mtree.G53:Mtree.G5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xing time</text:p>
                <text:list>
                  <text:list-item>
                    <text:p>Indexing time</text:p>
                  </text:list-item>
                  <text:list-item>
                    <text:p/>
                  </text:list-item>
                </text:list>
                <draw:g>
                  <svg:desc>Mtree.H51:Mtree.H5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tree.G53:Mtree.G57</svg:desc>
                </draw:g>
              </table:table-cell>
              <table:table-cell office:value-type="float" office:value="33.01295333">
                <text:p>33.01295333</text:p>
                <draw:g>
                  <svg:desc>Mtree.H53:Mtree.H5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.64672639">
                <text:p>31.6467263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1.74552826">
                <text:p>31.745528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1.57814971">
                <text:p>31.578149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1.7161307">
                <text:p>31.71613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813cm" svg:y="0.316cm" chart:style-name="ch2">
          <text:p>Indexing size for a dataset of size 100k using different sizes of pivot set</text:p>
        </chart:title>
        <chart:legend chart:legend-position="end" svg:x="12.592cm" svg:y="4.201cm" style:legend-expansion="high" chart:style-name="ch3"/>
        <chart:plot-area chart:style-name="ch4" table:cell-range-address="Mtree.B91:Mtree.C99" chart:data-source-has-labels="both" svg:x="1.701cm" svg:y="1.301cm" svg:width="10.571cm" svg:height="6.538cm">
          <chartooo:coordinate-region svg:x="2.508cm" svg:y="1.5cm" svg:width="9.392cm" svg:height="5.692cm"/>
          <chart:axis chart:dimension="x" chart:name="primary-x" chart:style-name="ch5" chartooo:axis-type="auto">
            <chart:title svg:x="5.804cm" svg:y="8.019cm" chart:style-name="ch6">
              <text:p>Size of pivot set</text:p>
            </chart:title>
            <chart:categories table:cell-range-address="Mtree.B92:Mtree.B99"/>
          </chart:axis>
          <chart:axis chart:dimension="y" chart:name="primary-y" chart:style-name="ch5">
            <chart:title svg:x="0.451cm" svg:y="7.789cm" chart:style-name="ch7">
              <text:p>Time for indexing
 (in milliseconds per compound on average)</text:p>
            </chart:title>
            <chart:grid chart:style-name="ch8" chart:class="major"/>
          </chart:axis>
          <chart:series chart:style-name="ch9" chart:values-cell-range-address="Mtree.C92:Mtree.C99" chart:label-cell-address="Mtree.C91:Mtree.C91" chart:class="chart:scatter">
            <chart:domain table:cell-range-address="Mtree.B92:Mtree.B9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xing time</text:p>
                <draw:g>
                  <svg:desc>Mtree.C91:Mtree.C9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Mtree.B92:Mtree.B99</svg:desc>
                </draw:g>
              </table:table-cell>
              <table:table-cell office:value-type="float" office:value="0.3292310975">
                <text:p>0.3292310975</text:p>
                <draw:g>
                  <svg:desc>Mtree.C92:Mtree.C9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524659072">
                <text:p>1.5246590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389994249">
                <text:p>3.38999424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.086673605">
                <text:p>9.0866736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.51593118">
                <text:p>16.515931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1.47669956">
                <text:p>31.4766995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9.41300016">
                <text:p>59.4130001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3.3225416">
                <text:p>133.32254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69cm" svg:y="0.315cm" chart:style-name="ch2">
          <text:p>Indexing time versus dataset size 
using pivot size as 1/50th of dataset size</text:p>
        </chart:title>
        <chart:legend chart:legend-position="end" svg:x="12.592cm" svg:y="4.201cm" style:legend-expansion="high" chart:style-name="ch3"/>
        <chart:plot-area chart:style-name="ch4" table:cell-range-address="Mtree.A73:Mtree.D74" chart:data-source-has-labels="both" svg:x="1.701cm" svg:y="1.83cm" svg:width="10.571cm" svg:height="6.009cm">
          <chartooo:coordinate-region svg:x="2.508cm" svg:y="2.029cm" svg:width="9.208cm" svg:height="5.163cm"/>
          <chart:axis chart:dimension="x" chart:name="primary-x" chart:style-name="ch5" chartooo:axis-type="auto">
            <chart:title svg:x="6.042cm" svg:y="8.019cm" chart:style-name="ch6">
              <text:p>Dataset size</text:p>
            </chart:title>
            <chart:categories table:cell-range-address="Mtree.B73:Mtree.D73"/>
          </chart:axis>
          <chart:axis chart:dimension="y" chart:name="primary-y" chart:style-name="ch5">
            <chart:title svg:x="0.451cm" svg:y="8.053cm" chart:style-name="ch7">
              <text:p>Indexing time
 (in milliseconds per compound on average)</text:p>
            </chart:title>
            <chart:grid chart:style-name="ch8" chart:class="major"/>
          </chart:axis>
          <chart:series chart:style-name="ch9" chart:values-cell-range-address="Mtree.B74:Mtree.D74" chart:label-cell-address="Mtree.A74:Mtree.A74" chart:class="chart:scatter">
            <chart:domain table:cell-range-address="Mtree.B73:Mtree.D7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Mtree.B73:Mtree.D7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Indexing time</text:p>
                <draw:g>
                  <svg:desc>Mtree.A74:Mtree.A74</svg:desc>
                </draw:g>
              </table:table-cell>
              <table:table-cell office:value-type="float" office:value="1.291440434">
                <text:p>1.291440434</text:p>
                <draw:g>
                  <svg:desc>Mtree.B74:Mtree.D74</svg:desc>
                </draw:g>
              </table:table-cell>
              <table:table-cell office:value-type="float" office:value="13.67673014">
                <text:p>13.67673014</text:p>
              </table:table-cell>
              <table:table-cell office:value-type="float" office:value="133.3225416">
                <text:p>133.32254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